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9.747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4.0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7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/>
    <style:style style:name="ce4" style:family="table-cell" style:parent-style-name="Default" style:data-style-name="N7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allas_correctiva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id_falla</text:p>
          </table:table-cell>
          <table:table-cell table:style-name="ce2" office:value-type="string" calcext:value-type="string">
            <text:p>id_componente</text:p>
          </table:table-cell>
          <table:table-cell table:style-name="ce1" office:value-type="string" calcext:value-type="string">
            <text:p>fecha_falla</text:p>
          </table:table-cell>
          <table:table-cell table:style-name="ce1" office:value-type="string" calcext:value-type="string">
            <text:p>causa_falla</text:p>
          </table:table-cell>
          <table:table-cell table:style-name="ce1" office:value-type="string" calcext:value-type="string">
            <text:p>costo_reparacion_usd</text:p>
          </table:table-cell>
          <table:table-cell table:style-name="ce1" office:value-type="string" calcext:value-type="string">
            <text:p>tiempo_inactividad_horas</text:p>
          </table:table-cell>
          <table:table-cell table:style-name="ce1" office:value-type="string" calcext:value-type="string">
            <text:p>fecha</text:p>
          </table:table-cell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1-10-06" calcext:value-type="date">
            <text:p>2021-10-0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735.69" calcext:value-type="float">
            <text:p>6735.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2-10-26</text:p>
          </table:table-cell>
          <table:table-cell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0-06-02" calcext:value-type="date">
            <text:p>2010-06-0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829.37" calcext:value-type="float">
            <text:p>7829.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9-09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1-08-23" calcext:value-type="date">
            <text:p>2011-08-23 00:00:00</text:p>
          </table:table-cell>
          <table:table-cell office:value-type="string" calcext:value-type="string">
            <text:p>Desgaste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3-01-18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5-03-29" calcext:value-type="date">
            <text:p>2015-03-29 00:00:00</text:p>
          </table:table-cell>
          <table:table-cell office:value-type="string" calcext:value-type="string">
            <text:p>Desgaste</text:p>
          </table:table-cell>
          <table:table-cell office:value-type="float" office:value="5957.9" calcext:value-type="float">
            <text:p>5957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3-02-26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1-03-17" calcext:value-type="date">
            <text:p>2011-03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507.1" calcext:value-type="float">
            <text:p>9507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4-07-05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9-11-01" calcext:value-type="date">
            <text:p>2019-11-01 00:00:00</text:p>
          </table:table-cell>
          <table:table-cell office:value-type="string" calcext:value-type="string">
            <text:p>Corrosión</text:p>
          </table:table-cell>
          <table:table-cell office:value-type="float" office:value="2577.85" calcext:value-type="float">
            <text:p>2577.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4-01-07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0-10-30" calcext:value-type="date">
            <text:p>2020-10-30 00:00:00</text:p>
          </table:table-cell>
          <table:table-cell office:value-type="string" calcext:value-type="string">
            <text:p>Desgaste</text:p>
          </table:table-cell>
          <table:table-cell office:value-type="float" office:value="2336.1" calcext:value-type="float">
            <text:p>2336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4-01-17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7-01-20" calcext:value-type="date">
            <text:p>2017-01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167.54" calcext:value-type="float">
            <text:p>6167.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11-12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1-10-11" calcext:value-type="date">
            <text:p>2021-10-1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054.39" calcext:value-type="float">
            <text:p>8054.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10-09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4-11-15" calcext:value-type="date">
            <text:p>2014-11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712.21" calcext:value-type="float">
            <text:p>4712.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10-17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8-03-04" calcext:value-type="date">
            <text:p>2018-03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619.45" calcext:value-type="float">
            <text:p>9619.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3-11-20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18-08-17" calcext:value-type="date">
            <text:p>2018-08-17 00:00:00</text:p>
          </table:table-cell>
          <table:table-cell office:value-type="string" calcext:value-type="string">
            <text:p>Desgaste</text:p>
          </table:table-cell>
          <table:table-cell office:value-type="float" office:value="4202.64" calcext:value-type="float">
            <text:p>4202.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3-03-26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8-01-18" calcext:value-type="date">
            <text:p>2018-01-1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447.71" calcext:value-type="float">
            <text:p>4447.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4-03-05</text:p>
          </table:table-cell>
          <table:table-cell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8-10-07" calcext:value-type="date">
            <text:p>2018-10-0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972.79" calcext:value-type="float">
            <text:p>2972.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3-11-10</text:p>
          </table:table-cell>
          <table:table-cell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4-08-14" calcext:value-type="date">
            <text:p>2014-08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785.72" calcext:value-type="float">
            <text:p>4785.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4-09-30</text:p>
          </table:table-cell>
          <table:table-cell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3-03-05" calcext:value-type="date">
            <text:p>2013-03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736.77" calcext:value-type="float">
            <text:p>9736.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4-12-26</text:p>
          </table:table-cell>
          <table:table-cell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2-01-12" calcext:value-type="date">
            <text:p>2012-01-12 00:00:00</text:p>
          </table:table-cell>
          <table:table-cell office:value-type="string" calcext:value-type="string">
            <text:p>Corrosión</text:p>
          </table:table-cell>
          <table:table-cell office:value-type="float" office:value="4157.65" calcext:value-type="float">
            <text:p>4157.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3-04-20</text:p>
          </table:table-cell>
          <table:table-cell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1-03-16" calcext:value-type="date">
            <text:p>2011-03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736.02" calcext:value-type="float">
            <text:p>1736.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-12-11</text:p>
          </table:table-cell>
          <table:table-cell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9-13" calcext:value-type="date">
            <text:p>2020-09-13 00:00:00</text:p>
          </table:table-cell>
          <table:table-cell office:value-type="string" calcext:value-type="string">
            <text:p>Corrosión</text:p>
          </table:table-cell>
          <table:table-cell office:value-type="float" office:value="9006.88" calcext:value-type="float">
            <text:p>9006.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-12-07</text:p>
          </table:table-cell>
          <table:table-cell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4-06-14" calcext:value-type="date">
            <text:p>2014-06-14 00:00:00</text:p>
          </table:table-cell>
          <table:table-cell office:value-type="string" calcext:value-type="string">
            <text:p>Desgaste</text:p>
          </table:table-cell>
          <table:table-cell office:value-type="float" office:value="5772.47" calcext:value-type="float">
            <text:p>5772.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4-03-06</text:p>
          </table:table-cell>
          <table:table-cell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0-09-23" calcext:value-type="date">
            <text:p>2010-09-23 00:00:00</text:p>
          </table:table-cell>
          <table:table-cell office:value-type="string" calcext:value-type="string">
            <text:p>Corrosión</text:p>
          </table:table-cell>
          <table:table-cell office:value-type="float" office:value="7787.57" calcext:value-type="float">
            <text:p>7787.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5-01-20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21-03-15" calcext:value-type="date">
            <text:p>2021-03-15 00:00:00</text:p>
          </table:table-cell>
          <table:table-cell office:value-type="string" calcext:value-type="string">
            <text:p>Corrosión</text:p>
          </table:table-cell>
          <table:table-cell office:value-type="float" office:value="2388.25" calcext:value-type="float">
            <text:p>2388.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3-10-19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1-05-15" calcext:value-type="date">
            <text:p>2021-05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612.52" calcext:value-type="float">
            <text:p>8612.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3-03-24</text:p>
          </table:table-cell>
          <table:table-cell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18-12-08" calcext:value-type="date">
            <text:p>2018-12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361.83" calcext:value-type="float">
            <text:p>3361.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3-05-20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2-04-27" calcext:value-type="date">
            <text:p>2022-04-2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175.7" calcext:value-type="float">
            <text:p>1175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3-04-11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1-05-19" calcext:value-type="date">
            <text:p>2011-05-19 00:00:00</text:p>
          </table:table-cell>
          <table:table-cell office:value-type="string" calcext:value-type="string">
            <text:p>Corrosión</text:p>
          </table:table-cell>
          <table:table-cell office:value-type="float" office:value="6476.03" calcext:value-type="float">
            <text:p>6476.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3-11-10</text:p>
          </table:table-cell>
          <table:table-cell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9-09-19" calcext:value-type="date">
            <text:p>2019-09-19 00:00:00</text:p>
          </table:table-cell>
          <table:table-cell office:value-type="string" calcext:value-type="string">
            <text:p>Desgaste</text:p>
          </table:table-cell>
          <table:table-cell office:value-type="float" office:value="9008.55" calcext:value-type="float">
            <text:p>9008.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2-11-12</text:p>
          </table:table-cell>
          <table:table-cell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16-03-18" calcext:value-type="date">
            <text:p>2016-03-1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709.34" calcext:value-type="float">
            <text:p>9709.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4-11-02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4-03-17" calcext:value-type="date">
            <text:p>2014-03-17 00:00:00</text:p>
          </table:table-cell>
          <table:table-cell office:value-type="string" calcext:value-type="string">
            <text:p>Corrosión</text:p>
          </table:table-cell>
          <table:table-cell office:value-type="float" office:value="3980.99" calcext:value-type="float">
            <text:p>3980.9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4-07-15</text:p>
          </table:table-cell>
          <table:table-cell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0-12-13" calcext:value-type="date">
            <text:p>2020-12-13 00:00:00</text:p>
          </table:table-cell>
          <table:table-cell office:value-type="string" calcext:value-type="string">
            <text:p>Desgaste</text:p>
          </table:table-cell>
          <table:table-cell office:value-type="float" office:value="5817.58" calcext:value-type="float">
            <text:p>5817.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2-06-27</text:p>
          </table:table-cell>
          <table:table-cell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5-11-27" calcext:value-type="date">
            <text:p>2015-11-27 00:00:00</text:p>
          </table:table-cell>
          <table:table-cell office:value-type="string" calcext:value-type="string">
            <text:p>Desgaste</text:p>
          </table:table-cell>
          <table:table-cell office:value-type="float" office:value="6580.29" calcext:value-type="float">
            <text:p>6580.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4-06-26</text:p>
          </table:table-cell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19-06-21" calcext:value-type="date">
            <text:p>2019-06-21 00:00:00</text:p>
          </table:table-cell>
          <table:table-cell office:value-type="string" calcext:value-type="string">
            <text:p>Corrosión</text:p>
          </table:table-cell>
          <table:table-cell office:value-type="float" office:value="6296.89" calcext:value-type="float">
            <text:p>6296.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2-10-16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4" office:value-type="date" office:date-value="2011-01-19" calcext:value-type="date">
            <text:p>2011-01-19 00:00:00</text:p>
          </table:table-cell>
          <table:table-cell office:value-type="string" calcext:value-type="string">
            <text:p>Corrosión</text:p>
          </table:table-cell>
          <table:table-cell office:value-type="float" office:value="5036.3" calcext:value-type="float">
            <text:p>503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5-02-14</text:p>
          </table:table-cell>
          <table:table-cell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2-04-27" calcext:value-type="date">
            <text:p>2022-04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409.88" calcext:value-type="float">
            <text:p>5409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2-12-10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4" office:value-type="date" office:date-value="2019-02-24" calcext:value-type="date">
            <text:p>2019-02-24 00:00:00</text:p>
          </table:table-cell>
          <table:table-cell office:value-type="string" calcext:value-type="string">
            <text:p>Desgaste</text:p>
          </table:table-cell>
          <table:table-cell office:value-type="float" office:value="4323.99" calcext:value-type="float">
            <text:p>4323.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2-12-10</text:p>
          </table:table-cell>
          <table:table-cell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1-03-08" calcext:value-type="date">
            <text:p>2021-03-08 00:00:00</text:p>
          </table:table-cell>
          <table:table-cell office:value-type="string" calcext:value-type="string">
            <text:p>Corrosión</text:p>
          </table:table-cell>
          <table:table-cell office:value-type="float" office:value="5442.85" calcext:value-type="float">
            <text:p>5442.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5-02-27</text:p>
          </table:table-cell>
          <table:table-cell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9-04-13" calcext:value-type="date">
            <text:p>2019-04-1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400.97" calcext:value-type="float">
            <text:p>5400.9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4-10-17</text:p>
          </table:table-cell>
          <table:table-cell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8-02-08" calcext:value-type="date">
            <text:p>2018-02-08 00:00:00</text:p>
          </table:table-cell>
          <table:table-cell office:value-type="string" calcext:value-type="string">
            <text:p>Corrosión</text:p>
          </table:table-cell>
          <table:table-cell office:value-type="float" office:value="1678.43" calcext:value-type="float">
            <text:p>1678.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3-11-23</text:p>
          </table:table-cell>
          <table:table-cell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20-06-10" calcext:value-type="date">
            <text:p>2020-06-10 00:00:00</text:p>
          </table:table-cell>
          <table:table-cell office:value-type="string" calcext:value-type="string">
            <text:p>Corrosión</text:p>
          </table:table-cell>
          <table:table-cell office:value-type="float" office:value="6709.67" calcext:value-type="float">
            <text:p>6709.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2-05-01</text:p>
          </table:table-cell>
          <table:table-cell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17-06-05" calcext:value-type="date">
            <text:p>2017-06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122.53" calcext:value-type="float">
            <text:p>5122.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4-04-23</text:p>
          </table:table-cell>
          <table:table-cell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.11" calcext:value-type="float">
            <text:p>7</text:p>
          </table:table-cell>
          <table:table-cell table:style-name="ce4" office:value-type="date" office:date-value="2023-02-27" calcext:value-type="date">
            <text:p>2023-02-27 00:00:00</text:p>
          </table:table-cell>
          <table:table-cell office:value-type="string" calcext:value-type="string">
            <text:p>Desgaste</text:p>
          </table:table-cell>
          <table:table-cell office:value-type="float" office:value="3601.7" calcext:value-type="float">
            <text:p>3601.7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2023-02-27</text:p>
          </table:table-cell>
          <table:table-cell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5-03-06" calcext:value-type="date">
            <text:p>2025-03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621.84" calcext:value-type="float">
            <text:p>1621.84</text:p>
          </table:table-cell>
          <table:table-cell office:value-type="float" office:value="20.93" calcext:value-type="float">
            <text:p>20.93</text:p>
          </table:table-cell>
          <table:table-cell office:value-type="string" calcext:value-type="string">
            <text:p>2025-03-06</text:p>
          </table:table-cell>
          <table:table-cell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.08" calcext:value-type="float">
            <text:p>5</text:p>
          </table:table-cell>
          <table:table-cell table:style-name="ce4" office:value-type="date" office:date-value="2024-07-09" calcext:value-type="date">
            <text:p>2024-07-0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940.75" calcext:value-type="float">
            <text:p>7940.75</text:p>
          </table:table-cell>
          <table:table-cell office:value-type="float" office:value="51.99" calcext:value-type="float">
            <text:p>51.99</text:p>
          </table:table-cell>
          <table:table-cell office:value-type="string" calcext:value-type="string">
            <text:p>2024-07-09</text:p>
          </table:table-cell>
          <table:table-cell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.09" calcext:value-type="float">
            <text:p>4</text:p>
          </table:table-cell>
          <table:table-cell table:style-name="ce4" office:value-type="date" office:date-value="2022-05-23" calcext:value-type="date">
            <text:p>2022-05-2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987" calcext:value-type="float">
            <text:p>7987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2022-05-23</text:p>
          </table:table-cell>
          <table:table-cell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.32" calcext:value-type="float">
            <text:p>1</text:p>
          </table:table-cell>
          <table:table-cell table:style-name="ce4" office:value-type="date" office:date-value="2024-11-15" calcext:value-type="date">
            <text:p>2024-11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254.63" calcext:value-type="float">
            <text:p>8254.63</text:p>
          </table:table-cell>
          <table:table-cell office:value-type="float" office:value="63.31" calcext:value-type="float">
            <text:p>63.31</text:p>
          </table:table-cell>
          <table:table-cell office:value-type="string" calcext:value-type="string">
            <text:p>2024-11-15</text:p>
          </table:table-cell>
          <table:table-cell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.64" calcext:value-type="float">
            <text:p>7</text:p>
          </table:table-cell>
          <table:table-cell table:style-name="ce4" office:value-type="date" office:date-value="2024-03-04" calcext:value-type="date">
            <text:p>2024-03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113.84" calcext:value-type="float">
            <text:p>3113.84</text:p>
          </table:table-cell>
          <table:table-cell office:value-type="float" office:value="32.63" calcext:value-type="float">
            <text:p>32.63</text:p>
          </table:table-cell>
          <table:table-cell office:value-type="string" calcext:value-type="string">
            <text:p>2024-03-04</text:p>
          </table:table-cell>
          <table:table-cell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.52" calcext:value-type="float">
            <text:p>10</text:p>
          </table:table-cell>
          <table:table-cell table:style-name="ce4" office:value-type="date" office:date-value="2024-03-20" calcext:value-type="date">
            <text:p>2024-03-2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891.8" calcext:value-type="float">
            <text:p>2891.8</text:p>
          </table:table-cell>
          <table:table-cell office:value-type="float" office:value="84.68" calcext:value-type="float">
            <text:p>84.68</text:p>
          </table:table-cell>
          <table:table-cell office:value-type="string" calcext:value-type="string">
            <text:p>2024-03-20</text:p>
          </table:table-cell>
          <table:table-cell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.68" calcext:value-type="float">
            <text:p>4</text:p>
          </table:table-cell>
          <table:table-cell table:style-name="ce4" office:value-type="date" office:date-value="2022-06-20" calcext:value-type="date">
            <text:p>2022-06-20 00:00:00</text:p>
          </table:table-cell>
          <table:table-cell office:value-type="string" calcext:value-type="string">
            <text:p>Corrosión</text:p>
          </table:table-cell>
          <table:table-cell office:value-type="float" office:value="6061.92" calcext:value-type="float">
            <text:p>6061.92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2022-06-20</text:p>
          </table:table-cell>
          <table:table-cell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.18" calcext:value-type="float">
            <text:p>9</text:p>
          </table:table-cell>
          <table:table-cell table:style-name="ce4" office:value-type="date" office:date-value="2025-02-26" calcext:value-type="date">
            <text:p>2025-02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859.01" calcext:value-type="float">
            <text:p>5859.01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2025-02-26</text:p>
          </table:table-cell>
          <table:table-cell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.97" calcext:value-type="float">
            <text:p>5</text:p>
          </table:table-cell>
          <table:table-cell table:style-name="ce4" office:value-type="date" office:date-value="2023-11-14" calcext:value-type="date">
            <text:p>2023-11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784.42" calcext:value-type="float">
            <text:p>7784.42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2023-11-14</text:p>
          </table:table-cell>
          <table:table-cell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.18" calcext:value-type="float">
            <text:p>2</text:p>
          </table:table-cell>
          <table:table-cell table:style-name="ce4" office:value-type="date" office:date-value="2024-12-08" calcext:value-type="date">
            <text:p>2024-12-08 00:00:00</text:p>
          </table:table-cell>
          <table:table-cell office:value-type="string" calcext:value-type="string">
            <text:p>Desgaste</text:p>
          </table:table-cell>
          <table:table-cell office:value-type="float" office:value="7509.42" calcext:value-type="float">
            <text:p>7509.42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2024-12-08</text:p>
          </table:table-cell>
          <table:table-cell table:number-columns-repeated="1637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.33" calcext:value-type="float">
            <text:p>3</text:p>
          </table:table-cell>
          <table:table-cell table:style-name="ce4" office:value-type="date" office:date-value="2022-10-04" calcext:value-type="date">
            <text:p>2022-10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710.01" calcext:value-type="float">
            <text:p>1710.01</text:p>
          </table:table-cell>
          <table:table-cell office:value-type="float" office:value="57.49" calcext:value-type="float">
            <text:p>57.49</text:p>
          </table:table-cell>
          <table:table-cell office:value-type="string" calcext:value-type="string">
            <text:p>2022-10-04</text:p>
          </table:table-cell>
          <table:table-cell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.81" calcext:value-type="float">
            <text:p>6</text:p>
          </table:table-cell>
          <table:table-cell table:style-name="ce4" office:value-type="date" office:date-value="2023-01-24" calcext:value-type="date">
            <text:p>2023-01-24 00:00:00</text:p>
          </table:table-cell>
          <table:table-cell office:value-type="string" calcext:value-type="string">
            <text:p>Desgaste</text:p>
          </table:table-cell>
          <table:table-cell office:value-type="float" office:value="7281.86" calcext:value-type="float">
            <text:p>7281.86</text:p>
          </table:table-cell>
          <table:table-cell office:value-type="float" office:value="84.44" calcext:value-type="float">
            <text:p>84.44</text:p>
          </table:table-cell>
          <table:table-cell office:value-type="string" calcext:value-type="string">
            <text:p>2023-01-24</text:p>
          </table:table-cell>
          <table:table-cell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.71" calcext:value-type="float">
            <text:p>10</text:p>
          </table:table-cell>
          <table:table-cell table:style-name="ce4" office:value-type="date" office:date-value="2022-04-03" calcext:value-type="date">
            <text:p>2022-04-03 00:00:00</text:p>
          </table:table-cell>
          <table:table-cell office:value-type="string" calcext:value-type="string">
            <text:p>Desgaste</text:p>
          </table:table-cell>
          <table:table-cell office:value-type="float" office:value="5406.76" calcext:value-type="float">
            <text:p>5406.76</text:p>
          </table:table-cell>
          <table:table-cell office:value-type="float" office:value="73.39" calcext:value-type="float">
            <text:p>73.39</text:p>
          </table:table-cell>
          <table:table-cell office:value-type="string" calcext:value-type="string">
            <text:p>2022-04-03</text:p>
          </table:table-cell>
          <table:table-cell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.41" calcext:value-type="float">
            <text:p>4</text:p>
          </table:table-cell>
          <table:table-cell table:style-name="ce4" office:value-type="date" office:date-value="2024-01-04" calcext:value-type="date">
            <text:p>2024-01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064.65" calcext:value-type="float">
            <text:p>9064.65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2024-01-04</text:p>
          </table:table-cell>
          <table:table-cell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.76" calcext:value-type="float">
            <text:p>5</text:p>
          </table:table-cell>
          <table:table-cell table:style-name="ce4" office:value-type="date" office:date-value="2024-08-21" calcext:value-type="date">
            <text:p>2024-08-21 00:00:00</text:p>
          </table:table-cell>
          <table:table-cell office:value-type="string" calcext:value-type="string">
            <text:p>Desgaste</text:p>
          </table:table-cell>
          <table:table-cell office:value-type="float" office:value="3816.16" calcext:value-type="float">
            <text:p>3816.16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2024-08-21</text:p>
          </table:table-cell>
          <table:table-cell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.94" calcext:value-type="float">
            <text:p>5</text:p>
          </table:table-cell>
          <table:table-cell table:style-name="ce4" office:value-type="date" office:date-value="2025-01-28" calcext:value-type="date">
            <text:p>2025-01-28 00:00:00</text:p>
          </table:table-cell>
          <table:table-cell office:value-type="string" calcext:value-type="string">
            <text:p>Desgaste</text:p>
          </table:table-cell>
          <table:table-cell office:value-type="float" office:value="4156.67" calcext:value-type="float">
            <text:p>4156.67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2025-01-28</text:p>
          </table:table-cell>
          <table:table-cell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.74" calcext:value-type="float">
            <text:p>5</text:p>
          </table:table-cell>
          <table:table-cell table:style-name="ce4" office:value-type="date" office:date-value="2024-08-06" calcext:value-type="date">
            <text:p>2024-08-06 00:00:00</text:p>
          </table:table-cell>
          <table:table-cell office:value-type="string" calcext:value-type="string">
            <text:p>Desgaste</text:p>
          </table:table-cell>
          <table:table-cell office:value-type="float" office:value="9733.69" calcext:value-type="float">
            <text:p>9733.69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2024-08-06</text:p>
          </table:table-cell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.6" calcext:value-type="float">
            <text:p>7</text:p>
          </table:table-cell>
          <table:table-cell table:style-name="ce4" office:value-type="date" office:date-value="2023-10-11" calcext:value-type="date">
            <text:p>2023-10-1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202.65" calcext:value-type="float">
            <text:p>7202.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3-10-11</text:p>
          </table:table-cell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.7" calcext:value-type="float">
            <text:p>10</text:p>
          </table:table-cell>
          <table:table-cell table:style-name="ce4" office:value-type="date" office:date-value="2022-09-24" calcext:value-type="date">
            <text:p>2022-09-2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285.03" calcext:value-type="float">
            <text:p>8285.03</text:p>
          </table:table-cell>
          <table:table-cell office:value-type="float" office:value="34.39" calcext:value-type="float">
            <text:p>34.39</text:p>
          </table:table-cell>
          <table:table-cell office:value-type="string" calcext:value-type="string">
            <text:p>2022-09-24</text:p>
          </table:table-cell>
          <table:table-cell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.43" calcext:value-type="float">
            <text:p>3</text:p>
          </table:table-cell>
          <table:table-cell table:style-name="ce4" office:value-type="date" office:date-value="2025-01-28" calcext:value-type="date">
            <text:p>2025-01-2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456.73" calcext:value-type="float">
            <text:p>4456.73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2025-01-28</text:p>
          </table:table-cell>
          <table:table-cell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.07" calcext:value-type="float">
            <text:p>1</text:p>
          </table:table-cell>
          <table:table-cell table:style-name="ce4" office:value-type="date" office:date-value="2023-10-17" calcext:value-type="date">
            <text:p>2023-10-17 00:00:00</text:p>
          </table:table-cell>
          <table:table-cell office:value-type="string" calcext:value-type="string">
            <text:p>Corrosión</text:p>
          </table:table-cell>
          <table:table-cell office:value-type="float" office:value="9144.16" calcext:value-type="float">
            <text:p>9144.16</text:p>
          </table:table-cell>
          <table:table-cell office:value-type="float" office:value="51.73" calcext:value-type="float">
            <text:p>51.73</text:p>
          </table:table-cell>
          <table:table-cell office:value-type="string" calcext:value-type="string">
            <text:p>2023-10-17</text:p>
          </table:table-cell>
          <table:table-cell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.07" calcext:value-type="float">
            <text:p>8</text:p>
          </table:table-cell>
          <table:table-cell table:style-name="ce4" office:value-type="date" office:date-value="2024-10-13" calcext:value-type="date">
            <text:p>2024-10-13 00:00:00</text:p>
          </table:table-cell>
          <table:table-cell office:value-type="string" calcext:value-type="string">
            <text:p>Corrosión</text:p>
          </table:table-cell>
          <table:table-cell office:value-type="float" office:value="2946.88" calcext:value-type="float">
            <text:p>2946.88</text:p>
          </table:table-cell>
          <table:table-cell office:value-type="float" office:value="78.42" calcext:value-type="float">
            <text:p>78.42</text:p>
          </table:table-cell>
          <table:table-cell office:value-type="string" calcext:value-type="string">
            <text:p>2024-10-13</text:p>
          </table:table-cell>
          <table:table-cell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.28" calcext:value-type="float">
            <text:p>7</text:p>
          </table:table-cell>
          <table:table-cell table:style-name="ce4" office:value-type="date" office:date-value="2022-07-22" calcext:value-type="date">
            <text:p>2022-07-22 00:00:00</text:p>
          </table:table-cell>
          <table:table-cell office:value-type="string" calcext:value-type="string">
            <text:p>Desgaste</text:p>
          </table:table-cell>
          <table:table-cell office:value-type="float" office:value="4422.17" calcext:value-type="float">
            <text:p>4422.17</text:p>
          </table:table-cell>
          <table:table-cell office:value-type="float" office:value="61.88" calcext:value-type="float">
            <text:p>61.88</text:p>
          </table:table-cell>
          <table:table-cell office:value-type="string" calcext:value-type="string">
            <text:p>2022-07-22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.74" calcext:value-type="float">
            <text:p>6</text:p>
          </table:table-cell>
          <table:table-cell table:style-name="ce4" office:value-type="date" office:date-value="2023-06-21" calcext:value-type="date">
            <text:p>2023-06-21 00:00:00</text:p>
          </table:table-cell>
          <table:table-cell office:value-type="string" calcext:value-type="string">
            <text:p>Desgaste</text:p>
          </table:table-cell>
          <table:table-cell office:value-type="float" office:value="8129.22" calcext:value-type="float">
            <text:p>8129.22</text:p>
          </table:table-cell>
          <table:table-cell office:value-type="float" office:value="80.72" calcext:value-type="float">
            <text:p>80.72</text:p>
          </table:table-cell>
          <table:table-cell office:value-type="string" calcext:value-type="string">
            <text:p>2023-06-21</text:p>
          </table:table-cell>
          <table:table-cell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.17" calcext:value-type="float">
            <text:p>5</text:p>
          </table:table-cell>
          <table:table-cell table:style-name="ce4" office:value-type="date" office:date-value="2022-08-26" calcext:value-type="date">
            <text:p>2022-08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069.27" calcext:value-type="float">
            <text:p>8069.27</text:p>
          </table:table-cell>
          <table:table-cell office:value-type="float" office:value="56.38" calcext:value-type="float">
            <text:p>56.38</text:p>
          </table:table-cell>
          <table:table-cell office:value-type="string" calcext:value-type="string">
            <text:p>2022-08-26</text:p>
          </table:table-cell>
          <table:table-cell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.72" calcext:value-type="float">
            <text:p>4</text:p>
          </table:table-cell>
          <table:table-cell table:style-name="ce4" office:value-type="date" office:date-value="2024-04-13" calcext:value-type="date">
            <text:p>2024-04-1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516.74" calcext:value-type="float">
            <text:p>5516.74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2024-04-13</text:p>
          </table:table-cell>
          <table:table-cell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.19" calcext:value-type="float">
            <text:p>2</text:p>
          </table:table-cell>
          <table:table-cell table:style-name="ce4" office:value-type="date" office:date-value="2022-08-21" calcext:value-type="date">
            <text:p>2022-08-21 00:00:00</text:p>
          </table:table-cell>
          <table:table-cell office:value-type="string" calcext:value-type="string">
            <text:p>Desgaste</text:p>
          </table:table-cell>
          <table:table-cell office:value-type="float" office:value="5102.81" calcext:value-type="float">
            <text:p>5102.81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2022-08-21</text:p>
          </table:table-cell>
          <table:table-cell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.24" calcext:value-type="float">
            <text:p>1</text:p>
          </table:table-cell>
          <table:table-cell table:style-name="ce4" office:value-type="date" office:date-value="2025-02-01" calcext:value-type="date">
            <text:p>2025-02-01 00:00:00</text:p>
          </table:table-cell>
          <table:table-cell office:value-type="string" calcext:value-type="string">
            <text:p>Desgaste</text:p>
          </table:table-cell>
          <table:table-cell office:value-type="float" office:value="8484.35" calcext:value-type="float">
            <text:p>8484.35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2025-02-01</text:p>
          </table:table-cell>
          <table:table-cell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.68" calcext:value-type="float">
            <text:p>7</text:p>
          </table:table-cell>
          <table:table-cell table:style-name="ce4" office:value-type="date" office:date-value="2023-10-09" calcext:value-type="date">
            <text:p>2023-10-09 00:00:00</text:p>
          </table:table-cell>
          <table:table-cell office:value-type="string" calcext:value-type="string">
            <text:p>Corrosión</text:p>
          </table:table-cell>
          <table:table-cell office:value-type="float" office:value="4291.69" calcext:value-type="float">
            <text:p>4291.69</text:p>
          </table:table-cell>
          <table:table-cell office:value-type="float" office:value="64.53" calcext:value-type="float">
            <text:p>64.53</text:p>
          </table:table-cell>
          <table:table-cell office:value-type="string" calcext:value-type="string">
            <text:p>2023-10-09</text:p>
          </table:table-cell>
          <table:table-cell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.27" calcext:value-type="float">
            <text:p>1</text:p>
          </table:table-cell>
          <table:table-cell table:style-name="ce4" office:value-type="date" office:date-value="2022-11-12" calcext:value-type="date">
            <text:p>2022-11-12 00:00:00</text:p>
          </table:table-cell>
          <table:table-cell office:value-type="string" calcext:value-type="string">
            <text:p>Corrosión</text:p>
          </table:table-cell>
          <table:table-cell office:value-type="float" office:value="2143.03" calcext:value-type="float">
            <text:p>2143.03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2022-11-12</text:p>
          </table:table-cell>
          <table:table-cell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.64" calcext:value-type="float">
            <text:p>7</text:p>
          </table:table-cell>
          <table:table-cell table:style-name="ce4" office:value-type="date" office:date-value="2024-06-14" calcext:value-type="date">
            <text:p>2024-06-1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138.76" calcext:value-type="float">
            <text:p>4138.76</text:p>
          </table:table-cell>
          <table:table-cell office:value-type="float" office:value="54.97" calcext:value-type="float">
            <text:p>54.97</text:p>
          </table:table-cell>
          <table:table-cell office:value-type="string" calcext:value-type="string">
            <text:p>2024-06-14</text:p>
          </table:table-cell>
          <table:table-cell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.71" calcext:value-type="float">
            <text:p>10</text:p>
          </table:table-cell>
          <table:table-cell table:style-name="ce4" office:value-type="date" office:date-value="2023-04-14" calcext:value-type="date">
            <text:p>2023-04-1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038.78" calcext:value-type="float">
            <text:p>7038.78</text:p>
          </table:table-cell>
          <table:table-cell office:value-type="float" office:value="50.81" calcext:value-type="float">
            <text:p>50.81</text:p>
          </table:table-cell>
          <table:table-cell office:value-type="string" calcext:value-type="string">
            <text:p>2023-04-14</text:p>
          </table:table-cell>
          <table:table-cell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9</text:p>
          </table:table-cell>
          <table:table-cell table:style-name="ce4" office:value-type="date" office:date-value="2024-03-17" calcext:value-type="date">
            <text:p>2024-03-17 00:00:00</text:p>
          </table:table-cell>
          <table:table-cell office:value-type="string" calcext:value-type="string">
            <text:p>Corrosión</text:p>
          </table:table-cell>
          <table:table-cell office:value-type="float" office:value="2869.11" calcext:value-type="float">
            <text:p>2869.11</text:p>
          </table:table-cell>
          <table:table-cell office:value-type="float" office:value="32.73" calcext:value-type="float">
            <text:p>32.73</text:p>
          </table:table-cell>
          <table:table-cell office:value-type="string" calcext:value-type="string">
            <text:p>2024-03-17</text:p>
          </table:table-cell>
          <table:table-cell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.03" calcext:value-type="float">
            <text:p>5</text:p>
          </table:table-cell>
          <table:table-cell table:style-name="ce4" office:value-type="date" office:date-value="2024-10-25" calcext:value-type="date">
            <text:p>2024-10-25 00:00:00</text:p>
          </table:table-cell>
          <table:table-cell office:value-type="string" calcext:value-type="string">
            <text:p>Corrosión</text:p>
          </table:table-cell>
          <table:table-cell office:value-type="float" office:value="2900.56" calcext:value-type="float">
            <text:p>2900.56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2024-10-25</text:p>
          </table:table-cell>
          <table:table-cell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.05" calcext:value-type="float">
            <text:p>1</text:p>
          </table:table-cell>
          <table:table-cell table:style-name="ce4" office:value-type="date" office:date-value="2024-09-25" calcext:value-type="date">
            <text:p>2024-09-2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162.11" calcext:value-type="float">
            <text:p>6162.11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2024-09-25</text:p>
          </table:table-cell>
          <table:table-cell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.07" calcext:value-type="float">
            <text:p>6</text:p>
          </table:table-cell>
          <table:table-cell table:style-name="ce4" office:value-type="date" office:date-value="2023-01-08" calcext:value-type="date">
            <text:p>2023-01-08 00:00:00</text:p>
          </table:table-cell>
          <table:table-cell office:value-type="string" calcext:value-type="string">
            <text:p>Desgaste</text:p>
          </table:table-cell>
          <table:table-cell office:value-type="float" office:value="7588.47" calcext:value-type="float">
            <text:p>7588.47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2023-01-08</text:p>
          </table:table-cell>
          <table:table-cell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.35" calcext:value-type="float">
            <text:p>1</text:p>
          </table:table-cell>
          <table:table-cell table:style-name="ce4" office:value-type="date" office:date-value="2024-04-11" calcext:value-type="date">
            <text:p>2024-04-1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739.98" calcext:value-type="float">
            <text:p>8739.98</text:p>
          </table:table-cell>
          <table:table-cell office:value-type="float" office:value="93.77" calcext:value-type="float">
            <text:p>93.77</text:p>
          </table:table-cell>
          <table:table-cell office:value-type="string" calcext:value-type="string">
            <text:p>2024-04-11</text:p>
          </table:table-cell>
          <table:table-cell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.73" calcext:value-type="float">
            <text:p>4</text:p>
          </table:table-cell>
          <table:table-cell table:style-name="ce4" office:value-type="date" office:date-value="2023-05-11" calcext:value-type="date">
            <text:p>2023-05-11 00:00:00</text:p>
          </table:table-cell>
          <table:table-cell office:value-type="string" calcext:value-type="string">
            <text:p>Corrosión</text:p>
          </table:table-cell>
          <table:table-cell office:value-type="float" office:value="7621.77" calcext:value-type="float">
            <text:p>7621.77</text:p>
          </table:table-cell>
          <table:table-cell office:value-type="float" office:value="99.04" calcext:value-type="float">
            <text:p>99.04</text:p>
          </table:table-cell>
          <table:table-cell office:value-type="string" calcext:value-type="string">
            <text:p>2023-05-11</text:p>
          </table:table-cell>
          <table:table-cell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9</text:p>
          </table:table-cell>
          <table:table-cell table:style-name="ce4" office:value-type="date" office:date-value="2022-11-22" calcext:value-type="date">
            <text:p>2022-11-22 00:00:00</text:p>
          </table:table-cell>
          <table:table-cell office:value-type="string" calcext:value-type="string">
            <text:p>Corrosión</text:p>
          </table:table-cell>
          <table:table-cell office:value-type="float" office:value="5645.71" calcext:value-type="float">
            <text:p>5645.71</text:p>
          </table:table-cell>
          <table:table-cell office:value-type="float" office:value="39.12" calcext:value-type="float">
            <text:p>39.12</text:p>
          </table:table-cell>
          <table:table-cell office:value-type="string" calcext:value-type="string">
            <text:p>2022-11-22</text:p>
          </table:table-cell>
          <table:table-cell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.49" calcext:value-type="float">
            <text:p>1</text:p>
          </table:table-cell>
          <table:table-cell table:style-name="ce4" office:value-type="date" office:date-value="2022-09-22" calcext:value-type="date">
            <text:p>2022-09-2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905.43" calcext:value-type="float">
            <text:p>3905.43</text:p>
          </table:table-cell>
          <table:table-cell office:value-type="float" office:value="49.27" calcext:value-type="float">
            <text:p>49.27</text:p>
          </table:table-cell>
          <table:table-cell office:value-type="string" calcext:value-type="string">
            <text:p>2022-09-22</text:p>
          </table:table-cell>
          <table:table-cell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.11" calcext:value-type="float">
            <text:p>3</text:p>
          </table:table-cell>
          <table:table-cell table:style-name="ce4" office:value-type="date" office:date-value="2022-07-14" calcext:value-type="date">
            <text:p>2022-07-14 00:00:00</text:p>
          </table:table-cell>
          <table:table-cell office:value-type="string" calcext:value-type="string">
            <text:p>Corrosión</text:p>
          </table:table-cell>
          <table:table-cell office:value-type="float" office:value="8865.17" calcext:value-type="float">
            <text:p>8865.17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2022-07-14</text:p>
          </table:table-cell>
          <table:table-cell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.78" calcext:value-type="float">
            <text:p>7</text:p>
          </table:table-cell>
          <table:table-cell table:style-name="ce4" office:value-type="date" office:date-value="2022-05-17" calcext:value-type="date">
            <text:p>2022-05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268.2" calcext:value-type="float">
            <text:p>7268.2</text:p>
          </table:table-cell>
          <table:table-cell office:value-type="float" office:value="58.54" calcext:value-type="float">
            <text:p>58.54</text:p>
          </table:table-cell>
          <table:table-cell office:value-type="string" calcext:value-type="string">
            <text:p>2022-05-17</text:p>
          </table:table-cell>
          <table:table-cell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.95" calcext:value-type="float">
            <text:p>5</text:p>
          </table:table-cell>
          <table:table-cell table:style-name="ce4" office:value-type="date" office:date-value="2023-02-20" calcext:value-type="date">
            <text:p>2023-02-20 00:00:00</text:p>
          </table:table-cell>
          <table:table-cell office:value-type="string" calcext:value-type="string">
            <text:p>Desgaste</text:p>
          </table:table-cell>
          <table:table-cell office:value-type="float" office:value="2775.2" calcext:value-type="float">
            <text:p>2775.2</text:p>
          </table:table-cell>
          <table:table-cell office:value-type="float" office:value="87.16" calcext:value-type="float">
            <text:p>87.16</text:p>
          </table:table-cell>
          <table:table-cell office:value-type="string" calcext:value-type="string">
            <text:p>2023-02-20</text:p>
          </table:table-cell>
          <table:table-cell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.46" calcext:value-type="float">
            <text:p>8</text:p>
          </table:table-cell>
          <table:table-cell table:style-name="ce4" office:value-type="date" office:date-value="2022-04-12" calcext:value-type="date">
            <text:p>2022-04-1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994.14" calcext:value-type="float">
            <text:p>5994.14</text:p>
          </table:table-cell>
          <table:table-cell office:value-type="float" office:value="44.33" calcext:value-type="float">
            <text:p>44.33</text:p>
          </table:table-cell>
          <table:table-cell office:value-type="string" calcext:value-type="string">
            <text:p>2022-04-12</text:p>
          </table:table-cell>
          <table:table-cell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.28" calcext:value-type="float">
            <text:p>6</text:p>
          </table:table-cell>
          <table:table-cell table:style-name="ce4" office:value-type="date" office:date-value="2024-06-29" calcext:value-type="date">
            <text:p>2024-06-29 00:00:00</text:p>
          </table:table-cell>
          <table:table-cell office:value-type="string" calcext:value-type="string">
            <text:p>Desgaste</text:p>
          </table:table-cell>
          <table:table-cell office:value-type="float" office:value="4154.46" calcext:value-type="float">
            <text:p>4154.46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2024-06-29</text:p>
          </table:table-cell>
          <table:table-cell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.07" calcext:value-type="float">
            <text:p>5</text:p>
          </table:table-cell>
          <table:table-cell table:style-name="ce4" office:value-type="date" office:date-value="2024-03-16" calcext:value-type="date">
            <text:p>2024-03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598.79" calcext:value-type="float">
            <text:p>3598.79</text:p>
          </table:table-cell>
          <table:table-cell office:value-type="float" office:value="53.12" calcext:value-type="float">
            <text:p>53.12</text:p>
          </table:table-cell>
          <table:table-cell office:value-type="string" calcext:value-type="string">
            <text:p>2024-03-16</text:p>
          </table:table-cell>
          <table:table-cell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.59" calcext:value-type="float">
            <text:p>10</text:p>
          </table:table-cell>
          <table:table-cell table:style-name="ce4" office:value-type="date" office:date-value="2024-04-18" calcext:value-type="date">
            <text:p>2024-04-18 00:00:00</text:p>
          </table:table-cell>
          <table:table-cell office:value-type="string" calcext:value-type="string">
            <text:p>Corrosión</text:p>
          </table:table-cell>
          <table:table-cell office:value-type="float" office:value="2474.89" calcext:value-type="float">
            <text:p>2474.89</text:p>
          </table:table-cell>
          <table:table-cell office:value-type="float" office:value="62.66" calcext:value-type="float">
            <text:p>62.66</text:p>
          </table:table-cell>
          <table:table-cell office:value-type="string" calcext:value-type="string">
            <text:p>2024-04-18</text:p>
          </table:table-cell>
          <table:table-cell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.4" calcext:value-type="float">
            <text:p>7</text:p>
          </table:table-cell>
          <table:table-cell table:style-name="ce4" office:value-type="date" office:date-value="2024-11-08" calcext:value-type="date">
            <text:p>2024-11-08 00:00:00</text:p>
          </table:table-cell>
          <table:table-cell office:value-type="string" calcext:value-type="string">
            <text:p>Desgaste</text:p>
          </table:table-cell>
          <table:table-cell office:value-type="float" office:value="1703.49" calcext:value-type="float">
            <text:p>1703.49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2024-11-08</text:p>
          </table:table-cell>
          <table:table-cell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.47" calcext:value-type="float">
            <text:p>8</text:p>
          </table:table-cell>
          <table:table-cell table:style-name="ce4" office:value-type="date" office:date-value="2023-10-12" calcext:value-type="date">
            <text:p>2023-10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416.27" calcext:value-type="float">
            <text:p>6416.27</text:p>
          </table:table-cell>
          <table:table-cell office:value-type="float" office:value="41.93" calcext:value-type="float">
            <text:p>41.93</text:p>
          </table:table-cell>
          <table:table-cell office:value-type="string" calcext:value-type="string">
            <text:p>2023-10-12</text:p>
          </table:table-cell>
          <table:table-cell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.85" calcext:value-type="float">
            <text:p>9</text:p>
          </table:table-cell>
          <table:table-cell table:style-name="ce4" office:value-type="date" office:date-value="2024-05-25" calcext:value-type="date">
            <text:p>2024-05-25 00:00:00</text:p>
          </table:table-cell>
          <table:table-cell office:value-type="string" calcext:value-type="string">
            <text:p>Desgaste</text:p>
          </table:table-cell>
          <table:table-cell office:value-type="float" office:value="8480.92" calcext:value-type="float">
            <text:p>8480.92</text:p>
          </table:table-cell>
          <table:table-cell office:value-type="float" office:value="73.61" calcext:value-type="float">
            <text:p>73.61</text:p>
          </table:table-cell>
          <table:table-cell office:value-type="string" calcext:value-type="string">
            <text:p>2024-05-25</text:p>
          </table:table-cell>
          <table:table-cell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.88" calcext:value-type="float">
            <text:p>2</text:p>
          </table:table-cell>
          <table:table-cell table:style-name="ce4" office:value-type="date" office:date-value="2023-07-26" calcext:value-type="date">
            <text:p>2023-07-26 00:00:00</text:p>
          </table:table-cell>
          <table:table-cell office:value-type="string" calcext:value-type="string">
            <text:p>Corrosión</text:p>
          </table:table-cell>
          <table:table-cell office:value-type="float" office:value="9537.13" calcext:value-type="float">
            <text:p>9537.13</text:p>
          </table:table-cell>
          <table:table-cell office:value-type="float" office:value="58.24" calcext:value-type="float">
            <text:p>58.24</text:p>
          </table:table-cell>
          <table:table-cell office:value-type="string" calcext:value-type="string">
            <text:p>2023-07-26</text:p>
          </table:table-cell>
          <table:table-cell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.99" calcext:value-type="float">
            <text:p>7</text:p>
          </table:table-cell>
          <table:table-cell table:style-name="ce4" office:value-type="date" office:date-value="2023-05-12" calcext:value-type="date">
            <text:p>2023-05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382.65" calcext:value-type="float">
            <text:p>5382.65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2023-05-12</text:p>
          </table:table-cell>
          <table:table-cell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.19" calcext:value-type="float">
            <text:p>9</text:p>
          </table:table-cell>
          <table:table-cell table:style-name="ce4" office:value-type="date" office:date-value="2024-11-08" calcext:value-type="date">
            <text:p>2024-11-0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834.93" calcext:value-type="float">
            <text:p>6834.93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2024-11-08</text:p>
          </table:table-cell>
          <table:table-cell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.24" calcext:value-type="float">
            <text:p>9</text:p>
          </table:table-cell>
          <table:table-cell table:style-name="ce4" office:value-type="date" office:date-value="2022-10-19" calcext:value-type="date">
            <text:p>2022-10-1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673.72" calcext:value-type="float">
            <text:p>1673.72</text:p>
          </table:table-cell>
          <table:table-cell office:value-type="float" office:value="60.31" calcext:value-type="float">
            <text:p>60.31</text:p>
          </table:table-cell>
          <table:table-cell office:value-type="string" calcext:value-type="string">
            <text:p>2022-10-19</text:p>
          </table:table-cell>
          <table:table-cell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.86" calcext:value-type="float">
            <text:p>5</text:p>
          </table:table-cell>
          <table:table-cell table:style-name="ce4" office:value-type="date" office:date-value="2022-05-14" calcext:value-type="date">
            <text:p>2022-05-1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180.14" calcext:value-type="float">
            <text:p>6180.14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2022-05-14</text:p>
          </table:table-cell>
          <table:table-cell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.18" calcext:value-type="float">
            <text:p>5</text:p>
          </table:table-cell>
          <table:table-cell table:style-name="ce4" office:value-type="date" office:date-value="2023-08-14" calcext:value-type="date">
            <text:p>2023-08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84.77" calcext:value-type="float">
            <text:p>2884.77</text:p>
          </table:table-cell>
          <table:table-cell office:value-type="float" office:value="91.29" calcext:value-type="float">
            <text:p>91.29</text:p>
          </table:table-cell>
          <table:table-cell office:value-type="string" calcext:value-type="string">
            <text:p>2023-08-14</text:p>
          </table:table-cell>
          <table:table-cell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.76" calcext:value-type="float">
            <text:p>3</text:p>
          </table:table-cell>
          <table:table-cell table:style-name="ce4" office:value-type="date" office:date-value="2024-04-22" calcext:value-type="date">
            <text:p>2024-04-2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612.76" calcext:value-type="float">
            <text:p>6612.76</text:p>
          </table:table-cell>
          <table:table-cell office:value-type="float" office:value="96.82" calcext:value-type="float">
            <text:p>96.82</text:p>
          </table:table-cell>
          <table:table-cell office:value-type="string" calcext:value-type="string">
            <text:p>2024-04-22</text:p>
          </table:table-cell>
          <table:table-cell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.35" calcext:value-type="float">
            <text:p>5</text:p>
          </table:table-cell>
          <table:table-cell table:style-name="ce4" office:value-type="date" office:date-value="2023-12-16" calcext:value-type="date">
            <text:p>2023-12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455.99" calcext:value-type="float">
            <text:p>1455.99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2023-12-16</text:p>
          </table:table-cell>
          <table:table-cell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95" calcext:value-type="float">
            <text:p>7</text:p>
          </table:table-cell>
          <table:table-cell table:style-name="ce4" office:value-type="date" office:date-value="2024-03-03" calcext:value-type="date">
            <text:p>2024-03-03 00:00:00</text:p>
          </table:table-cell>
          <table:table-cell office:value-type="string" calcext:value-type="string">
            <text:p>Corrosión</text:p>
          </table:table-cell>
          <table:table-cell office:value-type="float" office:value="1397.88" calcext:value-type="float">
            <text:p>1397.88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2024-03-03</text:p>
          </table:table-cell>
          <table:table-cell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.78" calcext:value-type="float">
            <text:p>3</text:p>
          </table:table-cell>
          <table:table-cell table:style-name="ce4" office:value-type="date" office:date-value="2025-01-31" calcext:value-type="date">
            <text:p>2025-01-3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775.13" calcext:value-type="float">
            <text:p>8775.13</text:p>
          </table:table-cell>
          <table:table-cell office:value-type="float" office:value="66.13" calcext:value-type="float">
            <text:p>66.13</text:p>
          </table:table-cell>
          <table:table-cell office:value-type="string" calcext:value-type="string">
            <text:p>2025-01-31</text:p>
          </table:table-cell>
          <table:table-cell table:number-columns-repeated="1637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.19" calcext:value-type="float">
            <text:p>4</text:p>
          </table:table-cell>
          <table:table-cell table:style-name="ce4" office:value-type="date" office:date-value="2023-08-10" calcext:value-type="date">
            <text:p>2023-08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098.58" calcext:value-type="float">
            <text:p>2098.58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2023-08-10</text:p>
          </table:table-cell>
          <table:table-cell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3</text:p>
          </table:table-cell>
          <table:table-cell table:style-name="ce4" office:value-type="date" office:date-value="2023-08-08" calcext:value-type="date">
            <text:p>2023-08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386.01" calcext:value-type="float">
            <text:p>8386.01</text:p>
          </table:table-cell>
          <table:table-cell office:value-type="float" office:value="86.41" calcext:value-type="float">
            <text:p>86.41</text:p>
          </table:table-cell>
          <table:table-cell office:value-type="string" calcext:value-type="string">
            <text:p>2023-08-08</text:p>
          </table:table-cell>
          <table:table-cell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.81" calcext:value-type="float">
            <text:p>10</text:p>
          </table:table-cell>
          <table:table-cell table:style-name="ce4" office:value-type="date" office:date-value="2024-02-19" calcext:value-type="date">
            <text:p>2024-02-1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423.76" calcext:value-type="float">
            <text:p>7423.76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2024-02-19</text:p>
          </table:table-cell>
          <table:table-cell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5</text:p>
          </table:table-cell>
          <table:table-cell table:style-name="ce4" office:value-type="date" office:date-value="2023-08-14" calcext:value-type="date">
            <text:p>2023-08-14 00:00:00</text:p>
          </table:table-cell>
          <table:table-cell office:value-type="string" calcext:value-type="string">
            <text:p>Corrosión</text:p>
          </table:table-cell>
          <table:table-cell office:value-type="float" office:value="9263.94" calcext:value-type="float">
            <text:p>9263.94</text:p>
          </table:table-cell>
          <table:table-cell office:value-type="float" office:value="13.82" calcext:value-type="float">
            <text:p>13.82</text:p>
          </table:table-cell>
          <table:table-cell office:value-type="string" calcext:value-type="string">
            <text:p>2023-08-14</text:p>
          </table:table-cell>
          <table:table-cell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.81" calcext:value-type="float">
            <text:p>10</text:p>
          </table:table-cell>
          <table:table-cell table:style-name="ce4" office:value-type="date" office:date-value="2022-05-12" calcext:value-type="date">
            <text:p>2022-05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061.29" calcext:value-type="float">
            <text:p>9061.29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2022-05-12</text:p>
          </table:table-cell>
          <table:table-cell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.83" calcext:value-type="float">
            <text:p>6</text:p>
          </table:table-cell>
          <table:table-cell table:style-name="ce4" office:value-type="date" office:date-value="2024-12-19" calcext:value-type="date">
            <text:p>2024-12-19 00:00:00</text:p>
          </table:table-cell>
          <table:table-cell office:value-type="string" calcext:value-type="string">
            <text:p>Desgaste</text:p>
          </table:table-cell>
          <table:table-cell office:value-type="float" office:value="6440.38" calcext:value-type="float">
            <text:p>6440.38</text:p>
          </table:table-cell>
          <table:table-cell office:value-type="float" office:value="58.13" calcext:value-type="float">
            <text:p>58.13</text:p>
          </table:table-cell>
          <table:table-cell office:value-type="string" calcext:value-type="string">
            <text:p>2024-12-19</text:p>
          </table:table-cell>
          <table:table-cell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.96" calcext:value-type="float">
            <text:p>8</text:p>
          </table:table-cell>
          <table:table-cell table:style-name="ce4" office:value-type="date" office:date-value="2023-06-02" calcext:value-type="date">
            <text:p>2023-06-02 00:00:00</text:p>
          </table:table-cell>
          <table:table-cell office:value-type="string" calcext:value-type="string">
            <text:p>Desgaste</text:p>
          </table:table-cell>
          <table:table-cell office:value-type="float" office:value="7303.44" calcext:value-type="float">
            <text:p>7303.44</text:p>
          </table:table-cell>
          <table:table-cell office:value-type="float" office:value="86.78" calcext:value-type="float">
            <text:p>86.78</text:p>
          </table:table-cell>
          <table:table-cell office:value-type="string" calcext:value-type="string">
            <text:p>2023-06-02</text:p>
          </table:table-cell>
          <table:table-cell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.55" calcext:value-type="float">
            <text:p>10</text:p>
          </table:table-cell>
          <table:table-cell table:style-name="ce4" office:value-type="date" office:date-value="2024-07-11" calcext:value-type="date">
            <text:p>2024-07-1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873.4" calcext:value-type="float">
            <text:p>8873.4</text:p>
          </table:table-cell>
          <table:table-cell office:value-type="float" office:value="58.49" calcext:value-type="float">
            <text:p>58.49</text:p>
          </table:table-cell>
          <table:table-cell office:value-type="string" calcext:value-type="string">
            <text:p>2024-07-11</text:p>
          </table:table-cell>
          <table:table-cell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.08" calcext:value-type="float">
            <text:p>5</text:p>
          </table:table-cell>
          <table:table-cell table:style-name="ce4" office:value-type="date" office:date-value="2024-03-30" calcext:value-type="date">
            <text:p>2024-03-3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143.6" calcext:value-type="float">
            <text:p>4143.6</text:p>
          </table:table-cell>
          <table:table-cell office:value-type="float" office:value="41.86" calcext:value-type="float">
            <text:p>41.86</text:p>
          </table:table-cell>
          <table:table-cell office:value-type="string" calcext:value-type="string">
            <text:p>2024-03-30</text:p>
          </table:table-cell>
          <table:table-cell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.77" calcext:value-type="float">
            <text:p>10</text:p>
          </table:table-cell>
          <table:table-cell table:style-name="ce4" office:value-type="date" office:date-value="2024-08-26" calcext:value-type="date">
            <text:p>2024-08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869.42" calcext:value-type="float">
            <text:p>5869.42</text:p>
          </table:table-cell>
          <table:table-cell office:value-type="float" office:value="81.06" calcext:value-type="float">
            <text:p>81.06</text:p>
          </table:table-cell>
          <table:table-cell office:value-type="string" calcext:value-type="string">
            <text:p>2024-08-26</text:p>
          </table:table-cell>
          <table:table-cell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.61" calcext:value-type="float">
            <text:p>7</text:p>
          </table:table-cell>
          <table:table-cell table:style-name="ce4" office:value-type="date" office:date-value="2023-05-27" calcext:value-type="date">
            <text:p>2023-05-27 00:00:00</text:p>
          </table:table-cell>
          <table:table-cell office:value-type="string" calcext:value-type="string">
            <text:p>Corrosión</text:p>
          </table:table-cell>
          <table:table-cell office:value-type="float" office:value="7854.06" calcext:value-type="float">
            <text:p>7854.06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2023-05-27</text:p>
          </table:table-cell>
          <table:table-cell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.19" calcext:value-type="float">
            <text:p>3</text:p>
          </table:table-cell>
          <table:table-cell table:style-name="ce4" office:value-type="date" office:date-value="2024-02-05" calcext:value-type="date">
            <text:p>2024-02-05 00:00:00</text:p>
          </table:table-cell>
          <table:table-cell office:value-type="string" calcext:value-type="string">
            <text:p>Corrosión</text:p>
          </table:table-cell>
          <table:table-cell office:value-type="float" office:value="8482.74" calcext:value-type="float">
            <text:p>8482.74</text:p>
          </table:table-cell>
          <table:table-cell office:value-type="float" office:value="69.12" calcext:value-type="float">
            <text:p>69.12</text:p>
          </table:table-cell>
          <table:table-cell office:value-type="string" calcext:value-type="string">
            <text:p>2024-02-05</text:p>
          </table:table-cell>
          <table:table-cell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.82" calcext:value-type="float">
            <text:p>6</text:p>
          </table:table-cell>
          <table:table-cell table:style-name="ce4" office:value-type="date" office:date-value="2025-02-14" calcext:value-type="date">
            <text:p>2025-02-1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334.73" calcext:value-type="float">
            <text:p>3334.73</text:p>
          </table:table-cell>
          <table:table-cell office:value-type="float" office:value="65.49" calcext:value-type="float">
            <text:p>65.49</text:p>
          </table:table-cell>
          <table:table-cell office:value-type="string" calcext:value-type="string">
            <text:p>2025-02-14</text:p>
          </table:table-cell>
          <table:table-cell table:number-columns-repeated="1637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.26" calcext:value-type="float">
            <text:p>3</text:p>
          </table:table-cell>
          <table:table-cell table:style-name="ce4" office:value-type="date" office:date-value="2023-03-06" calcext:value-type="date">
            <text:p>2023-03-06 00:00:00</text:p>
          </table:table-cell>
          <table:table-cell office:value-type="string" calcext:value-type="string">
            <text:p>Corrosión</text:p>
          </table:table-cell>
          <table:table-cell office:value-type="float" office:value="7054.36" calcext:value-type="float">
            <text:p>7054.36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2023-03-06</text:p>
          </table:table-cell>
          <table:table-cell table:number-columns-repeated="1637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.32" calcext:value-type="float">
            <text:p>2</text:p>
          </table:table-cell>
          <table:table-cell table:style-name="ce4" office:value-type="date" office:date-value="2024-10-29" calcext:value-type="date">
            <text:p>2024-10-29 00:00:00</text:p>
          </table:table-cell>
          <table:table-cell office:value-type="string" calcext:value-type="string">
            <text:p>Desgaste</text:p>
          </table:table-cell>
          <table:table-cell office:value-type="float" office:value="8464.92" calcext:value-type="float">
            <text:p>8464.92</text:p>
          </table:table-cell>
          <table:table-cell office:value-type="float" office:value="48.26" calcext:value-type="float">
            <text:p>48.26</text:p>
          </table:table-cell>
          <table:table-cell office:value-type="string" calcext:value-type="string">
            <text:p>2024-10-29</text:p>
          </table:table-cell>
          <table:table-cell table:number-columns-repeated="1637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.01" calcext:value-type="float">
            <text:p>9</text:p>
          </table:table-cell>
          <table:table-cell table:style-name="ce4" office:value-type="date" office:date-value="2023-02-20" calcext:value-type="date">
            <text:p>2023-02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93.52" calcext:value-type="float">
            <text:p>2893.52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2023-02-20</text:p>
          </table:table-cell>
          <table:table-cell table:number-columns-repeated="1637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.31" calcext:value-type="float">
            <text:p>9</text:p>
          </table:table-cell>
          <table:table-cell table:style-name="ce4" office:value-type="date" office:date-value="2023-04-12" calcext:value-type="date">
            <text:p>2023-04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073.56" calcext:value-type="float">
            <text:p>6073.56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2023-04-12</text:p>
          </table:table-cell>
          <table:table-cell table:number-columns-repeated="1637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.63" calcext:value-type="float">
            <text:p>4</text:p>
          </table:table-cell>
          <table:table-cell table:style-name="ce4" office:value-type="date" office:date-value="2022-05-19" calcext:value-type="date">
            <text:p>2022-05-1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786.06" calcext:value-type="float">
            <text:p>3786.06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2022-05-19</text:p>
          </table:table-cell>
          <table:table-cell table:number-columns-repeated="1637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.72" calcext:value-type="float">
            <text:p>8</text:p>
          </table:table-cell>
          <table:table-cell table:style-name="ce4" office:value-type="date" office:date-value="2024-12-24" calcext:value-type="date">
            <text:p>2024-12-24 00:00:00</text:p>
          </table:table-cell>
          <table:table-cell office:value-type="string" calcext:value-type="string">
            <text:p>Desgaste</text:p>
          </table:table-cell>
          <table:table-cell office:value-type="float" office:value="1899.9" calcext:value-type="float">
            <text:p>1899.9</text:p>
          </table:table-cell>
          <table:table-cell office:value-type="float" office:value="35.64" calcext:value-type="float">
            <text:p>35.64</text:p>
          </table:table-cell>
          <table:table-cell office:value-type="string" calcext:value-type="string">
            <text:p>2024-12-24</text:p>
          </table:table-cell>
          <table:table-cell table:number-columns-repeated="1637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.65" calcext:value-type="float">
            <text:p>5</text:p>
          </table:table-cell>
          <table:table-cell table:style-name="ce4" office:value-type="date" office:date-value="2024-08-08" calcext:value-type="date">
            <text:p>2024-08-08 00:00:00</text:p>
          </table:table-cell>
          <table:table-cell office:value-type="string" calcext:value-type="string">
            <text:p>Corrosión</text:p>
          </table:table-cell>
          <table:table-cell office:value-type="float" office:value="2386.71" calcext:value-type="float">
            <text:p>2386.71</text:p>
          </table:table-cell>
          <table:table-cell office:value-type="float" office:value="98.49" calcext:value-type="float">
            <text:p>98.49</text:p>
          </table:table-cell>
          <table:table-cell office:value-type="string" calcext:value-type="string">
            <text:p>2024-08-08</text:p>
          </table:table-cell>
          <table:table-cell table:number-columns-repeated="1637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.39" calcext:value-type="float">
            <text:p>4</text:p>
          </table:table-cell>
          <table:table-cell table:style-name="ce4" office:value-type="date" office:date-value="2023-01-24" calcext:value-type="date">
            <text:p>2023-01-24 00:00:00</text:p>
          </table:table-cell>
          <table:table-cell office:value-type="string" calcext:value-type="string">
            <text:p>Desgaste</text:p>
          </table:table-cell>
          <table:table-cell office:value-type="float" office:value="1758.36" calcext:value-type="float">
            <text:p>1758.36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2023-01-24</text:p>
          </table:table-cell>
          <table:table-cell table:number-columns-repeated="1637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.21" calcext:value-type="float">
            <text:p>6</text:p>
          </table:table-cell>
          <table:table-cell table:style-name="ce4" office:value-type="date" office:date-value="2023-06-14" calcext:value-type="date">
            <text:p>2023-06-14 00:00:00</text:p>
          </table:table-cell>
          <table:table-cell office:value-type="string" calcext:value-type="string">
            <text:p>Corrosión</text:p>
          </table:table-cell>
          <table:table-cell office:value-type="float" office:value="5259.52" calcext:value-type="float">
            <text:p>5259.52</text:p>
          </table:table-cell>
          <table:table-cell office:value-type="float" office:value="99.12" calcext:value-type="float">
            <text:p>99.12</text:p>
          </table:table-cell>
          <table:table-cell office:value-type="string" calcext:value-type="string">
            <text:p>2023-06-14</text:p>
          </table:table-cell>
          <table:table-cell table:number-columns-repeated="1637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9.75" calcext:value-type="float">
            <text:p>10</text:p>
          </table:table-cell>
          <table:table-cell table:style-name="ce4" office:value-type="date" office:date-value="2022-11-05" calcext:value-type="date">
            <text:p>2022-11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250.99" calcext:value-type="float">
            <text:p>8250.99</text:p>
          </table:table-cell>
          <table:table-cell office:value-type="float" office:value="31.71" calcext:value-type="float">
            <text:p>31.71</text:p>
          </table:table-cell>
          <table:table-cell office:value-type="string" calcext:value-type="string">
            <text:p>2022-11-05</text:p>
          </table:table-cell>
          <table:table-cell table:number-columns-repeated="1637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.08" calcext:value-type="float">
            <text:p>9</text:p>
          </table:table-cell>
          <table:table-cell table:style-name="ce4" office:value-type="date" office:date-value="2022-05-17" calcext:value-type="date">
            <text:p>2022-05-17 00:00:00</text:p>
          </table:table-cell>
          <table:table-cell office:value-type="string" calcext:value-type="string">
            <text:p>Desgaste</text:p>
          </table:table-cell>
          <table:table-cell office:value-type="float" office:value="3247.19" calcext:value-type="float">
            <text:p>3247.19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2022-05-17</text:p>
          </table:table-cell>
          <table:table-cell table:number-columns-repeated="1637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.42" calcext:value-type="float">
            <text:p>6</text:p>
          </table:table-cell>
          <table:table-cell table:style-name="ce4" office:value-type="date" office:date-value="2022-11-09" calcext:value-type="date">
            <text:p>2022-11-09 00:00:00</text:p>
          </table:table-cell>
          <table:table-cell office:value-type="string" calcext:value-type="string">
            <text:p>Corrosión</text:p>
          </table:table-cell>
          <table:table-cell office:value-type="float" office:value="7000.85" calcext:value-type="float">
            <text:p>7000.85</text:p>
          </table:table-cell>
          <table:table-cell office:value-type="float" office:value="90.61" calcext:value-type="float">
            <text:p>90.61</text:p>
          </table:table-cell>
          <table:table-cell office:value-type="string" calcext:value-type="string">
            <text:p>2022-11-09</text:p>
          </table:table-cell>
          <table:table-cell table:number-columns-repeated="1637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.16" calcext:value-type="float">
            <text:p>6</text:p>
          </table:table-cell>
          <table:table-cell table:style-name="ce4" office:value-type="date" office:date-value="2024-03-15" calcext:value-type="date">
            <text:p>2024-03-1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343.36" calcext:value-type="float">
            <text:p>5343.36</text:p>
          </table:table-cell>
          <table:table-cell office:value-type="float" office:value="92.24" calcext:value-type="float">
            <text:p>92.24</text:p>
          </table:table-cell>
          <table:table-cell office:value-type="string" calcext:value-type="string">
            <text:p>2024-03-15</text:p>
          </table:table-cell>
          <table:table-cell table:number-columns-repeated="1637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.06" calcext:value-type="float">
            <text:p>5</text:p>
          </table:table-cell>
          <table:table-cell table:style-name="ce4" office:value-type="date" office:date-value="2024-06-29" calcext:value-type="date">
            <text:p>2024-06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127" calcext:value-type="float">
            <text:p>2127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2024-06-29</text:p>
          </table:table-cell>
          <table:table-cell table:number-columns-repeated="1637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style-name="ce4" office:value-type="date" office:date-value="2024-01-23" calcext:value-type="date">
            <text:p>2024-01-23 00:00:00</text:p>
          </table:table-cell>
          <table:table-cell office:value-type="string" calcext:value-type="string">
            <text:p>Corrosión</text:p>
          </table:table-cell>
          <table:table-cell office:value-type="float" office:value="3786.67" calcext:value-type="float">
            <text:p>3786.67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2024-01-23</text:p>
          </table:table-cell>
          <table:table-cell table:number-columns-repeated="1637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.81" calcext:value-type="float">
            <text:p>10</text:p>
          </table:table-cell>
          <table:table-cell table:style-name="ce4" office:value-type="date" office:date-value="2023-06-19" calcext:value-type="date">
            <text:p>2023-06-19 00:00:00</text:p>
          </table:table-cell>
          <table:table-cell office:value-type="string" calcext:value-type="string">
            <text:p>Desgaste</text:p>
          </table:table-cell>
          <table:table-cell office:value-type="float" office:value="7409.62" calcext:value-type="float">
            <text:p>7409.62</text:p>
          </table:table-cell>
          <table:table-cell office:value-type="float" office:value="96.54" calcext:value-type="float">
            <text:p>96.54</text:p>
          </table:table-cell>
          <table:table-cell office:value-type="string" calcext:value-type="string">
            <text:p>2023-06-19</text:p>
          </table:table-cell>
          <table:table-cell table:number-columns-repeated="1637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4.85" calcext:value-type="float">
            <text:p>5</text:p>
          </table:table-cell>
          <table:table-cell table:style-name="ce4" office:value-type="date" office:date-value="2024-06-16" calcext:value-type="date">
            <text:p>2024-06-16 00:00:00</text:p>
          </table:table-cell>
          <table:table-cell office:value-type="string" calcext:value-type="string">
            <text:p>Desgaste</text:p>
          </table:table-cell>
          <table:table-cell office:value-type="float" office:value="5141.61" calcext:value-type="float">
            <text:p>5141.61</text:p>
          </table:table-cell>
          <table:table-cell office:value-type="float" office:value="38.24" calcext:value-type="float">
            <text:p>38.24</text:p>
          </table:table-cell>
          <table:table-cell office:value-type="string" calcext:value-type="string">
            <text:p>2024-06-16</text:p>
          </table:table-cell>
          <table:table-cell table:number-columns-repeated="1637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.27" calcext:value-type="float">
            <text:p>4</text:p>
          </table:table-cell>
          <table:table-cell table:style-name="ce4" office:value-type="date" office:date-value="2025-02-01" calcext:value-type="date">
            <text:p>2025-02-0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894.11" calcext:value-type="float">
            <text:p>7894.11</text:p>
          </table:table-cell>
          <table:table-cell office:value-type="float" office:value="67.03" calcext:value-type="float">
            <text:p>67.03</text:p>
          </table:table-cell>
          <table:table-cell office:value-type="string" calcext:value-type="string">
            <text:p>2025-02-01</text:p>
          </table:table-cell>
          <table:table-cell table:number-columns-repeated="1637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.29" calcext:value-type="float">
            <text:p>9</text:p>
          </table:table-cell>
          <table:table-cell table:style-name="ce4" office:value-type="date" office:date-value="2022-12-29" calcext:value-type="date">
            <text:p>2022-12-2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897.19" calcext:value-type="float">
            <text:p>3897.19</text:p>
          </table:table-cell>
          <table:table-cell office:value-type="float" office:value="28.07" calcext:value-type="float">
            <text:p>28.07</text:p>
          </table:table-cell>
          <table:table-cell office:value-type="string" calcext:value-type="string">
            <text:p>2022-12-29</text:p>
          </table:table-cell>
          <table:table-cell table:number-columns-repeated="1637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.08" calcext:value-type="float">
            <text:p>8</text:p>
          </table:table-cell>
          <table:table-cell table:style-name="ce4" office:value-type="date" office:date-value="2022-06-06" calcext:value-type="date">
            <text:p>2022-06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876.41" calcext:value-type="float">
            <text:p>2876.41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2022-06-06</text:p>
          </table:table-cell>
          <table:table-cell table:number-columns-repeated="1637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.32" calcext:value-type="float">
            <text:p>3</text:p>
          </table:table-cell>
          <table:table-cell table:style-name="ce4" office:value-type="date" office:date-value="2025-01-02" calcext:value-type="date">
            <text:p>2025-01-0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924.21" calcext:value-type="float">
            <text:p>7924.21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2025-01-02</text:p>
          </table:table-cell>
          <table:table-cell table:number-columns-repeated="1637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42" calcext:value-type="float">
            <text:p>3</text:p>
          </table:table-cell>
          <table:table-cell table:style-name="ce4" office:value-type="date" office:date-value="2023-12-25" calcext:value-type="date">
            <text:p>2023-12-25 00:00:00</text:p>
          </table:table-cell>
          <table:table-cell office:value-type="string" calcext:value-type="string">
            <text:p>Corrosión</text:p>
          </table:table-cell>
          <table:table-cell office:value-type="float" office:value="7050.8" calcext:value-type="float">
            <text:p>7050.8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2023-12-25</text:p>
          </table:table-cell>
          <table:table-cell table:number-columns-repeated="1637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.17" calcext:value-type="float">
            <text:p>5</text:p>
          </table:table-cell>
          <table:table-cell table:style-name="ce4" office:value-type="date" office:date-value="2022-07-06" calcext:value-type="date">
            <text:p>2022-07-06 00:00:00</text:p>
          </table:table-cell>
          <table:table-cell office:value-type="string" calcext:value-type="string">
            <text:p>Corrosión</text:p>
          </table:table-cell>
          <table:table-cell office:value-type="float" office:value="3928.74" calcext:value-type="float">
            <text:p>3928.74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2022-07-06</text:p>
          </table:table-cell>
          <table:table-cell table:number-columns-repeated="1637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.01" calcext:value-type="float">
            <text:p>4</text:p>
          </table:table-cell>
          <table:table-cell table:style-name="ce4" office:value-type="date" office:date-value="2023-12-30" calcext:value-type="date">
            <text:p>2023-12-30 00:00:00</text:p>
          </table:table-cell>
          <table:table-cell office:value-type="string" calcext:value-type="string">
            <text:p>Desgaste</text:p>
          </table:table-cell>
          <table:table-cell office:value-type="float" office:value="3679.41" calcext:value-type="float">
            <text:p>3679.41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2023-12-30</text:p>
          </table:table-cell>
          <table:table-cell table:number-columns-repeated="1637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.12" calcext:value-type="float">
            <text:p>6</text:p>
          </table:table-cell>
          <table:table-cell table:style-name="ce4" office:value-type="date" office:date-value="2022-06-29" calcext:value-type="date">
            <text:p>2022-06-29 00:00:00</text:p>
          </table:table-cell>
          <table:table-cell office:value-type="string" calcext:value-type="string">
            <text:p>Desgaste</text:p>
          </table:table-cell>
          <table:table-cell office:value-type="float" office:value="7858.67" calcext:value-type="float">
            <text:p>7858.67</text:p>
          </table:table-cell>
          <table:table-cell office:value-type="float" office:value="49.95" calcext:value-type="float">
            <text:p>49.95</text:p>
          </table:table-cell>
          <table:table-cell office:value-type="string" calcext:value-type="string">
            <text:p>2022-06-29</text:p>
          </table:table-cell>
          <table:table-cell table:number-columns-repeated="1637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71" calcext:value-type="float">
            <text:p>7</text:p>
          </table:table-cell>
          <table:table-cell table:style-name="ce4" office:value-type="date" office:date-value="2022-05-09" calcext:value-type="date">
            <text:p>2022-05-0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952.34" calcext:value-type="float">
            <text:p>6952.34</text:p>
          </table:table-cell>
          <table:table-cell office:value-type="float" office:value="40.99" calcext:value-type="float">
            <text:p>40.99</text:p>
          </table:table-cell>
          <table:table-cell office:value-type="string" calcext:value-type="string">
            <text:p>2022-05-09</text:p>
          </table:table-cell>
          <table:table-cell table:number-columns-repeated="1637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.7" calcext:value-type="float">
            <text:p>3</text:p>
          </table:table-cell>
          <table:table-cell table:style-name="ce4" office:value-type="date" office:date-value="2022-05-07" calcext:value-type="date">
            <text:p>2022-05-0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067.83" calcext:value-type="float">
            <text:p>8067.83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2022-05-07</text:p>
          </table:table-cell>
          <table:table-cell table:number-columns-repeated="1637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.72" calcext:value-type="float">
            <text:p>5</text:p>
          </table:table-cell>
          <table:table-cell table:style-name="ce4" office:value-type="date" office:date-value="2024-02-13" calcext:value-type="date">
            <text:p>2024-02-13 00:00:00</text:p>
          </table:table-cell>
          <table:table-cell office:value-type="string" calcext:value-type="string">
            <text:p>Desgaste</text:p>
          </table:table-cell>
          <table:table-cell office:value-type="float" office:value="5790.84" calcext:value-type="float">
            <text:p>5790.84</text:p>
          </table:table-cell>
          <table:table-cell office:value-type="float" office:value="36.67" calcext:value-type="float">
            <text:p>36.67</text:p>
          </table:table-cell>
          <table:table-cell office:value-type="string" calcext:value-type="string">
            <text:p>2024-02-13</text:p>
          </table:table-cell>
          <table:table-cell table:number-columns-repeated="1637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.92" calcext:value-type="float">
            <text:p>4</text:p>
          </table:table-cell>
          <table:table-cell table:style-name="ce4" office:value-type="date" office:date-value="2022-12-04" calcext:value-type="date">
            <text:p>2022-12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613.02" calcext:value-type="float">
            <text:p>2613.02</text:p>
          </table:table-cell>
          <table:table-cell office:value-type="float" office:value="48.39" calcext:value-type="float">
            <text:p>48.39</text:p>
          </table:table-cell>
          <table:table-cell office:value-type="string" calcext:value-type="string">
            <text:p>2022-12-04</text:p>
          </table:table-cell>
          <table:table-cell table:number-columns-repeated="1637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.84" calcext:value-type="float">
            <text:p>7</text:p>
          </table:table-cell>
          <table:table-cell table:style-name="ce4" office:value-type="date" office:date-value="2024-11-08" calcext:value-type="date">
            <text:p>2024-11-08 00:00:00</text:p>
          </table:table-cell>
          <table:table-cell office:value-type="string" calcext:value-type="string">
            <text:p>Corrosión</text:p>
          </table:table-cell>
          <table:table-cell office:value-type="float" office:value="5744.45" calcext:value-type="float">
            <text:p>5744.45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2024-11-08</text:p>
          </table:table-cell>
          <table:table-cell table:number-columns-repeated="1637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7.49" calcext:value-type="float">
            <text:p>7</text:p>
          </table:table-cell>
          <table:table-cell table:style-name="ce4" office:value-type="date" office:date-value="2023-10-31" calcext:value-type="date">
            <text:p>2023-10-3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937.59" calcext:value-type="float">
            <text:p>6937.59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2023-10-31</text:p>
          </table:table-cell>
          <table:table-cell table:number-columns-repeated="1637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.47" calcext:value-type="float">
            <text:p>7</text:p>
          </table:table-cell>
          <table:table-cell table:style-name="ce4" office:value-type="date" office:date-value="2023-01-09" calcext:value-type="date">
            <text:p>2023-01-0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367.97" calcext:value-type="float">
            <text:p>9367.97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2023-01-09</text:p>
          </table:table-cell>
          <table:table-cell table:number-columns-repeated="1637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.8" calcext:value-type="float">
            <text:p>8</text:p>
          </table:table-cell>
          <table:table-cell table:style-name="ce4" office:value-type="date" office:date-value="2023-07-08" calcext:value-type="date">
            <text:p>2023-07-08 00:00:00</text:p>
          </table:table-cell>
          <table:table-cell office:value-type="string" calcext:value-type="string">
            <text:p>Desgaste</text:p>
          </table:table-cell>
          <table:table-cell office:value-type="float" office:value="4433.48" calcext:value-type="float">
            <text:p>4433.48</text:p>
          </table:table-cell>
          <table:table-cell office:value-type="float" office:value="80.68" calcext:value-type="float">
            <text:p>80.68</text:p>
          </table:table-cell>
          <table:table-cell office:value-type="string" calcext:value-type="string">
            <text:p>2023-07-08</text:p>
          </table:table-cell>
          <table:table-cell table:number-columns-repeated="1637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7.56" calcext:value-type="float">
            <text:p>8</text:p>
          </table:table-cell>
          <table:table-cell table:style-name="ce4" office:value-type="date" office:date-value="2024-08-12" calcext:value-type="date">
            <text:p>2024-08-12 00:00:00</text:p>
          </table:table-cell>
          <table:table-cell office:value-type="string" calcext:value-type="string">
            <text:p>Desgaste</text:p>
          </table:table-cell>
          <table:table-cell office:value-type="float" office:value="2189.15" calcext:value-type="float">
            <text:p>2189.15</text:p>
          </table:table-cell>
          <table:table-cell office:value-type="float" office:value="74.54" calcext:value-type="float">
            <text:p>74.54</text:p>
          </table:table-cell>
          <table:table-cell office:value-type="string" calcext:value-type="string">
            <text:p>2024-08-12</text:p>
          </table:table-cell>
          <table:table-cell table:number-columns-repeated="1637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.38" calcext:value-type="float">
            <text:p>9</text:p>
          </table:table-cell>
          <table:table-cell table:style-name="ce4" office:value-type="date" office:date-value="2023-12-18" calcext:value-type="date">
            <text:p>2023-12-18 00:00:00</text:p>
          </table:table-cell>
          <table:table-cell office:value-type="string" calcext:value-type="string">
            <text:p>Desgaste</text:p>
          </table:table-cell>
          <table:table-cell office:value-type="float" office:value="9717.2" calcext:value-type="float">
            <text:p>9717.2</text:p>
          </table:table-cell>
          <table:table-cell office:value-type="float" office:value="38.76" calcext:value-type="float">
            <text:p>38.76</text:p>
          </table:table-cell>
          <table:table-cell office:value-type="string" calcext:value-type="string">
            <text:p>2023-12-18</text:p>
          </table:table-cell>
          <table:table-cell table:number-columns-repeated="1637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.12" calcext:value-type="float">
            <text:p>6</text:p>
          </table:table-cell>
          <table:table-cell table:style-name="ce4" office:value-type="date" office:date-value="2025-02-27" calcext:value-type="date">
            <text:p>2025-02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547.42" calcext:value-type="float">
            <text:p>9547.42</text:p>
          </table:table-cell>
          <table:table-cell office:value-type="float" office:value="52.71" calcext:value-type="float">
            <text:p>52.71</text:p>
          </table:table-cell>
          <table:table-cell office:value-type="string" calcext:value-type="string">
            <text:p>2025-02-27</text:p>
          </table:table-cell>
          <table:table-cell table:number-columns-repeated="1637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7.28" calcext:value-type="float">
            <text:p>7</text:p>
          </table:table-cell>
          <table:table-cell table:style-name="ce4" office:value-type="date" office:date-value="2022-12-13" calcext:value-type="date">
            <text:p>2022-12-13 00:00:00</text:p>
          </table:table-cell>
          <table:table-cell office:value-type="string" calcext:value-type="string">
            <text:p>Desgaste</text:p>
          </table:table-cell>
          <table:table-cell office:value-type="float" office:value="5136.04" calcext:value-type="float">
            <text:p>5136.04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2022-12-13</text:p>
          </table:table-cell>
          <table:table-cell table:number-columns-repeated="1637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.79" calcext:value-type="float">
            <text:p>5</text:p>
          </table:table-cell>
          <table:table-cell table:style-name="ce4" office:value-type="date" office:date-value="2022-05-13" calcext:value-type="date">
            <text:p>2022-05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192.98" calcext:value-type="float">
            <text:p>6192.98</text:p>
          </table:table-cell>
          <table:table-cell office:value-type="float" office:value="82.94" calcext:value-type="float">
            <text:p>82.94</text:p>
          </table:table-cell>
          <table:table-cell office:value-type="string" calcext:value-type="string">
            <text:p>2022-05-13</text:p>
          </table:table-cell>
          <table:table-cell table:number-columns-repeated="1637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.23" calcext:value-type="float">
            <text:p>9</text:p>
          </table:table-cell>
          <table:table-cell table:style-name="ce4" office:value-type="date" office:date-value="2024-01-26" calcext:value-type="date">
            <text:p>2024-01-26 00:00:00</text:p>
          </table:table-cell>
          <table:table-cell office:value-type="string" calcext:value-type="string">
            <text:p>Desgaste</text:p>
          </table:table-cell>
          <table:table-cell office:value-type="float" office:value="1238.35" calcext:value-type="float">
            <text:p>1238.35</text:p>
          </table:table-cell>
          <table:table-cell office:value-type="float" office:value="86.49" calcext:value-type="float">
            <text:p>86.49</text:p>
          </table:table-cell>
          <table:table-cell office:value-type="string" calcext:value-type="string">
            <text:p>2024-01-26</text:p>
          </table:table-cell>
          <table:table-cell table:number-columns-repeated="1637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6.74" calcext:value-type="float">
            <text:p>7</text:p>
          </table:table-cell>
          <table:table-cell table:style-name="ce4" office:value-type="date" office:date-value="2024-07-05" calcext:value-type="date">
            <text:p>2024-07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051.08" calcext:value-type="float">
            <text:p>7051.08</text:p>
          </table:table-cell>
          <table:table-cell office:value-type="float" office:value="42.99" calcext:value-type="float">
            <text:p>42.99</text:p>
          </table:table-cell>
          <table:table-cell office:value-type="string" calcext:value-type="string">
            <text:p>2024-07-05</text:p>
          </table:table-cell>
          <table:table-cell table:number-columns-repeated="1637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.39" calcext:value-type="float">
            <text:p>4</text:p>
          </table:table-cell>
          <table:table-cell table:style-name="ce4" office:value-type="date" office:date-value="2024-04-04" calcext:value-type="date">
            <text:p>2024-04-04 00:00:00</text:p>
          </table:table-cell>
          <table:table-cell office:value-type="string" calcext:value-type="string">
            <text:p>Corrosión</text:p>
          </table:table-cell>
          <table:table-cell office:value-type="float" office:value="1235.17" calcext:value-type="float">
            <text:p>1235.17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2024-04-04</text:p>
          </table:table-cell>
          <table:table-cell table:number-columns-repeated="1637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6.47" calcext:value-type="float">
            <text:p>6</text:p>
          </table:table-cell>
          <table:table-cell table:style-name="ce4" office:value-type="date" office:date-value="2022-12-02" calcext:value-type="date">
            <text:p>2022-12-0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409.89" calcext:value-type="float">
            <text:p>8409.89</text:p>
          </table:table-cell>
          <table:table-cell office:value-type="float" office:value="62.36" calcext:value-type="float">
            <text:p>62.36</text:p>
          </table:table-cell>
          <table:table-cell office:value-type="string" calcext:value-type="string">
            <text:p>2022-12-02</text:p>
          </table:table-cell>
          <table:table-cell table:number-columns-repeated="1637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.6" calcext:value-type="float">
            <text:p>6</text:p>
          </table:table-cell>
          <table:table-cell table:style-name="ce4" office:value-type="date" office:date-value="2023-07-25" calcext:value-type="date">
            <text:p>2023-07-25 00:00:00</text:p>
          </table:table-cell>
          <table:table-cell office:value-type="string" calcext:value-type="string">
            <text:p>Desgaste</text:p>
          </table:table-cell>
          <table:table-cell office:value-type="float" office:value="3343.77" calcext:value-type="float">
            <text:p>3343.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3-07-25</text:p>
          </table:table-cell>
          <table:table-cell table:number-columns-repeated="1637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3.44" calcext:value-type="float">
            <text:p>3</text:p>
          </table:table-cell>
          <table:table-cell table:style-name="ce4" office:value-type="date" office:date-value="2023-05-24" calcext:value-type="date">
            <text:p>2023-05-24 00:00:00</text:p>
          </table:table-cell>
          <table:table-cell office:value-type="string" calcext:value-type="string">
            <text:p>Corrosión</text:p>
          </table:table-cell>
          <table:table-cell office:value-type="float" office:value="6695.59" calcext:value-type="float">
            <text:p>6695.59</text:p>
          </table:table-cell>
          <table:table-cell office:value-type="float" office:value="30.63" calcext:value-type="float">
            <text:p>30.63</text:p>
          </table:table-cell>
          <table:table-cell office:value-type="string" calcext:value-type="string">
            <text:p>2023-05-24</text:p>
          </table:table-cell>
          <table:table-cell table:number-columns-repeated="1637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.65" calcext:value-type="float">
            <text:p>5</text:p>
          </table:table-cell>
          <table:table-cell table:style-name="ce4" office:value-type="date" office:date-value="2024-03-27" calcext:value-type="date">
            <text:p>2024-03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242.68" calcext:value-type="float">
            <text:p>7242.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4-03-27</text:p>
          </table:table-cell>
          <table:table-cell table:number-columns-repeated="1637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.63" calcext:value-type="float">
            <text:p>8</text:p>
          </table:table-cell>
          <table:table-cell table:style-name="ce4" office:value-type="date" office:date-value="2023-08-14" calcext:value-type="date">
            <text:p>2023-08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784.38" calcext:value-type="float">
            <text:p>1784.38</text:p>
          </table:table-cell>
          <table:table-cell office:value-type="float" office:value="36.49" calcext:value-type="float">
            <text:p>36.49</text:p>
          </table:table-cell>
          <table:table-cell office:value-type="string" calcext:value-type="string">
            <text:p>2023-08-14</text:p>
          </table:table-cell>
          <table:table-cell table:number-columns-repeated="1637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.03" calcext:value-type="float">
            <text:p>2</text:p>
          </table:table-cell>
          <table:table-cell table:style-name="ce4" office:value-type="date" office:date-value="2024-03-23" calcext:value-type="date">
            <text:p>2024-03-2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134.68" calcext:value-type="float">
            <text:p>6134.68</text:p>
          </table:table-cell>
          <table:table-cell office:value-type="float" office:value="50.69" calcext:value-type="float">
            <text:p>50.69</text:p>
          </table:table-cell>
          <table:table-cell office:value-type="string" calcext:value-type="string">
            <text:p>2024-03-23</text:p>
          </table:table-cell>
          <table:table-cell table:number-columns-repeated="1637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.71" calcext:value-type="float">
            <text:p>2</text:p>
          </table:table-cell>
          <table:table-cell table:style-name="ce4" office:value-type="date" office:date-value="2024-01-23" calcext:value-type="date">
            <text:p>2024-01-2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225.72" calcext:value-type="float">
            <text:p>5225.72</text:p>
          </table:table-cell>
          <table:table-cell office:value-type="float" office:value="45.13" calcext:value-type="float">
            <text:p>45.13</text:p>
          </table:table-cell>
          <table:table-cell office:value-type="string" calcext:value-type="string">
            <text:p>2024-01-23</text:p>
          </table:table-cell>
          <table:table-cell table:number-columns-repeated="1637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.96" calcext:value-type="float">
            <text:p>7</text:p>
          </table:table-cell>
          <table:table-cell table:style-name="ce4" office:value-type="date" office:date-value="2024-04-26" calcext:value-type="date">
            <text:p>2024-04-26 00:00:00</text:p>
          </table:table-cell>
          <table:table-cell office:value-type="string" calcext:value-type="string">
            <text:p>Corrosión</text:p>
          </table:table-cell>
          <table:table-cell office:value-type="float" office:value="9301.61" calcext:value-type="float">
            <text:p>9301.61</text:p>
          </table:table-cell>
          <table:table-cell office:value-type="float" office:value="69.82" calcext:value-type="float">
            <text:p>69.82</text:p>
          </table:table-cell>
          <table:table-cell office:value-type="string" calcext:value-type="string">
            <text:p>2024-04-26</text:p>
          </table:table-cell>
          <table:table-cell table:number-columns-repeated="1637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.62" calcext:value-type="float">
            <text:p>5</text:p>
          </table:table-cell>
          <table:table-cell table:style-name="ce4" office:value-type="date" office:date-value="2024-09-08" calcext:value-type="date">
            <text:p>2024-09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231.02" calcext:value-type="float">
            <text:p>1231.02</text:p>
          </table:table-cell>
          <table:table-cell office:value-type="float" office:value="50.26" calcext:value-type="float">
            <text:p>50.26</text:p>
          </table:table-cell>
          <table:table-cell office:value-type="string" calcext:value-type="string">
            <text:p>2024-09-08</text:p>
          </table:table-cell>
          <table:table-cell table:number-columns-repeated="1637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2-10-08" calcext:value-type="date">
            <text:p>2022-10-08 00:00:00</text:p>
          </table:table-cell>
          <table:table-cell office:value-type="string" calcext:value-type="string">
            <text:p>Desgaste</text:p>
          </table:table-cell>
          <table:table-cell office:value-type="float" office:value="2425.9" calcext:value-type="float">
            <text:p>2425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2022-10-08</text:p>
          </table:table-cell>
          <table:table-cell table:number-columns-repeated="1637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.18" calcext:value-type="float">
            <text:p>9</text:p>
          </table:table-cell>
          <table:table-cell table:style-name="ce4" office:value-type="date" office:date-value="2024-06-17" calcext:value-type="date">
            <text:p>2024-06-17 00:00:00</text:p>
          </table:table-cell>
          <table:table-cell office:value-type="string" calcext:value-type="string">
            <text:p>Corrosión</text:p>
          </table:table-cell>
          <table:table-cell office:value-type="float" office:value="7458.05" calcext:value-type="float">
            <text:p>7458.05</text:p>
          </table:table-cell>
          <table:table-cell office:value-type="float" office:value="70.09" calcext:value-type="float">
            <text:p>70.09</text:p>
          </table:table-cell>
          <table:table-cell office:value-type="string" calcext:value-type="string">
            <text:p>2024-06-17</text:p>
          </table:table-cell>
          <table:table-cell table:number-columns-repeated="1637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4.51" calcext:value-type="float">
            <text:p>5</text:p>
          </table:table-cell>
          <table:table-cell table:style-name="ce4" office:value-type="date" office:date-value="2024-08-31" calcext:value-type="date">
            <text:p>2024-08-31 00:00:00</text:p>
          </table:table-cell>
          <table:table-cell office:value-type="string" calcext:value-type="string">
            <text:p>Desgaste</text:p>
          </table:table-cell>
          <table:table-cell office:value-type="float" office:value="3215.56" calcext:value-type="float">
            <text:p>3215.56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2024-08-31</text:p>
          </table:table-cell>
          <table:table-cell table:number-columns-repeated="1637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.1" calcext:value-type="float">
            <text:p>3</text:p>
          </table:table-cell>
          <table:table-cell table:style-name="ce4" office:value-type="date" office:date-value="2024-05-23" calcext:value-type="date">
            <text:p>2024-05-23 00:00:00</text:p>
          </table:table-cell>
          <table:table-cell office:value-type="string" calcext:value-type="string">
            <text:p>Corrosión</text:p>
          </table:table-cell>
          <table:table-cell office:value-type="float" office:value="7044.03" calcext:value-type="float">
            <text:p>7044.03</text:p>
          </table:table-cell>
          <table:table-cell office:value-type="float" office:value="76.08" calcext:value-type="float">
            <text:p>76.08</text:p>
          </table:table-cell>
          <table:table-cell office:value-type="string" calcext:value-type="string">
            <text:p>2024-05-23</text:p>
          </table:table-cell>
          <table:table-cell table:number-columns-repeated="1637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5.86" calcext:value-type="float">
            <text:p>6</text:p>
          </table:table-cell>
          <table:table-cell table:style-name="ce4" office:value-type="date" office:date-value="2025-02-24" calcext:value-type="date">
            <text:p>2025-02-2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166.89" calcext:value-type="float">
            <text:p>9166.8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2025-02-24</text:p>
          </table:table-cell>
          <table:table-cell table:number-columns-repeated="1637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.78" calcext:value-type="float">
            <text:p>6</text:p>
          </table:table-cell>
          <table:table-cell table:style-name="ce4" office:value-type="date" office:date-value="2024-09-12" calcext:value-type="date">
            <text:p>2024-09-12 00:00:00</text:p>
          </table:table-cell>
          <table:table-cell office:value-type="string" calcext:value-type="string">
            <text:p>Desgaste</text:p>
          </table:table-cell>
          <table:table-cell office:value-type="float" office:value="5133.77" calcext:value-type="float">
            <text:p>5133.77</text:p>
          </table:table-cell>
          <table:table-cell office:value-type="float" office:value="26.84" calcext:value-type="float">
            <text:p>26.84</text:p>
          </table:table-cell>
          <table:table-cell office:value-type="string" calcext:value-type="string">
            <text:p>2024-09-12</text:p>
          </table:table-cell>
          <table:table-cell table:number-columns-repeated="1637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5.68" calcext:value-type="float">
            <text:p>6</text:p>
          </table:table-cell>
          <table:table-cell table:style-name="ce4" office:value-type="date" office:date-value="2024-05-11" calcext:value-type="date">
            <text:p>2024-05-11 00:00:00</text:p>
          </table:table-cell>
          <table:table-cell office:value-type="string" calcext:value-type="string">
            <text:p>Corrosión</text:p>
          </table:table-cell>
          <table:table-cell office:value-type="float" office:value="8847.36" calcext:value-type="float">
            <text:p>8847.36</text:p>
          </table:table-cell>
          <table:table-cell office:value-type="float" office:value="36.31" calcext:value-type="float">
            <text:p>36.31</text:p>
          </table:table-cell>
          <table:table-cell office:value-type="string" calcext:value-type="string">
            <text:p>2024-05-11</text:p>
          </table:table-cell>
          <table:table-cell table:number-columns-repeated="1637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</text:p>
          </table:table-cell>
          <table:table-cell table:style-name="ce4" office:value-type="date" office:date-value="2022-03-28" calcext:value-type="date">
            <text:p>2022-03-28 00:00:00</text:p>
          </table:table-cell>
          <table:table-cell office:value-type="string" calcext:value-type="string">
            <text:p>Desgaste</text:p>
          </table:table-cell>
          <table:table-cell office:value-type="float" office:value="3016.8" calcext:value-type="float">
            <text:p>3016.8</text:p>
          </table:table-cell>
          <table:table-cell office:value-type="float" office:value="64.37" calcext:value-type="float">
            <text:p>64.37</text:p>
          </table:table-cell>
          <table:table-cell office:value-type="string" calcext:value-type="string">
            <text:p>2022-03-28</text:p>
          </table:table-cell>
          <table:table-cell table:number-columns-repeated="1637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7.08" calcext:value-type="float">
            <text:p>7</text:p>
          </table:table-cell>
          <table:table-cell table:style-name="ce4" office:value-type="date" office:date-value="2022-07-12" calcext:value-type="date">
            <text:p>2022-07-12 00:00:00</text:p>
          </table:table-cell>
          <table:table-cell office:value-type="string" calcext:value-type="string">
            <text:p>Desgaste</text:p>
          </table:table-cell>
          <table:table-cell office:value-type="float" office:value="6839.09" calcext:value-type="float">
            <text:p>6839.09</text:p>
          </table:table-cell>
          <table:table-cell office:value-type="float" office:value="92.23" calcext:value-type="float">
            <text:p>92.23</text:p>
          </table:table-cell>
          <table:table-cell office:value-type="string" calcext:value-type="string">
            <text:p>2022-07-12</text:p>
          </table:table-cell>
          <table:table-cell table:number-columns-repeated="1637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3.27" calcext:value-type="float">
            <text:p>3</text:p>
          </table:table-cell>
          <table:table-cell table:style-name="ce4" office:value-type="date" office:date-value="2022-04-15" calcext:value-type="date">
            <text:p>2022-04-15 00:00:00</text:p>
          </table:table-cell>
          <table:table-cell office:value-type="string" calcext:value-type="string">
            <text:p>Desgaste</text:p>
          </table:table-cell>
          <table:table-cell office:value-type="float" office:value="5397.86" calcext:value-type="float">
            <text:p>5397.86</text:p>
          </table:table-cell>
          <table:table-cell office:value-type="float" office:value="40.52" calcext:value-type="float">
            <text:p>40.52</text:p>
          </table:table-cell>
          <table:table-cell office:value-type="string" calcext:value-type="string">
            <text:p>2022-04-15</text:p>
          </table:table-cell>
          <table:table-cell table:number-columns-repeated="1637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6.67" calcext:value-type="float">
            <text:p>7</text:p>
          </table:table-cell>
          <table:table-cell table:style-name="ce4" office:value-type="date" office:date-value="2022-06-07" calcext:value-type="date">
            <text:p>2022-06-07 00:00:00</text:p>
          </table:table-cell>
          <table:table-cell office:value-type="string" calcext:value-type="string">
            <text:p>Desgaste</text:p>
          </table:table-cell>
          <table:table-cell office:value-type="float" office:value="6861.42" calcext:value-type="float">
            <text:p>6861.42</text:p>
          </table:table-cell>
          <table:table-cell office:value-type="float" office:value="93.44" calcext:value-type="float">
            <text:p>93.44</text:p>
          </table:table-cell>
          <table:table-cell office:value-type="string" calcext:value-type="string">
            <text:p>2022-06-07</text:p>
          </table:table-cell>
          <table:table-cell table:number-columns-repeated="1637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5.38" calcext:value-type="float">
            <text:p>5</text:p>
          </table:table-cell>
          <table:table-cell table:style-name="ce4" office:value-type="date" office:date-value="2024-08-29" calcext:value-type="date">
            <text:p>2024-08-2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558.06" calcext:value-type="float">
            <text:p>3558.06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2024-08-29</text:p>
          </table:table-cell>
          <table:table-cell table:number-columns-repeated="1637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.87" calcext:value-type="float">
            <text:p>7</text:p>
          </table:table-cell>
          <table:table-cell table:style-name="ce4" office:value-type="date" office:date-value="2023-06-29" calcext:value-type="date">
            <text:p>2023-06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415.02" calcext:value-type="float">
            <text:p>8415.02</text:p>
          </table:table-cell>
          <table:table-cell office:value-type="float" office:value="89.07" calcext:value-type="float">
            <text:p>89.07</text:p>
          </table:table-cell>
          <table:table-cell office:value-type="string" calcext:value-type="string">
            <text:p>2023-06-29</text:p>
          </table:table-cell>
          <table:table-cell table:number-columns-repeated="1637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.47" calcext:value-type="float">
            <text:p>5</text:p>
          </table:table-cell>
          <table:table-cell table:style-name="ce4" office:value-type="date" office:date-value="2023-02-18" calcext:value-type="date">
            <text:p>2023-02-18 00:00:00</text:p>
          </table:table-cell>
          <table:table-cell office:value-type="string" calcext:value-type="string">
            <text:p>Desgaste</text:p>
          </table:table-cell>
          <table:table-cell office:value-type="float" office:value="3747.94" calcext:value-type="float">
            <text:p>3747.94</text:p>
          </table:table-cell>
          <table:table-cell office:value-type="float" office:value="85.17" calcext:value-type="float">
            <text:p>85.17</text:p>
          </table:table-cell>
          <table:table-cell office:value-type="string" calcext:value-type="string">
            <text:p>2023-02-18</text:p>
          </table:table-cell>
          <table:table-cell table:number-columns-repeated="1637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.87" calcext:value-type="float">
            <text:p>7</text:p>
          </table:table-cell>
          <table:table-cell table:style-name="ce4" office:value-type="date" office:date-value="2023-06-13" calcext:value-type="date">
            <text:p>2023-06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52.29" calcext:value-type="float">
            <text:p>2852.29</text:p>
          </table:table-cell>
          <table:table-cell office:value-type="float" office:value="57.82" calcext:value-type="float">
            <text:p>57.82</text:p>
          </table:table-cell>
          <table:table-cell office:value-type="string" calcext:value-type="string">
            <text:p>2023-06-13</text:p>
          </table:table-cell>
          <table:table-cell table:number-columns-repeated="1637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9.65" calcext:value-type="float">
            <text:p>10</text:p>
          </table:table-cell>
          <table:table-cell table:style-name="ce4" office:value-type="date" office:date-value="2023-06-26" calcext:value-type="date">
            <text:p>2023-06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261.91" calcext:value-type="float">
            <text:p>3261.91</text:p>
          </table:table-cell>
          <table:table-cell office:value-type="float" office:value="56.56" calcext:value-type="float">
            <text:p>56.56</text:p>
          </table:table-cell>
          <table:table-cell office:value-type="string" calcext:value-type="string">
            <text:p>2023-06-26</text:p>
          </table:table-cell>
          <table:table-cell table:number-columns-repeated="1637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.63" calcext:value-type="float">
            <text:p>3</text:p>
          </table:table-cell>
          <table:table-cell table:style-name="ce4" office:value-type="date" office:date-value="2024-03-23" calcext:value-type="date">
            <text:p>2024-03-23 00:00:00</text:p>
          </table:table-cell>
          <table:table-cell office:value-type="string" calcext:value-type="string">
            <text:p>Corrosión</text:p>
          </table:table-cell>
          <table:table-cell office:value-type="float" office:value="3693.9" calcext:value-type="float">
            <text:p>3693.9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2024-03-23</text:p>
          </table:table-cell>
          <table:table-cell table:number-columns-repeated="1637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.33" calcext:value-type="float">
            <text:p>5</text:p>
          </table:table-cell>
          <table:table-cell table:style-name="ce4" office:value-type="date" office:date-value="2024-08-17" calcext:value-type="date">
            <text:p>2024-08-1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024.86" calcext:value-type="float">
            <text:p>9024.86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2024-08-17</text:p>
          </table:table-cell>
          <table:table-cell table:number-columns-repeated="1637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.95" calcext:value-type="float">
            <text:p>2</text:p>
          </table:table-cell>
          <table:table-cell table:style-name="ce4" office:value-type="date" office:date-value="2023-09-11" calcext:value-type="date">
            <text:p>2023-09-11 00:00:00</text:p>
          </table:table-cell>
          <table:table-cell office:value-type="string" calcext:value-type="string">
            <text:p>Corrosión</text:p>
          </table:table-cell>
          <table:table-cell office:value-type="float" office:value="6623.46" calcext:value-type="float">
            <text:p>6623.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3-09-11</text:p>
          </table:table-cell>
          <table:table-cell table:number-columns-repeated="1637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.32" calcext:value-type="float">
            <text:p>4</text:p>
          </table:table-cell>
          <table:table-cell table:style-name="ce4" office:value-type="date" office:date-value="2023-07-12" calcext:value-type="date">
            <text:p>2023-07-12 00:00:00</text:p>
          </table:table-cell>
          <table:table-cell office:value-type="string" calcext:value-type="string">
            <text:p>Desgaste</text:p>
          </table:table-cell>
          <table:table-cell office:value-type="float" office:value="4243.2" calcext:value-type="float">
            <text:p>4243.2</text:p>
          </table:table-cell>
          <table:table-cell office:value-type="float" office:value="56.95" calcext:value-type="float">
            <text:p>56.95</text:p>
          </table:table-cell>
          <table:table-cell office:value-type="string" calcext:value-type="string">
            <text:p>2023-07-12</text:p>
          </table:table-cell>
          <table:table-cell table:number-columns-repeated="1637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.43" calcext:value-type="float">
            <text:p>7</text:p>
          </table:table-cell>
          <table:table-cell table:style-name="ce4" office:value-type="date" office:date-value="2022-05-26" calcext:value-type="date">
            <text:p>2022-05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328.7" calcext:value-type="float">
            <text:p>4328.7</text:p>
          </table:table-cell>
          <table:table-cell office:value-type="float" office:value="97.91" calcext:value-type="float">
            <text:p>97.91</text:p>
          </table:table-cell>
          <table:table-cell office:value-type="string" calcext:value-type="string">
            <text:p>2022-05-26</text:p>
          </table:table-cell>
          <table:table-cell table:number-columns-repeated="1637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7.43" calcext:value-type="float">
            <text:p>7</text:p>
          </table:table-cell>
          <table:table-cell table:style-name="ce4" office:value-type="date" office:date-value="2022-12-28" calcext:value-type="date">
            <text:p>2022-12-28 00:00:00</text:p>
          </table:table-cell>
          <table:table-cell office:value-type="string" calcext:value-type="string">
            <text:p>Corrosión</text:p>
          </table:table-cell>
          <table:table-cell office:value-type="float" office:value="7149.48" calcext:value-type="float">
            <text:p>7149.48</text:p>
          </table:table-cell>
          <table:table-cell office:value-type="float" office:value="82.46" calcext:value-type="float">
            <text:p>82.46</text:p>
          </table:table-cell>
          <table:table-cell office:value-type="string" calcext:value-type="string">
            <text:p>2022-12-28</text:p>
          </table:table-cell>
          <table:table-cell table:number-columns-repeated="1637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.24" calcext:value-type="float">
            <text:p>4</text:p>
          </table:table-cell>
          <table:table-cell table:style-name="ce4" office:value-type="date" office:date-value="2023-01-29" calcext:value-type="date">
            <text:p>2023-01-29 00:00:00</text:p>
          </table:table-cell>
          <table:table-cell office:value-type="string" calcext:value-type="string">
            <text:p>Corrosión</text:p>
          </table:table-cell>
          <table:table-cell office:value-type="float" office:value="6826.92" calcext:value-type="float">
            <text:p>6826.92</text:p>
          </table:table-cell>
          <table:table-cell office:value-type="float" office:value="60.32" calcext:value-type="float">
            <text:p>60.32</text:p>
          </table:table-cell>
          <table:table-cell office:value-type="string" calcext:value-type="string">
            <text:p>2023-01-29</text:p>
          </table:table-cell>
          <table:table-cell table:number-columns-repeated="1637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.44" calcext:value-type="float">
            <text:p>8</text:p>
          </table:table-cell>
          <table:table-cell table:style-name="ce4" office:value-type="date" office:date-value="2024-09-13" calcext:value-type="date">
            <text:p>2024-09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675.23" calcext:value-type="float">
            <text:p>4675.23</text:p>
          </table:table-cell>
          <table:table-cell office:value-type="float" office:value="59.78" calcext:value-type="float">
            <text:p>59.78</text:p>
          </table:table-cell>
          <table:table-cell office:value-type="string" calcext:value-type="string">
            <text:p>2024-09-13</text:p>
          </table:table-cell>
          <table:table-cell table:number-columns-repeated="1637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.84" calcext:value-type="float">
            <text:p>7</text:p>
          </table:table-cell>
          <table:table-cell table:style-name="ce4" office:value-type="date" office:date-value="2023-10-06" calcext:value-type="date">
            <text:p>2023-10-06 00:00:00</text:p>
          </table:table-cell>
          <table:table-cell office:value-type="string" calcext:value-type="string">
            <text:p>Corrosión</text:p>
          </table:table-cell>
          <table:table-cell office:value-type="float" office:value="8223.85" calcext:value-type="float">
            <text:p>8223.85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2023-10-06</text:p>
          </table:table-cell>
          <table:table-cell table:number-columns-repeated="1637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95" calcext:value-type="float">
            <text:p>5</text:p>
          </table:table-cell>
          <table:table-cell table:style-name="ce4" office:value-type="date" office:date-value="2022-08-03" calcext:value-type="date">
            <text:p>2022-08-03 00:00:00</text:p>
          </table:table-cell>
          <table:table-cell office:value-type="string" calcext:value-type="string">
            <text:p>Desgaste</text:p>
          </table:table-cell>
          <table:table-cell office:value-type="float" office:value="2573.49" calcext:value-type="float">
            <text:p>2573.49</text:p>
          </table:table-cell>
          <table:table-cell office:value-type="float" office:value="95.02" calcext:value-type="float">
            <text:p>95.02</text:p>
          </table:table-cell>
          <table:table-cell office:value-type="string" calcext:value-type="string">
            <text:p>2022-08-03</text:p>
          </table:table-cell>
          <table:table-cell table:number-columns-repeated="1637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3.19" calcext:value-type="float">
            <text:p>3</text:p>
          </table:table-cell>
          <table:table-cell table:style-name="ce4" office:value-type="date" office:date-value="2024-07-02" calcext:value-type="date">
            <text:p>2024-07-02 00:00:00</text:p>
          </table:table-cell>
          <table:table-cell office:value-type="string" calcext:value-type="string">
            <text:p>Corrosión</text:p>
          </table:table-cell>
          <table:table-cell office:value-type="float" office:value="8347.56" calcext:value-type="float">
            <text:p>8347.56</text:p>
          </table:table-cell>
          <table:table-cell office:value-type="float" office:value="67.91" calcext:value-type="float">
            <text:p>67.91</text:p>
          </table:table-cell>
          <table:table-cell office:value-type="string" calcext:value-type="string">
            <text:p>2024-07-02</text:p>
          </table:table-cell>
          <table:table-cell table:number-columns-repeated="1637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3-08-14" calcext:value-type="date">
            <text:p>2023-08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609.16" calcext:value-type="float">
            <text:p>7609.16</text:p>
          </table:table-cell>
          <table:table-cell office:value-type="float" office:value="54.03" calcext:value-type="float">
            <text:p>54.03</text:p>
          </table:table-cell>
          <table:table-cell office:value-type="string" calcext:value-type="string">
            <text:p>2023-08-14</text:p>
          </table:table-cell>
          <table:table-cell table:number-columns-repeated="1637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8.28" calcext:value-type="float">
            <text:p>8</text:p>
          </table:table-cell>
          <table:table-cell table:style-name="ce4" office:value-type="date" office:date-value="2022-10-16" calcext:value-type="date">
            <text:p>2022-10-16 00:00:00</text:p>
          </table:table-cell>
          <table:table-cell office:value-type="string" calcext:value-type="string">
            <text:p>Desgaste</text:p>
          </table:table-cell>
          <table:table-cell office:value-type="float" office:value="1464.36" calcext:value-type="float">
            <text:p>1464.36</text:p>
          </table:table-cell>
          <table:table-cell office:value-type="float" office:value="75.59" calcext:value-type="float">
            <text:p>75.59</text:p>
          </table:table-cell>
          <table:table-cell office:value-type="string" calcext:value-type="string">
            <text:p>2022-10-16</text:p>
          </table:table-cell>
          <table:table-cell table:number-columns-repeated="1637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</text:p>
          </table:table-cell>
          <table:table-cell table:style-name="ce4" office:value-type="date" office:date-value="2023-06-19" calcext:value-type="date">
            <text:p>2023-06-1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224.9" calcext:value-type="float">
            <text:p>8224.9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2023-06-19</text:p>
          </table:table-cell>
          <table:table-cell table:number-columns-repeated="1637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.38" calcext:value-type="float">
            <text:p>1</text:p>
          </table:table-cell>
          <table:table-cell table:style-name="ce4" office:value-type="date" office:date-value="2024-01-23" calcext:value-type="date">
            <text:p>2024-01-2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891.81" calcext:value-type="float">
            <text:p>8891.81</text:p>
          </table:table-cell>
          <table:table-cell office:value-type="float" office:value="35.06" calcext:value-type="float">
            <text:p>35.06</text:p>
          </table:table-cell>
          <table:table-cell office:value-type="string" calcext:value-type="string">
            <text:p>2024-01-23</text:p>
          </table:table-cell>
          <table:table-cell table:number-columns-repeated="1637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.58" calcext:value-type="float">
            <text:p>7</text:p>
          </table:table-cell>
          <table:table-cell table:style-name="ce4" office:value-type="date" office:date-value="2023-08-13" calcext:value-type="date">
            <text:p>2023-08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414.19" calcext:value-type="float">
            <text:p>2414.19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2023-08-13</text:p>
          </table:table-cell>
          <table:table-cell table:number-columns-repeated="1637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.67" calcext:value-type="float">
            <text:p>2</text:p>
          </table:table-cell>
          <table:table-cell table:style-name="ce4" office:value-type="date" office:date-value="2024-11-11" calcext:value-type="date">
            <text:p>2024-11-11 00:00:00</text:p>
          </table:table-cell>
          <table:table-cell office:value-type="string" calcext:value-type="string">
            <text:p>Desgaste</text:p>
          </table:table-cell>
          <table:table-cell office:value-type="float" office:value="6501.25" calcext:value-type="float">
            <text:p>6501.25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2024-11-11</text:p>
          </table:table-cell>
          <table:table-cell table:number-columns-repeated="1637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.48" calcext:value-type="float">
            <text:p>9</text:p>
          </table:table-cell>
          <table:table-cell table:style-name="ce4" office:value-type="date" office:date-value="2022-12-29" calcext:value-type="date">
            <text:p>2022-12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192.48" calcext:value-type="float">
            <text:p>5192.48</text:p>
          </table:table-cell>
          <table:table-cell office:value-type="float" office:value="68.89" calcext:value-type="float">
            <text:p>68.89</text:p>
          </table:table-cell>
          <table:table-cell office:value-type="string" calcext:value-type="string">
            <text:p>2022-12-29</text:p>
          </table:table-cell>
          <table:table-cell table:number-columns-repeated="1637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2.56" calcext:value-type="float">
            <text:p>3</text:p>
          </table:table-cell>
          <table:table-cell table:style-name="ce4" office:value-type="date" office:date-value="2025-02-07" calcext:value-type="date">
            <text:p>2025-02-0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425.58" calcext:value-type="float">
            <text:p>8425.58</text:p>
          </table:table-cell>
          <table:table-cell office:value-type="float" office:value="96.88" calcext:value-type="float">
            <text:p>96.88</text:p>
          </table:table-cell>
          <table:table-cell office:value-type="string" calcext:value-type="string">
            <text:p>2025-02-07</text:p>
          </table:table-cell>
          <table:table-cell table:number-columns-repeated="1637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.81" calcext:value-type="float">
            <text:p>7</text:p>
          </table:table-cell>
          <table:table-cell table:style-name="ce4" office:value-type="date" office:date-value="2024-09-24" calcext:value-type="date">
            <text:p>2024-09-2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736.78" calcext:value-type="float">
            <text:p>5736.78</text:p>
          </table:table-cell>
          <table:table-cell office:value-type="float" office:value="72.73" calcext:value-type="float">
            <text:p>72.73</text:p>
          </table:table-cell>
          <table:table-cell office:value-type="string" calcext:value-type="string">
            <text:p>2024-09-24</text:p>
          </table:table-cell>
          <table:table-cell table:number-columns-repeated="1637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.05" calcext:value-type="float">
            <text:p>6</text:p>
          </table:table-cell>
          <table:table-cell table:style-name="ce4" office:value-type="date" office:date-value="2024-06-17" calcext:value-type="date">
            <text:p>2024-06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085.17" calcext:value-type="float">
            <text:p>8085.17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2024-06-17</text:p>
          </table:table-cell>
          <table:table-cell table:number-columns-repeated="1637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8.52" calcext:value-type="float">
            <text:p>9</text:p>
          </table:table-cell>
          <table:table-cell table:style-name="ce4" office:value-type="date" office:date-value="2023-02-03" calcext:value-type="date">
            <text:p>2023-02-0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396.77" calcext:value-type="float">
            <text:p>5396.77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2023-02-03</text:p>
          </table:table-cell>
          <table:table-cell table:number-columns-repeated="1637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.58" calcext:value-type="float">
            <text:p>4</text:p>
          </table:table-cell>
          <table:table-cell table:style-name="ce4" office:value-type="date" office:date-value="2022-11-01" calcext:value-type="date">
            <text:p>2022-11-01 00:00:00</text:p>
          </table:table-cell>
          <table:table-cell office:value-type="string" calcext:value-type="string">
            <text:p>Corrosión</text:p>
          </table:table-cell>
          <table:table-cell office:value-type="float" office:value="1645.38" calcext:value-type="float">
            <text:p>1645.38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2022-11-01</text:p>
          </table:table-cell>
          <table:table-cell table:number-columns-repeated="1637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.06" calcext:value-type="float">
            <text:p>2</text:p>
          </table:table-cell>
          <table:table-cell table:style-name="ce4" office:value-type="date" office:date-value="2022-07-30" calcext:value-type="date">
            <text:p>2022-07-3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139.14" calcext:value-type="float">
            <text:p>5139.14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2022-07-30</text:p>
          </table:table-cell>
          <table:table-cell table:number-columns-repeated="1637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3.64" calcext:value-type="float">
            <text:p>4</text:p>
          </table:table-cell>
          <table:table-cell table:style-name="ce4" office:value-type="date" office:date-value="2024-05-02" calcext:value-type="date">
            <text:p>2024-05-02 00:00:00</text:p>
          </table:table-cell>
          <table:table-cell office:value-type="string" calcext:value-type="string">
            <text:p>Desgaste</text:p>
          </table:table-cell>
          <table:table-cell office:value-type="float" office:value="7271.82" calcext:value-type="float">
            <text:p>7271.82</text:p>
          </table:table-cell>
          <table:table-cell office:value-type="float" office:value="83.82" calcext:value-type="float">
            <text:p>83.82</text:p>
          </table:table-cell>
          <table:table-cell office:value-type="string" calcext:value-type="string">
            <text:p>2024-05-02</text:p>
          </table:table-cell>
          <table:table-cell table:number-columns-repeated="1637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7.78" calcext:value-type="float">
            <text:p>8</text:p>
          </table:table-cell>
          <table:table-cell table:style-name="ce4" office:value-type="date" office:date-value="2024-12-24" calcext:value-type="date">
            <text:p>2024-12-24 00:00:00</text:p>
          </table:table-cell>
          <table:table-cell office:value-type="string" calcext:value-type="string">
            <text:p>Corrosión</text:p>
          </table:table-cell>
          <table:table-cell office:value-type="float" office:value="1813.63" calcext:value-type="float">
            <text:p>1813.63</text:p>
          </table:table-cell>
          <table:table-cell office:value-type="float" office:value="76.82" calcext:value-type="float">
            <text:p>76.82</text:p>
          </table:table-cell>
          <table:table-cell office:value-type="string" calcext:value-type="string">
            <text:p>2024-12-24</text:p>
          </table:table-cell>
          <table:table-cell table:number-columns-repeated="1637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.45" calcext:value-type="float">
            <text:p>2</text:p>
          </table:table-cell>
          <table:table-cell table:style-name="ce4" office:value-type="date" office:date-value="2023-06-14" calcext:value-type="date">
            <text:p>2023-06-1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815.52" calcext:value-type="float">
            <text:p>3815.52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2023-06-14</text:p>
          </table:table-cell>
          <table:table-cell table:number-columns-repeated="1637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.68" calcext:value-type="float">
            <text:p>8</text:p>
          </table:table-cell>
          <table:table-cell table:style-name="ce4" office:value-type="date" office:date-value="2022-08-05" calcext:value-type="date">
            <text:p>2022-08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763.01" calcext:value-type="float">
            <text:p>4763.01</text:p>
          </table:table-cell>
          <table:table-cell office:value-type="float" office:value="67.81" calcext:value-type="float">
            <text:p>67.81</text:p>
          </table:table-cell>
          <table:table-cell office:value-type="string" calcext:value-type="string">
            <text:p>2022-08-05</text:p>
          </table:table-cell>
          <table:table-cell table:number-columns-repeated="1637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7.72" calcext:value-type="float">
            <text:p>8</text:p>
          </table:table-cell>
          <table:table-cell table:style-name="ce4" office:value-type="date" office:date-value="2024-02-19" calcext:value-type="date">
            <text:p>2024-02-1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432.83" calcext:value-type="float">
            <text:p>1432.83</text:p>
          </table:table-cell>
          <table:table-cell office:value-type="float" office:value="24.73" calcext:value-type="float">
            <text:p>24.73</text:p>
          </table:table-cell>
          <table:table-cell office:value-type="string" calcext:value-type="string">
            <text:p>2024-02-19</text:p>
          </table:table-cell>
          <table:table-cell table:number-columns-repeated="1637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.76" calcext:value-type="float">
            <text:p>6</text:p>
          </table:table-cell>
          <table:table-cell table:style-name="ce4" office:value-type="date" office:date-value="2024-02-11" calcext:value-type="date">
            <text:p>2024-02-1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712.45" calcext:value-type="float">
            <text:p>5712.45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2024-02-11</text:p>
          </table:table-cell>
          <table:table-cell table:number-columns-repeated="1637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.21" calcext:value-type="float">
            <text:p>3</text:p>
          </table:table-cell>
          <table:table-cell table:style-name="ce4" office:value-type="date" office:date-value="2022-05-26" calcext:value-type="date">
            <text:p>2022-05-26 00:00:00</text:p>
          </table:table-cell>
          <table:table-cell office:value-type="string" calcext:value-type="string">
            <text:p>Corrosión</text:p>
          </table:table-cell>
          <table:table-cell office:value-type="float" office:value="7918.47" calcext:value-type="float">
            <text:p>7918.47</text:p>
          </table:table-cell>
          <table:table-cell office:value-type="float" office:value="58.71" calcext:value-type="float">
            <text:p>58.71</text:p>
          </table:table-cell>
          <table:table-cell office:value-type="string" calcext:value-type="string">
            <text:p>2022-05-26</text:p>
          </table:table-cell>
          <table:table-cell table:number-columns-repeated="1637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7.75" calcext:value-type="float">
            <text:p>8</text:p>
          </table:table-cell>
          <table:table-cell table:style-name="ce4" office:value-type="date" office:date-value="2022-07-04" calcext:value-type="date">
            <text:p>2022-07-0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395.57" calcext:value-type="float">
            <text:p>4395.57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2022-07-04</text:p>
          </table:table-cell>
          <table:table-cell table:number-columns-repeated="1637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7.36" calcext:value-type="float">
            <text:p>7</text:p>
          </table:table-cell>
          <table:table-cell table:style-name="ce4" office:value-type="date" office:date-value="2022-06-25" calcext:value-type="date">
            <text:p>2022-06-25 00:00:00</text:p>
          </table:table-cell>
          <table:table-cell office:value-type="string" calcext:value-type="string">
            <text:p>Corrosión</text:p>
          </table:table-cell>
          <table:table-cell office:value-type="float" office:value="5467.26" calcext:value-type="float">
            <text:p>5467.26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2022-06-25</text:p>
          </table:table-cell>
          <table:table-cell table:number-columns-repeated="16377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.78" calcext:value-type="float">
            <text:p>7</text:p>
          </table:table-cell>
          <table:table-cell table:style-name="ce4" office:value-type="date" office:date-value="2023-09-08" calcext:value-type="date">
            <text:p>2023-09-08 00:00:00</text:p>
          </table:table-cell>
          <table:table-cell office:value-type="string" calcext:value-type="string">
            <text:p>Corrosión</text:p>
          </table:table-cell>
          <table:table-cell office:value-type="float" office:value="1722.38" calcext:value-type="float">
            <text:p>1722.38</text:p>
          </table:table-cell>
          <table:table-cell office:value-type="float" office:value="70.27" calcext:value-type="float">
            <text:p>70.27</text:p>
          </table:table-cell>
          <table:table-cell office:value-type="string" calcext:value-type="string">
            <text:p>2023-09-08</text:p>
          </table:table-cell>
          <table:table-cell table:number-columns-repeated="16377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7.11" calcext:value-type="float">
            <text:p>7</text:p>
          </table:table-cell>
          <table:table-cell table:style-name="ce4" office:value-type="date" office:date-value="2023-04-01" calcext:value-type="date">
            <text:p>2023-04-0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439.28" calcext:value-type="float">
            <text:p>3439.28</text:p>
          </table:table-cell>
          <table:table-cell office:value-type="float" office:value="32.66" calcext:value-type="float">
            <text:p>32.66</text:p>
          </table:table-cell>
          <table:table-cell office:value-type="string" calcext:value-type="string">
            <text:p>2023-04-01</text:p>
          </table:table-cell>
          <table:table-cell table:number-columns-repeated="1637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.77" calcext:value-type="float">
            <text:p>3</text:p>
          </table:table-cell>
          <table:table-cell table:style-name="ce4" office:value-type="date" office:date-value="2025-02-25" calcext:value-type="date">
            <text:p>2025-02-2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273.01" calcext:value-type="float">
            <text:p>6273.01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2025-02-25</text:p>
          </table:table-cell>
          <table:table-cell table:number-columns-repeated="1637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9.18" calcext:value-type="float">
            <text:p>9</text:p>
          </table:table-cell>
          <table:table-cell table:style-name="ce4" office:value-type="date" office:date-value="2023-07-24" calcext:value-type="date">
            <text:p>2023-07-24 00:00:00</text:p>
          </table:table-cell>
          <table:table-cell office:value-type="string" calcext:value-type="string">
            <text:p>Corrosión</text:p>
          </table:table-cell>
          <table:table-cell office:value-type="float" office:value="3442.2" calcext:value-type="float">
            <text:p>3442.2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2023-07-24</text:p>
          </table:table-cell>
          <table:table-cell table:number-columns-repeated="1637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.42" calcext:value-type="float">
            <text:p>3</text:p>
          </table:table-cell>
          <table:table-cell table:style-name="ce4" office:value-type="date" office:date-value="2024-05-18" calcext:value-type="date">
            <text:p>2024-05-1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271.31" calcext:value-type="float">
            <text:p>7271.31</text:p>
          </table:table-cell>
          <table:table-cell office:value-type="float" office:value="74.23" calcext:value-type="float">
            <text:p>74.23</text:p>
          </table:table-cell>
          <table:table-cell office:value-type="string" calcext:value-type="string">
            <text:p>2024-05-18</text:p>
          </table:table-cell>
          <table:table-cell table:number-columns-repeated="1637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.03" calcext:value-type="float">
            <text:p>9</text:p>
          </table:table-cell>
          <table:table-cell table:style-name="ce4" office:value-type="date" office:date-value="2023-01-20" calcext:value-type="date">
            <text:p>2023-01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737.65" calcext:value-type="float">
            <text:p>3737.65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2023-01-20</text:p>
          </table:table-cell>
          <table:table-cell table:number-columns-repeated="1637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.68" calcext:value-type="float">
            <text:p>7</text:p>
          </table:table-cell>
          <table:table-cell table:style-name="ce4" office:value-type="date" office:date-value="2022-10-01" calcext:value-type="date">
            <text:p>2022-10-0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566.5" calcext:value-type="float">
            <text:p>4566.5</text:p>
          </table:table-cell>
          <table:table-cell office:value-type="float" office:value="76.12" calcext:value-type="float">
            <text:p>76.12</text:p>
          </table:table-cell>
          <table:table-cell office:value-type="string" calcext:value-type="string">
            <text:p>2022-10-01</text:p>
          </table:table-cell>
          <table:table-cell table:number-columns-repeated="1637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7.39" calcext:value-type="float">
            <text:p>7</text:p>
          </table:table-cell>
          <table:table-cell table:style-name="ce4" office:value-type="date" office:date-value="2023-10-08" calcext:value-type="date">
            <text:p>2023-10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525.95" calcext:value-type="float">
            <text:p>3525.95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2023-10-08</text:p>
          </table:table-cell>
          <table:table-cell table:number-columns-repeated="1637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4.08" calcext:value-type="float">
            <text:p>4</text:p>
          </table:table-cell>
          <table:table-cell table:style-name="ce4" office:value-type="date" office:date-value="2023-07-07" calcext:value-type="date">
            <text:p>2023-07-07 00:00:00</text:p>
          </table:table-cell>
          <table:table-cell office:value-type="string" calcext:value-type="string">
            <text:p>Corrosión</text:p>
          </table:table-cell>
          <table:table-cell office:value-type="float" office:value="1214.56" calcext:value-type="float">
            <text:p>1214.56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023-07-07</text:p>
          </table:table-cell>
          <table:table-cell table:number-columns-repeated="1637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8.2" calcext:value-type="float">
            <text:p>8</text:p>
          </table:table-cell>
          <table:table-cell table:style-name="ce4" office:value-type="date" office:date-value="2024-02-25" calcext:value-type="date">
            <text:p>2024-02-25 00:00:00</text:p>
          </table:table-cell>
          <table:table-cell office:value-type="string" calcext:value-type="string">
            <text:p>Corrosión</text:p>
          </table:table-cell>
          <table:table-cell office:value-type="float" office:value="4081.07" calcext:value-type="float">
            <text:p>4081.07</text:p>
          </table:table-cell>
          <table:table-cell office:value-type="float" office:value="89.71" calcext:value-type="float">
            <text:p>89.71</text:p>
          </table:table-cell>
          <table:table-cell office:value-type="string" calcext:value-type="string">
            <text:p>2024-02-25</text:p>
          </table:table-cell>
          <table:table-cell table:number-columns-repeated="1637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7</text:p>
          </table:table-cell>
          <table:table-cell table:style-name="ce4" office:value-type="date" office:date-value="2022-10-03" calcext:value-type="date">
            <text:p>2022-10-03 00:00:00</text:p>
          </table:table-cell>
          <table:table-cell office:value-type="string" calcext:value-type="string">
            <text:p>Corrosión</text:p>
          </table:table-cell>
          <table:table-cell office:value-type="float" office:value="5555.59" calcext:value-type="float">
            <text:p>5555.59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2022-10-03</text:p>
          </table:table-cell>
          <table:table-cell table:number-columns-repeated="1637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7.41" calcext:value-type="float">
            <text:p>7</text:p>
          </table:table-cell>
          <table:table-cell table:style-name="ce4" office:value-type="date" office:date-value="2024-08-15" calcext:value-type="date">
            <text:p>2024-08-15 00:00:00</text:p>
          </table:table-cell>
          <table:table-cell office:value-type="string" calcext:value-type="string">
            <text:p>Desgaste</text:p>
          </table:table-cell>
          <table:table-cell office:value-type="float" office:value="2331.9" calcext:value-type="float">
            <text:p>2331.9</text:p>
          </table:table-cell>
          <table:table-cell office:value-type="float" office:value="65.79" calcext:value-type="float">
            <text:p>65.79</text:p>
          </table:table-cell>
          <table:table-cell office:value-type="string" calcext:value-type="string">
            <text:p>2024-08-15</text:p>
          </table:table-cell>
          <table:table-cell table:number-columns-repeated="1637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5.27" calcext:value-type="float">
            <text:p>5</text:p>
          </table:table-cell>
          <table:table-cell table:style-name="ce4" office:value-type="date" office:date-value="2023-12-21" calcext:value-type="date">
            <text:p>2023-12-2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947.94" calcext:value-type="float">
            <text:p>7947.94</text:p>
          </table:table-cell>
          <table:table-cell office:value-type="float" office:value="37.67" calcext:value-type="float">
            <text:p>37.67</text:p>
          </table:table-cell>
          <table:table-cell office:value-type="string" calcext:value-type="string">
            <text:p>2023-12-21</text:p>
          </table:table-cell>
          <table:table-cell table:number-columns-repeated="1637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8.42" calcext:value-type="float">
            <text:p>8</text:p>
          </table:table-cell>
          <table:table-cell table:style-name="ce4" office:value-type="date" office:date-value="2024-01-21" calcext:value-type="date">
            <text:p>2024-01-2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543.23" calcext:value-type="float">
            <text:p>4543.23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2024-01-21</text:p>
          </table:table-cell>
          <table:table-cell table:number-columns-repeated="1637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style-name="ce4" office:value-type="date" office:date-value="2024-12-01" calcext:value-type="date">
            <text:p>2024-12-01 00:00:00</text:p>
          </table:table-cell>
          <table:table-cell office:value-type="string" calcext:value-type="string">
            <text:p>Desgaste</text:p>
          </table:table-cell>
          <table:table-cell office:value-type="float" office:value="9001.83" calcext:value-type="float">
            <text:p>9001.83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2024-12-01</text:p>
          </table:table-cell>
          <table:table-cell table:number-columns-repeated="16377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6.98" calcext:value-type="float">
            <text:p>7</text:p>
          </table:table-cell>
          <table:table-cell table:style-name="ce4" office:value-type="date" office:date-value="2022-11-23" calcext:value-type="date">
            <text:p>2022-11-23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739.1" calcext:value-type="float">
            <text:p>6739.1</text:p>
          </table:table-cell>
          <table:table-cell office:value-type="float" office:value="69.07" calcext:value-type="float">
            <text:p>69.07</text:p>
          </table:table-cell>
          <table:table-cell office:value-type="string" calcext:value-type="string">
            <text:p>2022-11-23</text:p>
          </table:table-cell>
          <table:table-cell table:number-columns-repeated="1637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.99" calcext:value-type="float">
            <text:p>6</text:p>
          </table:table-cell>
          <table:table-cell table:style-name="ce4" office:value-type="date" office:date-value="2024-07-20" calcext:value-type="date">
            <text:p>2024-07-20 00:00:00</text:p>
          </table:table-cell>
          <table:table-cell office:value-type="string" calcext:value-type="string">
            <text:p>Desgaste</text:p>
          </table:table-cell>
          <table:table-cell office:value-type="float" office:value="6567.39" calcext:value-type="float">
            <text:p>6567.39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2024-07-20</text:p>
          </table:table-cell>
          <table:table-cell table:number-columns-repeated="1637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.1" calcext:value-type="float">
            <text:p>1</text:p>
          </table:table-cell>
          <table:table-cell table:style-name="ce4" office:value-type="date" office:date-value="2023-08-29" calcext:value-type="date">
            <text:p>2023-08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413.95" calcext:value-type="float">
            <text:p>4413.95</text:p>
          </table:table-cell>
          <table:table-cell office:value-type="float" office:value="30.74" calcext:value-type="float">
            <text:p>30.74</text:p>
          </table:table-cell>
          <table:table-cell office:value-type="string" calcext:value-type="string">
            <text:p>2023-08-29</text:p>
          </table:table-cell>
          <table:table-cell table:number-columns-repeated="16377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.38" calcext:value-type="float">
            <text:p>2</text:p>
          </table:table-cell>
          <table:table-cell table:style-name="ce4" office:value-type="date" office:date-value="2023-02-07" calcext:value-type="date">
            <text:p>2023-02-07 00:00:00</text:p>
          </table:table-cell>
          <table:table-cell office:value-type="string" calcext:value-type="string">
            <text:p>Corrosión</text:p>
          </table:table-cell>
          <table:table-cell office:value-type="float" office:value="2918.97" calcext:value-type="float">
            <text:p>2918.97</text:p>
          </table:table-cell>
          <table:table-cell office:value-type="float" office:value="54.23" calcext:value-type="float">
            <text:p>54.23</text:p>
          </table:table-cell>
          <table:table-cell office:value-type="string" calcext:value-type="string">
            <text:p>2023-02-07</text:p>
          </table:table-cell>
          <table:table-cell table:number-columns-repeated="1637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.79" calcext:value-type="float">
            <text:p>3</text:p>
          </table:table-cell>
          <table:table-cell table:style-name="ce4" office:value-type="date" office:date-value="2024-04-12" calcext:value-type="date">
            <text:p>2024-04-1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481.7" calcext:value-type="float">
            <text:p>2481.7</text:p>
          </table:table-cell>
          <table:table-cell office:value-type="float" office:value="70.33" calcext:value-type="float">
            <text:p>70.33</text:p>
          </table:table-cell>
          <table:table-cell office:value-type="string" calcext:value-type="string">
            <text:p>2024-04-12</text:p>
          </table:table-cell>
          <table:table-cell table:number-columns-repeated="16377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4.84" calcext:value-type="float">
            <text:p>5</text:p>
          </table:table-cell>
          <table:table-cell table:style-name="ce4" office:value-type="date" office:date-value="2022-07-09" calcext:value-type="date">
            <text:p>2022-07-0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411.58" calcext:value-type="float">
            <text:p>9411.58</text:p>
          </table:table-cell>
          <table:table-cell office:value-type="float" office:value="91.62" calcext:value-type="float">
            <text:p>91.62</text:p>
          </table:table-cell>
          <table:table-cell office:value-type="string" calcext:value-type="string">
            <text:p>2022-07-09</text:p>
          </table:table-cell>
          <table:table-cell table:number-columns-repeated="16377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.31" calcext:value-type="float">
            <text:p>2</text:p>
          </table:table-cell>
          <table:table-cell table:style-name="ce4" office:value-type="date" office:date-value="2023-07-08" calcext:value-type="date">
            <text:p>2023-07-08 00:00:00</text:p>
          </table:table-cell>
          <table:table-cell office:value-type="string" calcext:value-type="string">
            <text:p>Desgaste</text:p>
          </table:table-cell>
          <table:table-cell office:value-type="float" office:value="5085.02" calcext:value-type="float">
            <text:p>5085.02</text:p>
          </table:table-cell>
          <table:table-cell office:value-type="float" office:value="78.21" calcext:value-type="float">
            <text:p>78.21</text:p>
          </table:table-cell>
          <table:table-cell office:value-type="string" calcext:value-type="string">
            <text:p>2023-07-08</text:p>
          </table:table-cell>
          <table:table-cell table:number-columns-repeated="1637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.93" calcext:value-type="float">
            <text:p>7</text:p>
          </table:table-cell>
          <table:table-cell table:style-name="ce4" office:value-type="date" office:date-value="2024-11-16" calcext:value-type="date">
            <text:p>2024-11-1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573.2" calcext:value-type="float">
            <text:p>4573.2</text:p>
          </table:table-cell>
          <table:table-cell office:value-type="float" office:value="86.93" calcext:value-type="float">
            <text:p>86.93</text:p>
          </table:table-cell>
          <table:table-cell office:value-type="string" calcext:value-type="string">
            <text:p>2024-11-16</text:p>
          </table:table-cell>
          <table:table-cell table:number-columns-repeated="16377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.98" calcext:value-type="float">
            <text:p>3</text:p>
          </table:table-cell>
          <table:table-cell table:style-name="ce4" office:value-type="date" office:date-value="2023-12-05" calcext:value-type="date">
            <text:p>2023-12-05 00:00:00</text:p>
          </table:table-cell>
          <table:table-cell office:value-type="string" calcext:value-type="string">
            <text:p>Desgaste</text:p>
          </table:table-cell>
          <table:table-cell office:value-type="float" office:value="8854.39" calcext:value-type="float">
            <text:p>8854.39</text:p>
          </table:table-cell>
          <table:table-cell office:value-type="float" office:value="18.95" calcext:value-type="float">
            <text:p>18.95</text:p>
          </table:table-cell>
          <table:table-cell office:value-type="string" calcext:value-type="string">
            <text:p>2023-12-05</text:p>
          </table:table-cell>
          <table:table-cell table:number-columns-repeated="16377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9.43" calcext:value-type="float">
            <text:p>9</text:p>
          </table:table-cell>
          <table:table-cell table:style-name="ce4" office:value-type="date" office:date-value="2024-03-13" calcext:value-type="date">
            <text:p>2024-03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19.03" calcext:value-type="float">
            <text:p>2819.03</text:p>
          </table:table-cell>
          <table:table-cell office:value-type="float" office:value="62.05" calcext:value-type="float">
            <text:p>62.05</text:p>
          </table:table-cell>
          <table:table-cell office:value-type="string" calcext:value-type="string">
            <text:p>2024-03-13</text:p>
          </table:table-cell>
          <table:table-cell table:number-columns-repeated="16377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5.8" calcext:value-type="float">
            <text:p>6</text:p>
          </table:table-cell>
          <table:table-cell table:style-name="ce4" office:value-type="date" office:date-value="2025-03-14" calcext:value-type="date">
            <text:p>2025-03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344.73" calcext:value-type="float">
            <text:p>5344.73</text:p>
          </table:table-cell>
          <table:table-cell office:value-type="float" office:value="41.97" calcext:value-type="float">
            <text:p>41.97</text:p>
          </table:table-cell>
          <table:table-cell office:value-type="string" calcext:value-type="string">
            <text:p>2025-03-14</text:p>
          </table:table-cell>
          <table:table-cell table:number-columns-repeated="16377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3.47" calcext:value-type="float">
            <text:p>3</text:p>
          </table:table-cell>
          <table:table-cell table:style-name="ce4" office:value-type="date" office:date-value="2024-10-12" calcext:value-type="date">
            <text:p>2024-10-12 00:00:00</text:p>
          </table:table-cell>
          <table:table-cell office:value-type="string" calcext:value-type="string">
            <text:p>Desgaste</text:p>
          </table:table-cell>
          <table:table-cell office:value-type="float" office:value="3804.98" calcext:value-type="float">
            <text:p>3804.98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2024-10-12</text:p>
          </table:table-cell>
          <table:table-cell table:number-columns-repeated="1637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.94" calcext:value-type="float">
            <text:p>4</text:p>
          </table:table-cell>
          <table:table-cell table:style-name="ce4" office:value-type="date" office:date-value="2023-08-18" calcext:value-type="date">
            <text:p>2023-08-18 00:00:00</text:p>
          </table:table-cell>
          <table:table-cell office:value-type="string" calcext:value-type="string">
            <text:p>Corrosión</text:p>
          </table:table-cell>
          <table:table-cell office:value-type="float" office:value="7326.23" calcext:value-type="float">
            <text:p>7326.23</text:p>
          </table:table-cell>
          <table:table-cell office:value-type="float" office:value="59.31" calcext:value-type="float">
            <text:p>59.31</text:p>
          </table:table-cell>
          <table:table-cell office:value-type="string" calcext:value-type="string">
            <text:p>2023-08-18</text:p>
          </table:table-cell>
          <table:table-cell table:number-columns-repeated="16377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.68" calcext:value-type="float">
            <text:p>2</text:p>
          </table:table-cell>
          <table:table-cell table:style-name="ce4" office:value-type="date" office:date-value="2022-04-17" calcext:value-type="date">
            <text:p>2022-04-1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575.5" calcext:value-type="float">
            <text:p>2575.5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2022-04-17</text:p>
          </table:table-cell>
          <table:table-cell table:number-columns-repeated="16377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.92" calcext:value-type="float">
            <text:p>7</text:p>
          </table:table-cell>
          <table:table-cell table:style-name="ce4" office:value-type="date" office:date-value="2023-06-29" calcext:value-type="date">
            <text:p>2023-06-29 00:00:00</text:p>
          </table:table-cell>
          <table:table-cell office:value-type="string" calcext:value-type="string">
            <text:p>Corrosión</text:p>
          </table:table-cell>
          <table:table-cell office:value-type="float" office:value="9339.57" calcext:value-type="float">
            <text:p>9339.57</text:p>
          </table:table-cell>
          <table:table-cell office:value-type="float" office:value="39.81" calcext:value-type="float">
            <text:p>39.81</text:p>
          </table:table-cell>
          <table:table-cell office:value-type="string" calcext:value-type="string">
            <text:p>2023-06-29</text:p>
          </table:table-cell>
          <table:table-cell table:number-columns-repeated="1637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7.13" calcext:value-type="float">
            <text:p>7</text:p>
          </table:table-cell>
          <table:table-cell table:style-name="ce4" office:value-type="date" office:date-value="2024-09-20" calcext:value-type="date">
            <text:p>2024-09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106.71" calcext:value-type="float">
            <text:p>2106.71</text:p>
          </table:table-cell>
          <table:table-cell office:value-type="float" office:value="55.66" calcext:value-type="float">
            <text:p>55.66</text:p>
          </table:table-cell>
          <table:table-cell office:value-type="string" calcext:value-type="string">
            <text:p>2024-09-20</text:p>
          </table:table-cell>
          <table:table-cell table:number-columns-repeated="1637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8.09" calcext:value-type="float">
            <text:p>8</text:p>
          </table:table-cell>
          <table:table-cell table:style-name="ce4" office:value-type="date" office:date-value="2023-06-23" calcext:value-type="date">
            <text:p>2023-06-2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473.94" calcext:value-type="float">
            <text:p>4473.94</text:p>
          </table:table-cell>
          <table:table-cell office:value-type="float" office:value="72.23" calcext:value-type="float">
            <text:p>72.23</text:p>
          </table:table-cell>
          <table:table-cell office:value-type="string" calcext:value-type="string">
            <text:p>2023-06-23</text:p>
          </table:table-cell>
          <table:table-cell table:number-columns-repeated="1637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4.16" calcext:value-type="float">
            <text:p>4</text:p>
          </table:table-cell>
          <table:table-cell table:style-name="ce4" office:value-type="date" office:date-value="2022-08-05" calcext:value-type="date">
            <text:p>2022-08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036.49" calcext:value-type="float">
            <text:p>3036.49</text:p>
          </table:table-cell>
          <table:table-cell office:value-type="float" office:value="84.31" calcext:value-type="float">
            <text:p>84.31</text:p>
          </table:table-cell>
          <table:table-cell office:value-type="string" calcext:value-type="string">
            <text:p>2022-08-05</text:p>
          </table:table-cell>
          <table:table-cell table:number-columns-repeated="16377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9.52" calcext:value-type="float">
            <text:p>10</text:p>
          </table:table-cell>
          <table:table-cell table:style-name="ce4" office:value-type="date" office:date-value="2023-09-14" calcext:value-type="date">
            <text:p>2023-09-14 00:00:00</text:p>
          </table:table-cell>
          <table:table-cell office:value-type="string" calcext:value-type="string">
            <text:p>Desgaste</text:p>
          </table:table-cell>
          <table:table-cell office:value-type="float" office:value="7299.19" calcext:value-type="float">
            <text:p>7299.19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2023-09-14</text:p>
          </table:table-cell>
          <table:table-cell table:number-columns-repeated="1637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.96" calcext:value-type="float">
            <text:p>4</text:p>
          </table:table-cell>
          <table:table-cell table:style-name="ce4" office:value-type="date" office:date-value="2024-04-04" calcext:value-type="date">
            <text:p>2024-04-0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390.63" calcext:value-type="float">
            <text:p>1390.63</text:p>
          </table:table-cell>
          <table:table-cell office:value-type="float" office:value="99.94" calcext:value-type="float">
            <text:p>99.94</text:p>
          </table:table-cell>
          <table:table-cell office:value-type="string" calcext:value-type="string">
            <text:p>2024-04-04</text:p>
          </table:table-cell>
          <table:table-cell table:number-columns-repeated="1637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.66" calcext:value-type="float">
            <text:p>3</text:p>
          </table:table-cell>
          <table:table-cell table:style-name="ce4" office:value-type="date" office:date-value="2023-07-24" calcext:value-type="date">
            <text:p>2023-07-24 00:00:00</text:p>
          </table:table-cell>
          <table:table-cell office:value-type="string" calcext:value-type="string">
            <text:p>Desgaste</text:p>
          </table:table-cell>
          <table:table-cell office:value-type="float" office:value="4789.9" calcext:value-type="float">
            <text:p>4789.9</text:p>
          </table:table-cell>
          <table:table-cell office:value-type="float" office:value="82.31" calcext:value-type="float">
            <text:p>82.31</text:p>
          </table:table-cell>
          <table:table-cell office:value-type="string" calcext:value-type="string">
            <text:p>2023-07-24</text:p>
          </table:table-cell>
          <table:table-cell table:number-columns-repeated="1637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.78" calcext:value-type="float">
            <text:p>5</text:p>
          </table:table-cell>
          <table:table-cell table:style-name="ce4" office:value-type="date" office:date-value="2022-12-08" calcext:value-type="date">
            <text:p>2022-12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926.82" calcext:value-type="float">
            <text:p>7926.82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2022-12-08</text:p>
          </table:table-cell>
          <table:table-cell table:number-columns-repeated="16377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.35" calcext:value-type="float">
            <text:p>2</text:p>
          </table:table-cell>
          <table:table-cell table:style-name="ce4" office:value-type="date" office:date-value="2025-03-02" calcext:value-type="date">
            <text:p>2025-03-02 00:00:00</text:p>
          </table:table-cell>
          <table:table-cell office:value-type="string" calcext:value-type="string">
            <text:p>Desgaste</text:p>
          </table:table-cell>
          <table:table-cell office:value-type="float" office:value="3180.41" calcext:value-type="float">
            <text:p>3180.41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2025-03-02</text:p>
          </table:table-cell>
          <table:table-cell table:number-columns-repeated="1637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.33" calcext:value-type="float">
            <text:p>3</text:p>
          </table:table-cell>
          <table:table-cell table:style-name="ce4" office:value-type="date" office:date-value="2022-05-31" calcext:value-type="date">
            <text:p>2022-05-3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130.26" calcext:value-type="float">
            <text:p>3130.26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2022-05-31</text:p>
          </table:table-cell>
          <table:table-cell table:number-columns-repeated="16377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.88" calcext:value-type="float">
            <text:p>10</text:p>
          </table:table-cell>
          <table:table-cell table:style-name="ce4" office:value-type="date" office:date-value="2023-07-15" calcext:value-type="date">
            <text:p>2023-07-15 00:00:00</text:p>
          </table:table-cell>
          <table:table-cell office:value-type="string" calcext:value-type="string">
            <text:p>Corrosión</text:p>
          </table:table-cell>
          <table:table-cell office:value-type="float" office:value="5022.67" calcext:value-type="float">
            <text:p>5022.67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2023-07-15</text:p>
          </table:table-cell>
          <table:table-cell table:number-columns-repeated="1637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7.82" calcext:value-type="float">
            <text:p>8</text:p>
          </table:table-cell>
          <table:table-cell table:style-name="ce4" office:value-type="date" office:date-value="2024-08-03" calcext:value-type="date">
            <text:p>2024-08-03 00:00:00</text:p>
          </table:table-cell>
          <table:table-cell office:value-type="string" calcext:value-type="string">
            <text:p>Desgaste</text:p>
          </table:table-cell>
          <table:table-cell office:value-type="float" office:value="4538.45" calcext:value-type="float">
            <text:p>4538.45</text:p>
          </table:table-cell>
          <table:table-cell office:value-type="float" office:value="84.09" calcext:value-type="float">
            <text:p>84.09</text:p>
          </table:table-cell>
          <table:table-cell office:value-type="string" calcext:value-type="string">
            <text:p>2024-08-03</text:p>
          </table:table-cell>
          <table:table-cell table:number-columns-repeated="1637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4.65" calcext:value-type="float">
            <text:p>5</text:p>
          </table:table-cell>
          <table:table-cell table:style-name="ce4" office:value-type="date" office:date-value="2023-12-25" calcext:value-type="date">
            <text:p>2023-12-25 00:00:00</text:p>
          </table:table-cell>
          <table:table-cell office:value-type="string" calcext:value-type="string">
            <text:p>Desgaste</text:p>
          </table:table-cell>
          <table:table-cell office:value-type="float" office:value="1904.84" calcext:value-type="float">
            <text:p>1904.84</text:p>
          </table:table-cell>
          <table:table-cell office:value-type="float" office:value="24.09" calcext:value-type="float">
            <text:p>24.09</text:p>
          </table:table-cell>
          <table:table-cell office:value-type="string" calcext:value-type="string">
            <text:p>2023-12-25</text:p>
          </table:table-cell>
          <table:table-cell table:number-columns-repeated="1637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.89" calcext:value-type="float">
            <text:p>4</text:p>
          </table:table-cell>
          <table:table-cell table:style-name="ce4" office:value-type="date" office:date-value="2024-06-23" calcext:value-type="date">
            <text:p>2024-06-23 00:00:00</text:p>
          </table:table-cell>
          <table:table-cell office:value-type="string" calcext:value-type="string">
            <text:p>Desgaste</text:p>
          </table:table-cell>
          <table:table-cell office:value-type="float" office:value="2340.56" calcext:value-type="float">
            <text:p>2340.56</text:p>
          </table:table-cell>
          <table:table-cell office:value-type="float" office:value="75.56" calcext:value-type="float">
            <text:p>75.56</text:p>
          </table:table-cell>
          <table:table-cell office:value-type="string" calcext:value-type="string">
            <text:p>2024-06-23</text:p>
          </table:table-cell>
          <table:table-cell table:number-columns-repeated="1637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7.23" calcext:value-type="float">
            <text:p>7</text:p>
          </table:table-cell>
          <table:table-cell table:style-name="ce4" office:value-type="date" office:date-value="2022-06-19" calcext:value-type="date">
            <text:p>2022-06-19 00:00:00</text:p>
          </table:table-cell>
          <table:table-cell office:value-type="string" calcext:value-type="string">
            <text:p>Corrosión</text:p>
          </table:table-cell>
          <table:table-cell office:value-type="float" office:value="4699.74" calcext:value-type="float">
            <text:p>4699.74</text:p>
          </table:table-cell>
          <table:table-cell office:value-type="float" office:value="93.19" calcext:value-type="float">
            <text:p>93.19</text:p>
          </table:table-cell>
          <table:table-cell office:value-type="string" calcext:value-type="string">
            <text:p>2022-06-19</text:p>
          </table:table-cell>
          <table:table-cell table:number-columns-repeated="1637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8.03" calcext:value-type="float">
            <text:p>8</text:p>
          </table:table-cell>
          <table:table-cell table:style-name="ce4" office:value-type="date" office:date-value="2022-06-18" calcext:value-type="date">
            <text:p>2022-06-1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257.24" calcext:value-type="float">
            <text:p>7257.24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2022-06-18</text:p>
          </table:table-cell>
          <table:table-cell table:number-columns-repeated="16377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.71" calcext:value-type="float">
            <text:p>10</text:p>
          </table:table-cell>
          <table:table-cell table:style-name="ce4" office:value-type="date" office:date-value="2023-08-16" calcext:value-type="date">
            <text:p>2023-08-1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325.89" calcext:value-type="float">
            <text:p>8325.89</text:p>
          </table:table-cell>
          <table:table-cell office:value-type="float" office:value="60.87" calcext:value-type="float">
            <text:p>60.87</text:p>
          </table:table-cell>
          <table:table-cell office:value-type="string" calcext:value-type="string">
            <text:p>2023-08-16</text:p>
          </table:table-cell>
          <table:table-cell table:number-columns-repeated="1637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3.61" calcext:value-type="float">
            <text:p>4</text:p>
          </table:table-cell>
          <table:table-cell table:style-name="ce4" office:value-type="date" office:date-value="2023-08-27" calcext:value-type="date">
            <text:p>2023-08-2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900" calcext:value-type="float">
            <text:p>6900</text:p>
          </table:table-cell>
          <table:table-cell office:value-type="float" office:value="75.08" calcext:value-type="float">
            <text:p>75.08</text:p>
          </table:table-cell>
          <table:table-cell office:value-type="string" calcext:value-type="string">
            <text:p>2023-08-27</text:p>
          </table:table-cell>
          <table:table-cell table:number-columns-repeated="16377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3.88" calcext:value-type="float">
            <text:p>4</text:p>
          </table:table-cell>
          <table:table-cell table:style-name="ce4" office:value-type="date" office:date-value="2022-08-20" calcext:value-type="date">
            <text:p>2022-08-20 00:00:00</text:p>
          </table:table-cell>
          <table:table-cell office:value-type="string" calcext:value-type="string">
            <text:p>Corrosión</text:p>
          </table:table-cell>
          <table:table-cell office:value-type="float" office:value="8257.3" calcext:value-type="float">
            <text:p>8257.3</text:p>
          </table:table-cell>
          <table:table-cell office:value-type="float" office:value="39.46" calcext:value-type="float">
            <text:p>39.46</text:p>
          </table:table-cell>
          <table:table-cell office:value-type="string" calcext:value-type="string">
            <text:p>2022-08-20</text:p>
          </table:table-cell>
          <table:table-cell table:number-columns-repeated="16377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4.36" calcext:value-type="float">
            <text:p>4</text:p>
          </table:table-cell>
          <table:table-cell table:style-name="ce4" office:value-type="date" office:date-value="2022-12-25" calcext:value-type="date">
            <text:p>2022-12-25 00:00:00</text:p>
          </table:table-cell>
          <table:table-cell office:value-type="string" calcext:value-type="string">
            <text:p>Corrosión</text:p>
          </table:table-cell>
          <table:table-cell office:value-type="float" office:value="9297.44" calcext:value-type="float">
            <text:p>9297.44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2022-12-25</text:p>
          </table:table-cell>
          <table:table-cell table:number-columns-repeated="1637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3.49" calcext:value-type="float">
            <text:p>3</text:p>
          </table:table-cell>
          <table:table-cell table:style-name="ce4" office:value-type="date" office:date-value="2022-12-01" calcext:value-type="date">
            <text:p>2022-12-01 00:00:00</text:p>
          </table:table-cell>
          <table:table-cell office:value-type="string" calcext:value-type="string">
            <text:p>Desgaste</text:p>
          </table:table-cell>
          <table:table-cell office:value-type="float" office:value="3602.93" calcext:value-type="float">
            <text:p>3602.93</text:p>
          </table:table-cell>
          <table:table-cell office:value-type="float" office:value="98.97" calcext:value-type="float">
            <text:p>98.97</text:p>
          </table:table-cell>
          <table:table-cell office:value-type="string" calcext:value-type="string">
            <text:p>2022-12-01</text:p>
          </table:table-cell>
          <table:table-cell table:number-columns-repeated="1637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.12" calcext:value-type="float">
            <text:p>2</text:p>
          </table:table-cell>
          <table:table-cell table:style-name="ce4" office:value-type="date" office:date-value="2023-04-29" calcext:value-type="date">
            <text:p>2023-04-2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895.24" calcext:value-type="float">
            <text:p>5895.24</text:p>
          </table:table-cell>
          <table:table-cell office:value-type="float" office:value="72.12" calcext:value-type="float">
            <text:p>72.12</text:p>
          </table:table-cell>
          <table:table-cell office:value-type="string" calcext:value-type="string">
            <text:p>2023-04-29</text:p>
          </table:table-cell>
          <table:table-cell table:number-columns-repeated="1637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8.38" calcext:value-type="float">
            <text:p>8</text:p>
          </table:table-cell>
          <table:table-cell table:style-name="ce4" office:value-type="date" office:date-value="2024-10-05" calcext:value-type="date">
            <text:p>2024-10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975.17" calcext:value-type="float">
            <text:p>6975.1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2024-10-05</text:p>
          </table:table-cell>
          <table:table-cell table:number-columns-repeated="1637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.63" calcext:value-type="float">
            <text:p>2</text:p>
          </table:table-cell>
          <table:table-cell table:style-name="ce4" office:value-type="date" office:date-value="2024-04-07" calcext:value-type="date">
            <text:p>2024-04-07 00:00:00</text:p>
          </table:table-cell>
          <table:table-cell office:value-type="string" calcext:value-type="string">
            <text:p>Desgaste</text:p>
          </table:table-cell>
          <table:table-cell office:value-type="float" office:value="7533.48" calcext:value-type="float">
            <text:p>7533.48</text:p>
          </table:table-cell>
          <table:table-cell office:value-type="float" office:value="33.93" calcext:value-type="float">
            <text:p>33.93</text:p>
          </table:table-cell>
          <table:table-cell office:value-type="string" calcext:value-type="string">
            <text:p>2024-04-07</text:p>
          </table:table-cell>
          <table:table-cell table:number-columns-repeated="1637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6.55" calcext:value-type="float">
            <text:p>7</text:p>
          </table:table-cell>
          <table:table-cell table:style-name="ce4" office:value-type="date" office:date-value="2022-06-09" calcext:value-type="date">
            <text:p>2022-06-09 00:00:00</text:p>
          </table:table-cell>
          <table:table-cell office:value-type="string" calcext:value-type="string">
            <text:p>Desgaste</text:p>
          </table:table-cell>
          <table:table-cell office:value-type="float" office:value="3758.6" calcext:value-type="float">
            <text:p>3758.6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2022-06-09</text:p>
          </table:table-cell>
          <table:table-cell table:number-columns-repeated="1637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.49" calcext:value-type="float">
            <text:p>1</text:p>
          </table:table-cell>
          <table:table-cell table:style-name="ce4" office:value-type="date" office:date-value="2022-11-16" calcext:value-type="date">
            <text:p>2022-11-16 00:00:00</text:p>
          </table:table-cell>
          <table:table-cell office:value-type="string" calcext:value-type="string">
            <text:p>Desgaste</text:p>
          </table:table-cell>
          <table:table-cell office:value-type="float" office:value="4874.48" calcext:value-type="float">
            <text:p>4874.48</text:p>
          </table:table-cell>
          <table:table-cell office:value-type="float" office:value="32.63" calcext:value-type="float">
            <text:p>32.63</text:p>
          </table:table-cell>
          <table:table-cell office:value-type="string" calcext:value-type="string">
            <text:p>2022-11-16</text:p>
          </table:table-cell>
          <table:table-cell table:number-columns-repeated="1637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.48" calcext:value-type="float">
            <text:p>1</text:p>
          </table:table-cell>
          <table:table-cell table:style-name="ce4" office:value-type="date" office:date-value="2022-06-28" calcext:value-type="date">
            <text:p>2022-06-2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618.08" calcext:value-type="float">
            <text:p>4618.0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2022-06-28</text:p>
          </table:table-cell>
          <table:table-cell table:number-columns-repeated="1637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.69" calcext:value-type="float">
            <text:p>6</text:p>
          </table:table-cell>
          <table:table-cell table:style-name="ce4" office:value-type="date" office:date-value="2022-07-16" calcext:value-type="date">
            <text:p>2022-07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496.95" calcext:value-type="float">
            <text:p>9496.95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2022-07-16</text:p>
          </table:table-cell>
          <table:table-cell table:number-columns-repeated="1637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3.84" calcext:value-type="float">
            <text:p>4</text:p>
          </table:table-cell>
          <table:table-cell table:style-name="ce4" office:value-type="date" office:date-value="2025-03-10" calcext:value-type="date">
            <text:p>2025-03-1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638.67" calcext:value-type="float">
            <text:p>4638.67</text:p>
          </table:table-cell>
          <table:table-cell office:value-type="float" office:value="48.02" calcext:value-type="float">
            <text:p>48.02</text:p>
          </table:table-cell>
          <table:table-cell office:value-type="string" calcext:value-type="string">
            <text:p>2025-03-10</text:p>
          </table:table-cell>
          <table:table-cell table:number-columns-repeated="1637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.87" calcext:value-type="float">
            <text:p>2</text:p>
          </table:table-cell>
          <table:table-cell table:style-name="ce4" office:value-type="date" office:date-value="2024-12-24" calcext:value-type="date">
            <text:p>2024-12-2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857.06" calcext:value-type="float">
            <text:p>6857.06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2024-12-24</text:p>
          </table:table-cell>
          <table:table-cell table:number-columns-repeated="1637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.59" calcext:value-type="float">
            <text:p>2</text:p>
          </table:table-cell>
          <table:table-cell table:style-name="ce4" office:value-type="date" office:date-value="2024-07-17" calcext:value-type="date">
            <text:p>2024-07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289.16" calcext:value-type="float">
            <text:p>6289.16</text:p>
          </table:table-cell>
          <table:table-cell office:value-type="float" office:value="73.87" calcext:value-type="float">
            <text:p>73.87</text:p>
          </table:table-cell>
          <table:table-cell office:value-type="string" calcext:value-type="string">
            <text:p>2024-07-17</text:p>
          </table:table-cell>
          <table:table-cell table:number-columns-repeated="1637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8.34" calcext:value-type="float">
            <text:p>8</text:p>
          </table:table-cell>
          <table:table-cell table:style-name="ce4" office:value-type="date" office:date-value="2023-01-23" calcext:value-type="date">
            <text:p>2023-01-23 00:00:00</text:p>
          </table:table-cell>
          <table:table-cell office:value-type="string" calcext:value-type="string">
            <text:p>Corrosión</text:p>
          </table:table-cell>
          <table:table-cell office:value-type="float" office:value="5574.86" calcext:value-type="float">
            <text:p>5574.86</text:p>
          </table:table-cell>
          <table:table-cell office:value-type="float" office:value="73.02" calcext:value-type="float">
            <text:p>73.02</text:p>
          </table:table-cell>
          <table:table-cell office:value-type="string" calcext:value-type="string">
            <text:p>2023-01-23</text:p>
          </table:table-cell>
          <table:table-cell table:number-columns-repeated="1637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.86" calcext:value-type="float">
            <text:p>2</text:p>
          </table:table-cell>
          <table:table-cell table:style-name="ce4" office:value-type="date" office:date-value="2022-05-25" calcext:value-type="date">
            <text:p>2022-05-2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194.87" calcext:value-type="float">
            <text:p>8194.87</text:p>
          </table:table-cell>
          <table:table-cell office:value-type="float" office:value="69.41" calcext:value-type="float">
            <text:p>69.41</text:p>
          </table:table-cell>
          <table:table-cell office:value-type="string" calcext:value-type="string">
            <text:p>2022-05-25</text:p>
          </table:table-cell>
          <table:table-cell table:number-columns-repeated="1637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4.29" calcext:value-type="float">
            <text:p>4</text:p>
          </table:table-cell>
          <table:table-cell table:style-name="ce4" office:value-type="date" office:date-value="2024-07-16" calcext:value-type="date">
            <text:p>2024-07-1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438.68" calcext:value-type="float">
            <text:p>5438.68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2024-07-16</text:p>
          </table:table-cell>
          <table:table-cell table:number-columns-repeated="1637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.76" calcext:value-type="float">
            <text:p>3</text:p>
          </table:table-cell>
          <table:table-cell table:style-name="ce4" office:value-type="date" office:date-value="2022-11-14" calcext:value-type="date">
            <text:p>2022-11-14 00:00:00</text:p>
          </table:table-cell>
          <table:table-cell office:value-type="string" calcext:value-type="string">
            <text:p>Corrosión</text:p>
          </table:table-cell>
          <table:table-cell office:value-type="float" office:value="1286.41" calcext:value-type="float">
            <text:p>1286.41</text:p>
          </table:table-cell>
          <table:table-cell office:value-type="float" office:value="73.67" calcext:value-type="float">
            <text:p>73.67</text:p>
          </table:table-cell>
          <table:table-cell office:value-type="string" calcext:value-type="string">
            <text:p>2022-11-14</text:p>
          </table:table-cell>
          <table:table-cell table:number-columns-repeated="1637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.44" calcext:value-type="float">
            <text:p>2</text:p>
          </table:table-cell>
          <table:table-cell table:style-name="ce4" office:value-type="date" office:date-value="2023-08-01" calcext:value-type="date">
            <text:p>2023-08-01 00:00:00</text:p>
          </table:table-cell>
          <table:table-cell office:value-type="string" calcext:value-type="string">
            <text:p>Desgaste</text:p>
          </table:table-cell>
          <table:table-cell office:value-type="float" office:value="3461.47" calcext:value-type="float">
            <text:p>3461.47</text:p>
          </table:table-cell>
          <table:table-cell office:value-type="float" office:value="63.67" calcext:value-type="float">
            <text:p>63.67</text:p>
          </table:table-cell>
          <table:table-cell office:value-type="string" calcext:value-type="string">
            <text:p>2023-08-01</text:p>
          </table:table-cell>
          <table:table-cell table:number-columns-repeated="1637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6.59" calcext:value-type="float">
            <text:p>7</text:p>
          </table:table-cell>
          <table:table-cell table:style-name="ce4" office:value-type="date" office:date-value="2024-05-21" calcext:value-type="date">
            <text:p>2024-05-21 00:00:00</text:p>
          </table:table-cell>
          <table:table-cell office:value-type="string" calcext:value-type="string">
            <text:p>Desgaste</text:p>
          </table:table-cell>
          <table:table-cell office:value-type="float" office:value="5887.89" calcext:value-type="float">
            <text:p>5887.89</text:p>
          </table:table-cell>
          <table:table-cell office:value-type="float" office:value="75.33" calcext:value-type="float">
            <text:p>75.33</text:p>
          </table:table-cell>
          <table:table-cell office:value-type="string" calcext:value-type="string">
            <text:p>2024-05-21</text:p>
          </table:table-cell>
          <table:table-cell table:number-columns-repeated="1637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.68" calcext:value-type="float">
            <text:p>2</text:p>
          </table:table-cell>
          <table:table-cell table:style-name="ce4" office:value-type="date" office:date-value="2022-05-24" calcext:value-type="date">
            <text:p>2022-05-24 00:00:00</text:p>
          </table:table-cell>
          <table:table-cell office:value-type="string" calcext:value-type="string">
            <text:p>Corrosión</text:p>
          </table:table-cell>
          <table:table-cell office:value-type="float" office:value="3061.76" calcext:value-type="float">
            <text:p>3061.76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2022-05-24</text:p>
          </table:table-cell>
          <table:table-cell table:number-columns-repeated="1637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.39" calcext:value-type="float">
            <text:p>1</text:p>
          </table:table-cell>
          <table:table-cell table:style-name="ce4" office:value-type="date" office:date-value="2022-06-13" calcext:value-type="date">
            <text:p>2022-06-13 00:00:00</text:p>
          </table:table-cell>
          <table:table-cell office:value-type="string" calcext:value-type="string">
            <text:p>Desgaste</text:p>
          </table:table-cell>
          <table:table-cell office:value-type="float" office:value="6556.8" calcext:value-type="float">
            <text:p>6556.8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2022-06-13</text:p>
          </table:table-cell>
          <table:table-cell table:number-columns-repeated="1637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5.69" calcext:value-type="float">
            <text:p>6</text:p>
          </table:table-cell>
          <table:table-cell table:style-name="ce4" office:value-type="date" office:date-value="2023-06-20" calcext:value-type="date">
            <text:p>2023-06-2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094.5" calcext:value-type="float">
            <text:p>3094.5</text:p>
          </table:table-cell>
          <table:table-cell office:value-type="float" office:value="60.92" calcext:value-type="float">
            <text:p>60.92</text:p>
          </table:table-cell>
          <table:table-cell office:value-type="string" calcext:value-type="string">
            <text:p>2023-06-20</text:p>
          </table:table-cell>
          <table:table-cell table:number-columns-repeated="1637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5.46" calcext:value-type="float">
            <text:p>5</text:p>
          </table:table-cell>
          <table:table-cell table:style-name="ce4" office:value-type="date" office:date-value="2023-06-07" calcext:value-type="date">
            <text:p>2023-06-0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899.25" calcext:value-type="float">
            <text:p>5899.2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2023-06-07</text:p>
          </table:table-cell>
          <table:table-cell table:number-columns-repeated="1637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.68" calcext:value-type="float">
            <text:p>4</text:p>
          </table:table-cell>
          <table:table-cell table:style-name="ce4" office:value-type="date" office:date-value="2023-03-20" calcext:value-type="date">
            <text:p>2023-03-2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580.55" calcext:value-type="float">
            <text:p>7580.55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2023-03-20</text:p>
          </table:table-cell>
          <table:table-cell table:number-columns-repeated="1637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.72" calcext:value-type="float">
            <text:p>2</text:p>
          </table:table-cell>
          <table:table-cell table:style-name="ce4" office:value-type="date" office:date-value="2022-12-29" calcext:value-type="date">
            <text:p>2022-12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666.54" calcext:value-type="float">
            <text:p>8666.54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2022-12-29</text:p>
          </table:table-cell>
          <table:table-cell table:number-columns-repeated="1637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4.47" calcext:value-type="float">
            <text:p>4</text:p>
          </table:table-cell>
          <table:table-cell table:style-name="ce4" office:value-type="date" office:date-value="2024-12-21" calcext:value-type="date">
            <text:p>2024-12-21 00:00:00</text:p>
          </table:table-cell>
          <table:table-cell office:value-type="string" calcext:value-type="string">
            <text:p>Desgaste</text:p>
          </table:table-cell>
          <table:table-cell office:value-type="float" office:value="3176.37" calcext:value-type="float">
            <text:p>3176.37</text:p>
          </table:table-cell>
          <table:table-cell office:value-type="float" office:value="68.15" calcext:value-type="float">
            <text:p>68.15</text:p>
          </table:table-cell>
          <table:table-cell office:value-type="string" calcext:value-type="string">
            <text:p>2024-12-21</text:p>
          </table:table-cell>
          <table:table-cell table:number-columns-repeated="1637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9.26" calcext:value-type="float">
            <text:p>9</text:p>
          </table:table-cell>
          <table:table-cell table:style-name="ce4" office:value-type="date" office:date-value="2022-12-03" calcext:value-type="date">
            <text:p>2022-12-03 00:00:00</text:p>
          </table:table-cell>
          <table:table-cell office:value-type="string" calcext:value-type="string">
            <text:p>Corrosión</text:p>
          </table:table-cell>
          <table:table-cell office:value-type="float" office:value="7396.04" calcext:value-type="float">
            <text:p>7396.04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2022-12-03</text:p>
          </table:table-cell>
          <table:table-cell table:number-columns-repeated="1637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.48" calcext:value-type="float">
            <text:p>6</text:p>
          </table:table-cell>
          <table:table-cell table:style-name="ce4" office:value-type="date" office:date-value="2024-01-07" calcext:value-type="date">
            <text:p>2024-01-0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029.43" calcext:value-type="float">
            <text:p>9029.43</text:p>
          </table:table-cell>
          <table:table-cell office:value-type="float" office:value="82.49" calcext:value-type="float">
            <text:p>82.49</text:p>
          </table:table-cell>
          <table:table-cell office:value-type="string" calcext:value-type="string">
            <text:p>2024-01-07</text:p>
          </table:table-cell>
          <table:table-cell table:number-columns-repeated="1637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.24" calcext:value-type="float">
            <text:p>2</text:p>
          </table:table-cell>
          <table:table-cell table:style-name="ce4" office:value-type="date" office:date-value="2023-07-28" calcext:value-type="date">
            <text:p>2023-07-28 00:00:00</text:p>
          </table:table-cell>
          <table:table-cell office:value-type="string" calcext:value-type="string">
            <text:p>Corrosión</text:p>
          </table:table-cell>
          <table:table-cell office:value-type="float" office:value="7051.41" calcext:value-type="float">
            <text:p>7051.41</text:p>
          </table:table-cell>
          <table:table-cell office:value-type="float" office:value="79.34" calcext:value-type="float">
            <text:p>79.34</text:p>
          </table:table-cell>
          <table:table-cell office:value-type="string" calcext:value-type="string">
            <text:p>2023-07-28</text:p>
          </table:table-cell>
          <table:table-cell table:number-columns-repeated="1637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9.97" calcext:value-type="float">
            <text:p>10</text:p>
          </table:table-cell>
          <table:table-cell table:style-name="ce4" office:value-type="date" office:date-value="2023-05-17" calcext:value-type="date">
            <text:p>2023-05-17 00:00:00</text:p>
          </table:table-cell>
          <table:table-cell office:value-type="string" calcext:value-type="string">
            <text:p>Corrosión</text:p>
          </table:table-cell>
          <table:table-cell office:value-type="float" office:value="4354.51" calcext:value-type="float">
            <text:p>4354.51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2023-05-17</text:p>
          </table:table-cell>
          <table:table-cell table:number-columns-repeated="1637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6.87" calcext:value-type="float">
            <text:p>7</text:p>
          </table:table-cell>
          <table:table-cell table:style-name="ce4" office:value-type="date" office:date-value="2024-06-03" calcext:value-type="date">
            <text:p>2024-06-03 00:00:00</text:p>
          </table:table-cell>
          <table:table-cell office:value-type="string" calcext:value-type="string">
            <text:p>Desgaste</text:p>
          </table:table-cell>
          <table:table-cell office:value-type="float" office:value="4961.56" calcext:value-type="float">
            <text:p>4961.56</text:p>
          </table:table-cell>
          <table:table-cell office:value-type="float" office:value="61.61" calcext:value-type="float">
            <text:p>61.61</text:p>
          </table:table-cell>
          <table:table-cell office:value-type="string" calcext:value-type="string">
            <text:p>2024-06-03</text:p>
          </table:table-cell>
          <table:table-cell table:number-columns-repeated="1637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9.74" calcext:value-type="float">
            <text:p>10</text:p>
          </table:table-cell>
          <table:table-cell table:style-name="ce4" office:value-type="date" office:date-value="2023-11-30" calcext:value-type="date">
            <text:p>2023-11-30 00:00:00</text:p>
          </table:table-cell>
          <table:table-cell office:value-type="string" calcext:value-type="string">
            <text:p>Corrosión</text:p>
          </table:table-cell>
          <table:table-cell office:value-type="float" office:value="4783.73" calcext:value-type="float">
            <text:p>4783.73</text:p>
          </table:table-cell>
          <table:table-cell office:value-type="float" office:value="32.39" calcext:value-type="float">
            <text:p>32.39</text:p>
          </table:table-cell>
          <table:table-cell office:value-type="string" calcext:value-type="string">
            <text:p>2023-11-30</text:p>
          </table:table-cell>
          <table:table-cell table:number-columns-repeated="1637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.93" calcext:value-type="float">
            <text:p>4</text:p>
          </table:table-cell>
          <table:table-cell table:style-name="ce4" office:value-type="date" office:date-value="2024-10-29" calcext:value-type="date">
            <text:p>2024-10-29 00:00:00</text:p>
          </table:table-cell>
          <table:table-cell office:value-type="string" calcext:value-type="string">
            <text:p>Desgaste</text:p>
          </table:table-cell>
          <table:table-cell office:value-type="float" office:value="5553.42" calcext:value-type="float">
            <text:p>5553.42</text:p>
          </table:table-cell>
          <table:table-cell office:value-type="float" office:value="48.86" calcext:value-type="float">
            <text:p>48.86</text:p>
          </table:table-cell>
          <table:table-cell office:value-type="string" calcext:value-type="string">
            <text:p>2024-10-29</text:p>
          </table:table-cell>
          <table:table-cell table:number-columns-repeated="16377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.87" calcext:value-type="float">
            <text:p>2</text:p>
          </table:table-cell>
          <table:table-cell table:style-name="ce4" office:value-type="date" office:date-value="2025-03-12" calcext:value-type="date">
            <text:p>2025-03-12 00:00:00</text:p>
          </table:table-cell>
          <table:table-cell office:value-type="string" calcext:value-type="string">
            <text:p>Desgaste</text:p>
          </table:table-cell>
          <table:table-cell office:value-type="float" office:value="5914.5" calcext:value-type="float">
            <text:p>5914.5</text:p>
          </table:table-cell>
          <table:table-cell office:value-type="float" office:value="41.29" calcext:value-type="float">
            <text:p>41.29</text:p>
          </table:table-cell>
          <table:table-cell office:value-type="string" calcext:value-type="string">
            <text:p>2025-03-12</text:p>
          </table:table-cell>
          <table:table-cell table:number-columns-repeated="1637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.92" calcext:value-type="float">
            <text:p>5</text:p>
          </table:table-cell>
          <table:table-cell table:style-name="ce4" office:value-type="date" office:date-value="2022-08-25" calcext:value-type="date">
            <text:p>2022-08-25 00:00:00</text:p>
          </table:table-cell>
          <table:table-cell office:value-type="string" calcext:value-type="string">
            <text:p>Desgaste</text:p>
          </table:table-cell>
          <table:table-cell office:value-type="float" office:value="1846.16" calcext:value-type="float">
            <text:p>1846.16</text:p>
          </table:table-cell>
          <table:table-cell office:value-type="float" office:value="77.76" calcext:value-type="float">
            <text:p>77.76</text:p>
          </table:table-cell>
          <table:table-cell office:value-type="string" calcext:value-type="string">
            <text:p>2022-08-25</text:p>
          </table:table-cell>
          <table:table-cell table:number-columns-repeated="16377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.94" calcext:value-type="float">
            <text:p>4</text:p>
          </table:table-cell>
          <table:table-cell table:style-name="ce4" office:value-type="date" office:date-value="2023-05-22" calcext:value-type="date">
            <text:p>2023-05-2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184.78" calcext:value-type="float">
            <text:p>3184.78</text:p>
          </table:table-cell>
          <table:table-cell office:value-type="float" office:value="23.98" calcext:value-type="float">
            <text:p>23.98</text:p>
          </table:table-cell>
          <table:table-cell office:value-type="string" calcext:value-type="string">
            <text:p>2023-05-22</text:p>
          </table:table-cell>
          <table:table-cell table:number-columns-repeated="1637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7.36" calcext:value-type="float">
            <text:p>7</text:p>
          </table:table-cell>
          <table:table-cell table:style-name="ce4" office:value-type="date" office:date-value="2024-06-30" calcext:value-type="date">
            <text:p>2024-06-3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654.56" calcext:value-type="float">
            <text:p>1654.56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2024-06-30</text:p>
          </table:table-cell>
          <table:table-cell table:number-columns-repeated="1637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8.38" calcext:value-type="float">
            <text:p>8</text:p>
          </table:table-cell>
          <table:table-cell table:style-name="ce4" office:value-type="date" office:date-value="2022-09-15" calcext:value-type="date">
            <text:p>2022-09-1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323.71" calcext:value-type="float">
            <text:p>7323.71</text:p>
          </table:table-cell>
          <table:table-cell office:value-type="float" office:value="69.57" calcext:value-type="float">
            <text:p>69.57</text:p>
          </table:table-cell>
          <table:table-cell office:value-type="string" calcext:value-type="string">
            <text:p>2022-09-15</text:p>
          </table:table-cell>
          <table:table-cell table:number-columns-repeated="16377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6.31" calcext:value-type="float">
            <text:p>6</text:p>
          </table:table-cell>
          <table:table-cell table:style-name="ce4" office:value-type="date" office:date-value="2022-10-04" calcext:value-type="date">
            <text:p>2022-10-0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377.8" calcext:value-type="float">
            <text:p>3377.8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2022-10-04</text:p>
          </table:table-cell>
          <table:table-cell table:number-columns-repeated="1637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6.69" calcext:value-type="float">
            <text:p>7</text:p>
          </table:table-cell>
          <table:table-cell table:style-name="ce4" office:value-type="date" office:date-value="2025-02-06" calcext:value-type="date">
            <text:p>2025-02-0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860.97" calcext:value-type="float">
            <text:p>1860.97</text:p>
          </table:table-cell>
          <table:table-cell office:value-type="float" office:value="64.69" calcext:value-type="float">
            <text:p>64.69</text:p>
          </table:table-cell>
          <table:table-cell office:value-type="string" calcext:value-type="string">
            <text:p>2025-02-06</text:p>
          </table:table-cell>
          <table:table-cell table:number-columns-repeated="1637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8.04" calcext:value-type="float">
            <text:p>8</text:p>
          </table:table-cell>
          <table:table-cell table:style-name="ce4" office:value-type="date" office:date-value="2025-02-12" calcext:value-type="date">
            <text:p>2025-02-12 00:00:00</text:p>
          </table:table-cell>
          <table:table-cell office:value-type="string" calcext:value-type="string">
            <text:p>Corrosión</text:p>
          </table:table-cell>
          <table:table-cell office:value-type="float" office:value="4946.57" calcext:value-type="float">
            <text:p>4946.57</text:p>
          </table:table-cell>
          <table:table-cell office:value-type="float" office:value="78.23" calcext:value-type="float">
            <text:p>78.23</text:p>
          </table:table-cell>
          <table:table-cell office:value-type="string" calcext:value-type="string">
            <text:p>2025-02-12</text:p>
          </table:table-cell>
          <table:table-cell table:number-columns-repeated="16377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4.16" calcext:value-type="float">
            <text:p>4</text:p>
          </table:table-cell>
          <table:table-cell table:style-name="ce4" office:value-type="date" office:date-value="2025-01-20" calcext:value-type="date">
            <text:p>2025-01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370.8" calcext:value-type="float">
            <text:p>3370.8</text:p>
          </table:table-cell>
          <table:table-cell office:value-type="float" office:value="42.51" calcext:value-type="float">
            <text:p>42.51</text:p>
          </table:table-cell>
          <table:table-cell office:value-type="string" calcext:value-type="string">
            <text:p>2025-01-20</text:p>
          </table:table-cell>
          <table:table-cell table:number-columns-repeated="16377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5.77" calcext:value-type="float">
            <text:p>6</text:p>
          </table:table-cell>
          <table:table-cell table:style-name="ce4" office:value-type="date" office:date-value="2025-02-12" calcext:value-type="date">
            <text:p>2025-02-12 00:00:00</text:p>
          </table:table-cell>
          <table:table-cell office:value-type="string" calcext:value-type="string">
            <text:p>Desgaste</text:p>
          </table:table-cell>
          <table:table-cell office:value-type="float" office:value="7425.97" calcext:value-type="float">
            <text:p>7425.97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2025-02-12</text:p>
          </table:table-cell>
          <table:table-cell table:number-columns-repeated="1637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.24" calcext:value-type="float">
            <text:p>2</text:p>
          </table:table-cell>
          <table:table-cell table:style-name="ce4" office:value-type="date" office:date-value="2023-10-03" calcext:value-type="date">
            <text:p>2023-10-0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597.93" calcext:value-type="float">
            <text:p>4597.93</text:p>
          </table:table-cell>
          <table:table-cell office:value-type="float" office:value="59.56" calcext:value-type="float">
            <text:p>59.56</text:p>
          </table:table-cell>
          <table:table-cell office:value-type="string" calcext:value-type="string">
            <text:p>2023-10-03</text:p>
          </table:table-cell>
          <table:table-cell table:number-columns-repeated="1637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.17" calcext:value-type="float">
            <text:p>1</text:p>
          </table:table-cell>
          <table:table-cell table:style-name="ce4" office:value-type="date" office:date-value="2023-11-10" calcext:value-type="date">
            <text:p>2023-11-10 00:00:00</text:p>
          </table:table-cell>
          <table:table-cell office:value-type="string" calcext:value-type="string">
            <text:p>Corrosión</text:p>
          </table:table-cell>
          <table:table-cell office:value-type="float" office:value="1467.35" calcext:value-type="float">
            <text:p>1467.35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2023-11-10</text:p>
          </table:table-cell>
          <table:table-cell table:number-columns-repeated="1637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8.06" calcext:value-type="float">
            <text:p>8</text:p>
          </table:table-cell>
          <table:table-cell table:style-name="ce4" office:value-type="date" office:date-value="2022-05-15" calcext:value-type="date">
            <text:p>2022-05-15 00:00:00</text:p>
          </table:table-cell>
          <table:table-cell office:value-type="string" calcext:value-type="string">
            <text:p>Desgaste</text:p>
          </table:table-cell>
          <table:table-cell office:value-type="float" office:value="9474.48" calcext:value-type="float">
            <text:p>9474.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2-05-15</text:p>
          </table:table-cell>
          <table:table-cell table:number-columns-repeated="1637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4.26" calcext:value-type="float">
            <text:p>4</text:p>
          </table:table-cell>
          <table:table-cell table:style-name="ce4" office:value-type="date" office:date-value="2023-08-22" calcext:value-type="date">
            <text:p>2023-08-2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732.67" calcext:value-type="float">
            <text:p>8732.67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2023-08-22</text:p>
          </table:table-cell>
          <table:table-cell table:number-columns-repeated="16377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4.24" calcext:value-type="float">
            <text:p>4</text:p>
          </table:table-cell>
          <table:table-cell table:style-name="ce4" office:value-type="date" office:date-value="2024-09-03" calcext:value-type="date">
            <text:p>2024-09-03 00:00:00</text:p>
          </table:table-cell>
          <table:table-cell office:value-type="string" calcext:value-type="string">
            <text:p>Corrosión</text:p>
          </table:table-cell>
          <table:table-cell office:value-type="float" office:value="4610.93" calcext:value-type="float">
            <text:p>4610.93</text:p>
          </table:table-cell>
          <table:table-cell office:value-type="float" office:value="88.27" calcext:value-type="float">
            <text:p>88.27</text:p>
          </table:table-cell>
          <table:table-cell office:value-type="string" calcext:value-type="string">
            <text:p>2024-09-03</text:p>
          </table:table-cell>
          <table:table-cell table:number-columns-repeated="16377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.29" calcext:value-type="float">
            <text:p>9</text:p>
          </table:table-cell>
          <table:table-cell table:style-name="ce4" office:value-type="date" office:date-value="2024-02-16" calcext:value-type="date">
            <text:p>2024-02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122.18" calcext:value-type="float">
            <text:p>5122.18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2024-02-16</text:p>
          </table:table-cell>
          <table:table-cell table:number-columns-repeated="16377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8.17" calcext:value-type="float">
            <text:p>8</text:p>
          </table:table-cell>
          <table:table-cell table:style-name="ce4" office:value-type="date" office:date-value="2024-07-02" calcext:value-type="date">
            <text:p>2024-07-0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163.28" calcext:value-type="float">
            <text:p>5163.28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2024-07-02</text:p>
          </table:table-cell>
          <table:table-cell table:number-columns-repeated="16377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.7" calcext:value-type="float">
            <text:p>2</text:p>
          </table:table-cell>
          <table:table-cell table:style-name="ce4" office:value-type="date" office:date-value="2024-01-05" calcext:value-type="date">
            <text:p>2024-01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453.91" calcext:value-type="float">
            <text:p>8453.91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2024-01-05</text:p>
          </table:table-cell>
          <table:table-cell table:number-columns-repeated="16377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9.3" calcext:value-type="float">
            <text:p>9</text:p>
          </table:table-cell>
          <table:table-cell table:style-name="ce4" office:value-type="date" office:date-value="2024-06-27" calcext:value-type="date">
            <text:p>2024-06-2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291.11" calcext:value-type="float">
            <text:p>1291.11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2024-06-27</text:p>
          </table:table-cell>
          <table:table-cell table:number-columns-repeated="16377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8.73" calcext:value-type="float">
            <text:p>9</text:p>
          </table:table-cell>
          <table:table-cell table:style-name="ce4" office:value-type="date" office:date-value="2023-06-17" calcext:value-type="date">
            <text:p>2023-06-1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992.34" calcext:value-type="float">
            <text:p>1992.34</text:p>
          </table:table-cell>
          <table:table-cell office:value-type="float" office:value="66.42" calcext:value-type="float">
            <text:p>66.42</text:p>
          </table:table-cell>
          <table:table-cell office:value-type="string" calcext:value-type="string">
            <text:p>2023-06-17</text:p>
          </table:table-cell>
          <table:table-cell table:number-columns-repeated="16377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7.46" calcext:value-type="float">
            <text:p>7</text:p>
          </table:table-cell>
          <table:table-cell table:style-name="ce4" office:value-type="date" office:date-value="2022-09-30" calcext:value-type="date">
            <text:p>2022-09-3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3702.54" calcext:value-type="float">
            <text:p>3702.54</text:p>
          </table:table-cell>
          <table:table-cell office:value-type="float" office:value="58.97" calcext:value-type="float">
            <text:p>58.97</text:p>
          </table:table-cell>
          <table:table-cell office:value-type="string" calcext:value-type="string">
            <text:p>2022-09-30</text:p>
          </table:table-cell>
          <table:table-cell table:number-columns-repeated="16377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.53" calcext:value-type="float">
            <text:p>2</text:p>
          </table:table-cell>
          <table:table-cell table:style-name="ce4" office:value-type="date" office:date-value="2024-07-14" calcext:value-type="date">
            <text:p>2024-07-14 00:00:00</text:p>
          </table:table-cell>
          <table:table-cell office:value-type="string" calcext:value-type="string">
            <text:p>Corrosión</text:p>
          </table:table-cell>
          <table:table-cell office:value-type="float" office:value="4893.28" calcext:value-type="float">
            <text:p>4893.28</text:p>
          </table:table-cell>
          <table:table-cell office:value-type="float" office:value="80.01" calcext:value-type="float">
            <text:p>80.01</text:p>
          </table:table-cell>
          <table:table-cell office:value-type="string" calcext:value-type="string">
            <text:p>2024-07-14</text:p>
          </table:table-cell>
          <table:table-cell table:number-columns-repeated="16377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7.79" calcext:value-type="float">
            <text:p>8</text:p>
          </table:table-cell>
          <table:table-cell table:style-name="ce4" office:value-type="date" office:date-value="2023-04-17" calcext:value-type="date">
            <text:p>2023-04-17 00:00:00</text:p>
          </table:table-cell>
          <table:table-cell office:value-type="string" calcext:value-type="string">
            <text:p>Corrosión</text:p>
          </table:table-cell>
          <table:table-cell office:value-type="float" office:value="1716.63" calcext:value-type="float">
            <text:p>1716.63</text:p>
          </table:table-cell>
          <table:table-cell office:value-type="float" office:value="49.17" calcext:value-type="float">
            <text:p>49.17</text:p>
          </table:table-cell>
          <table:table-cell office:value-type="string" calcext:value-type="string">
            <text:p>2023-04-17</text:p>
          </table:table-cell>
          <table:table-cell table:number-columns-repeated="16377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.07" calcext:value-type="float">
            <text:p>3</text:p>
          </table:table-cell>
          <table:table-cell table:style-name="ce4" office:value-type="date" office:date-value="2024-12-20" calcext:value-type="date">
            <text:p>2024-12-2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086.3" calcext:value-type="float">
            <text:p>2086.3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2024-12-20</text:p>
          </table:table-cell>
          <table:table-cell table:number-columns-repeated="1637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5.77" calcext:value-type="float">
            <text:p>6</text:p>
          </table:table-cell>
          <table:table-cell table:style-name="ce4" office:value-type="date" office:date-value="2024-09-20" calcext:value-type="date">
            <text:p>2024-09-20 00:00:00</text:p>
          </table:table-cell>
          <table:table-cell office:value-type="string" calcext:value-type="string">
            <text:p>Desgaste</text:p>
          </table:table-cell>
          <table:table-cell office:value-type="float" office:value="8186.04" calcext:value-type="float">
            <text:p>8186.04</text:p>
          </table:table-cell>
          <table:table-cell office:value-type="float" office:value="50.39" calcext:value-type="float">
            <text:p>50.39</text:p>
          </table:table-cell>
          <table:table-cell office:value-type="string" calcext:value-type="string">
            <text:p>2024-09-20</text:p>
          </table:table-cell>
          <table:table-cell table:number-columns-repeated="16377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.67" calcext:value-type="float">
            <text:p>3</text:p>
          </table:table-cell>
          <table:table-cell table:style-name="ce4" office:value-type="date" office:date-value="2023-09-09" calcext:value-type="date">
            <text:p>2023-09-09 00:00:00</text:p>
          </table:table-cell>
          <table:table-cell office:value-type="string" calcext:value-type="string">
            <text:p>Desgaste</text:p>
          </table:table-cell>
          <table:table-cell office:value-type="float" office:value="1559.66" calcext:value-type="float">
            <text:p>1559.66</text:p>
          </table:table-cell>
          <table:table-cell office:value-type="float" office:value="50.06" calcext:value-type="float">
            <text:p>50.06</text:p>
          </table:table-cell>
          <table:table-cell office:value-type="string" calcext:value-type="string">
            <text:p>2023-09-09</text:p>
          </table:table-cell>
          <table:table-cell table:number-columns-repeated="16377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.32" calcext:value-type="float">
            <text:p>2</text:p>
          </table:table-cell>
          <table:table-cell table:style-name="ce4" office:value-type="date" office:date-value="2023-09-05" calcext:value-type="date">
            <text:p>2023-09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167.34" calcext:value-type="float">
            <text:p>5167.34</text:p>
          </table:table-cell>
          <table:table-cell office:value-type="float" office:value="62.13" calcext:value-type="float">
            <text:p>62.13</text:p>
          </table:table-cell>
          <table:table-cell office:value-type="string" calcext:value-type="string">
            <text:p>2023-09-05</text:p>
          </table:table-cell>
          <table:table-cell table:number-columns-repeated="16377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4.52" calcext:value-type="float">
            <text:p>5</text:p>
          </table:table-cell>
          <table:table-cell table:style-name="ce4" office:value-type="date" office:date-value="2023-12-31" calcext:value-type="date">
            <text:p>2023-12-3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267.69" calcext:value-type="float">
            <text:p>9267.69</text:p>
          </table:table-cell>
          <table:table-cell office:value-type="float" office:value="35.63" calcext:value-type="float">
            <text:p>35.63</text:p>
          </table:table-cell>
          <table:table-cell office:value-type="string" calcext:value-type="string">
            <text:p>2023-12-31</text:p>
          </table:table-cell>
          <table:table-cell table:number-columns-repeated="1637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7.45" calcext:value-type="float">
            <text:p>7</text:p>
          </table:table-cell>
          <table:table-cell table:style-name="ce4" office:value-type="date" office:date-value="2022-12-19" calcext:value-type="date">
            <text:p>2022-12-1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330.09" calcext:value-type="float">
            <text:p>5330.09</text:p>
          </table:table-cell>
          <table:table-cell office:value-type="float" office:value="89.03" calcext:value-type="float">
            <text:p>89.03</text:p>
          </table:table-cell>
          <table:table-cell office:value-type="string" calcext:value-type="string">
            <text:p>2022-12-19</text:p>
          </table:table-cell>
          <table:table-cell table:number-columns-repeated="16377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4.24" calcext:value-type="float">
            <text:p>4</text:p>
          </table:table-cell>
          <table:table-cell table:style-name="ce4" office:value-type="date" office:date-value="2022-06-30" calcext:value-type="date">
            <text:p>2022-06-30 00:00:00</text:p>
          </table:table-cell>
          <table:table-cell office:value-type="string" calcext:value-type="string">
            <text:p>Desgaste</text:p>
          </table:table-cell>
          <table:table-cell office:value-type="float" office:value="1207.83" calcext:value-type="float">
            <text:p>1207.83</text:p>
          </table:table-cell>
          <table:table-cell office:value-type="float" office:value="28.69" calcext:value-type="float">
            <text:p>28.69</text:p>
          </table:table-cell>
          <table:table-cell office:value-type="string" calcext:value-type="string">
            <text:p>2022-06-30</text:p>
          </table:table-cell>
          <table:table-cell table:number-columns-repeated="16377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4.54" calcext:value-type="float">
            <text:p>5</text:p>
          </table:table-cell>
          <table:table-cell table:style-name="ce4" office:value-type="date" office:date-value="2024-11-28" calcext:value-type="date">
            <text:p>2024-11-28 00:00:00</text:p>
          </table:table-cell>
          <table:table-cell office:value-type="string" calcext:value-type="string">
            <text:p>Corrosión</text:p>
          </table:table-cell>
          <table:table-cell office:value-type="float" office:value="1408.74" calcext:value-type="float">
            <text:p>1408.74</text:p>
          </table:table-cell>
          <table:table-cell office:value-type="float" office:value="57.81" calcext:value-type="float">
            <text:p>57.81</text:p>
          </table:table-cell>
          <table:table-cell office:value-type="string" calcext:value-type="string">
            <text:p>2024-11-28</text:p>
          </table:table-cell>
          <table:table-cell table:number-columns-repeated="16377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4.76" calcext:value-type="float">
            <text:p>5</text:p>
          </table:table-cell>
          <table:table-cell table:style-name="ce4" office:value-type="date" office:date-value="2024-09-27" calcext:value-type="date">
            <text:p>2024-09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963.56" calcext:value-type="float">
            <text:p>8963.56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2024-09-27</text:p>
          </table:table-cell>
          <table:table-cell table:number-columns-repeated="1637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.81" calcext:value-type="float">
            <text:p>2</text:p>
          </table:table-cell>
          <table:table-cell table:style-name="ce4" office:value-type="date" office:date-value="2022-10-06" calcext:value-type="date">
            <text:p>2022-10-0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098.15" calcext:value-type="float">
            <text:p>8098.15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2022-10-06</text:p>
          </table:table-cell>
          <table:table-cell table:number-columns-repeated="16377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5.51" calcext:value-type="float">
            <text:p>6</text:p>
          </table:table-cell>
          <table:table-cell table:style-name="ce4" office:value-type="date" office:date-value="2023-05-05" calcext:value-type="date">
            <text:p>2023-05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736.38" calcext:value-type="float">
            <text:p>8736.38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2023-05-05</text:p>
          </table:table-cell>
          <table:table-cell table:number-columns-repeated="16377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7.34" calcext:value-type="float">
            <text:p>7</text:p>
          </table:table-cell>
          <table:table-cell table:style-name="ce4" office:value-type="date" office:date-value="2024-10-20" calcext:value-type="date">
            <text:p>2024-10-20 00:00:00</text:p>
          </table:table-cell>
          <table:table-cell office:value-type="string" calcext:value-type="string">
            <text:p>Desgaste</text:p>
          </table:table-cell>
          <table:table-cell office:value-type="float" office:value="8649.67" calcext:value-type="float">
            <text:p>8649.67</text:p>
          </table:table-cell>
          <table:table-cell office:value-type="float" office:value="24.74" calcext:value-type="float">
            <text:p>24.74</text:p>
          </table:table-cell>
          <table:table-cell office:value-type="string" calcext:value-type="string">
            <text:p>2024-10-20</text:p>
          </table:table-cell>
          <table:table-cell table:number-columns-repeated="16377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.75" calcext:value-type="float">
            <text:p>5</text:p>
          </table:table-cell>
          <table:table-cell table:style-name="ce4" office:value-type="date" office:date-value="2024-09-19" calcext:value-type="date">
            <text:p>2024-09-1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907.15" calcext:value-type="float">
            <text:p>8907.15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2024-09-19</text:p>
          </table:table-cell>
          <table:table-cell table:number-columns-repeated="1637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4.12" calcext:value-type="float">
            <text:p>4</text:p>
          </table:table-cell>
          <table:table-cell table:style-name="ce4" office:value-type="date" office:date-value="2023-10-13" calcext:value-type="date">
            <text:p>2023-10-13 00:00:00</text:p>
          </table:table-cell>
          <table:table-cell office:value-type="string" calcext:value-type="string">
            <text:p>Corrosión</text:p>
          </table:table-cell>
          <table:table-cell office:value-type="float" office:value="7695.67" calcext:value-type="float">
            <text:p>7695.67</text:p>
          </table:table-cell>
          <table:table-cell office:value-type="float" office:value="27.86" calcext:value-type="float">
            <text:p>27.86</text:p>
          </table:table-cell>
          <table:table-cell office:value-type="string" calcext:value-type="string">
            <text:p>2023-10-13</text:p>
          </table:table-cell>
          <table:table-cell table:number-columns-repeated="16377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.29" calcext:value-type="float">
            <text:p>1</text:p>
          </table:table-cell>
          <table:table-cell table:style-name="ce4" office:value-type="date" office:date-value="2022-10-08" calcext:value-type="date">
            <text:p>2022-10-08 00:00:00</text:p>
          </table:table-cell>
          <table:table-cell office:value-type="string" calcext:value-type="string">
            <text:p>Desgaste</text:p>
          </table:table-cell>
          <table:table-cell office:value-type="float" office:value="2380.97" calcext:value-type="float">
            <text:p>2380.97</text:p>
          </table:table-cell>
          <table:table-cell office:value-type="float" office:value="57.63" calcext:value-type="float">
            <text:p>57.63</text:p>
          </table:table-cell>
          <table:table-cell office:value-type="string" calcext:value-type="string">
            <text:p>2022-10-08</text:p>
          </table:table-cell>
          <table:table-cell table:number-columns-repeated="16377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9.04" calcext:value-type="float">
            <text:p>9</text:p>
          </table:table-cell>
          <table:table-cell table:style-name="ce4" office:value-type="date" office:date-value="2024-01-17" calcext:value-type="date">
            <text:p>2024-01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59.34" calcext:value-type="float">
            <text:p>2859.34</text:p>
          </table:table-cell>
          <table:table-cell office:value-type="float" office:value="58.77" calcext:value-type="float">
            <text:p>58.77</text:p>
          </table:table-cell>
          <table:table-cell office:value-type="string" calcext:value-type="string">
            <text:p>2024-01-17</text:p>
          </table:table-cell>
          <table:table-cell table:number-columns-repeated="16377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7.27" calcext:value-type="float">
            <text:p>7</text:p>
          </table:table-cell>
          <table:table-cell table:style-name="ce4" office:value-type="date" office:date-value="2023-04-29" calcext:value-type="date">
            <text:p>2023-04-2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724.41" calcext:value-type="float">
            <text:p>5724.41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2023-04-29</text:p>
          </table:table-cell>
          <table:table-cell table:number-columns-repeated="16377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9.95" calcext:value-type="float">
            <text:p>10</text:p>
          </table:table-cell>
          <table:table-cell table:style-name="ce4" office:value-type="date" office:date-value="2022-04-07" calcext:value-type="date">
            <text:p>2022-04-0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323.81" calcext:value-type="float">
            <text:p>4323.81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2022-04-07</text:p>
          </table:table-cell>
          <table:table-cell table:number-columns-repeated="16377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9.96" calcext:value-type="float">
            <text:p>10</text:p>
          </table:table-cell>
          <table:table-cell table:style-name="ce4" office:value-type="date" office:date-value="2024-02-09" calcext:value-type="date">
            <text:p>2024-02-09 00:00:00</text:p>
          </table:table-cell>
          <table:table-cell office:value-type="string" calcext:value-type="string">
            <text:p>Corrosión</text:p>
          </table:table-cell>
          <table:table-cell office:value-type="float" office:value="1235.94" calcext:value-type="float">
            <text:p>1235.94</text:p>
          </table:table-cell>
          <table:table-cell office:value-type="float" office:value="55.42" calcext:value-type="float">
            <text:p>55.42</text:p>
          </table:table-cell>
          <table:table-cell office:value-type="string" calcext:value-type="string">
            <text:p>2024-02-09</text:p>
          </table:table-cell>
          <table:table-cell table:number-columns-repeated="16377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.47" calcext:value-type="float">
            <text:p>1</text:p>
          </table:table-cell>
          <table:table-cell table:style-name="ce4" office:value-type="date" office:date-value="2022-11-17" calcext:value-type="date">
            <text:p>2022-11-17 00:00:00</text:p>
          </table:table-cell>
          <table:table-cell office:value-type="string" calcext:value-type="string">
            <text:p>Desgaste</text:p>
          </table:table-cell>
          <table:table-cell office:value-type="float" office:value="1623.47" calcext:value-type="float">
            <text:p>1623.47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2022-11-17</text:p>
          </table:table-cell>
          <table:table-cell table:number-columns-repeated="16377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8.21" calcext:value-type="float">
            <text:p>8</text:p>
          </table:table-cell>
          <table:table-cell table:style-name="ce4" office:value-type="date" office:date-value="2023-07-10" calcext:value-type="date">
            <text:p>2023-07-10 00:00:00</text:p>
          </table:table-cell>
          <table:table-cell office:value-type="string" calcext:value-type="string">
            <text:p>Desgaste</text:p>
          </table:table-cell>
          <table:table-cell office:value-type="float" office:value="2005.9" calcext:value-type="float">
            <text:p>2005.9</text:p>
          </table:table-cell>
          <table:table-cell office:value-type="float" office:value="43.96" calcext:value-type="float">
            <text:p>43.96</text:p>
          </table:table-cell>
          <table:table-cell office:value-type="string" calcext:value-type="string">
            <text:p>2023-07-10</text:p>
          </table:table-cell>
          <table:table-cell table:number-columns-repeated="16377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5.13" calcext:value-type="float">
            <text:p>5</text:p>
          </table:table-cell>
          <table:table-cell table:style-name="ce4" office:value-type="date" office:date-value="2023-05-01" calcext:value-type="date">
            <text:p>2023-05-0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394.85" calcext:value-type="float">
            <text:p>5394.85</text:p>
          </table:table-cell>
          <table:table-cell office:value-type="float" office:value="57.07" calcext:value-type="float">
            <text:p>57.07</text:p>
          </table:table-cell>
          <table:table-cell office:value-type="string" calcext:value-type="string">
            <text:p>2023-05-01</text:p>
          </table:table-cell>
          <table:table-cell table:number-columns-repeated="16377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9.86" calcext:value-type="float">
            <text:p>10</text:p>
          </table:table-cell>
          <table:table-cell table:style-name="ce4" office:value-type="date" office:date-value="2024-09-28" calcext:value-type="date">
            <text:p>2024-09-2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794.3" calcext:value-type="float">
            <text:p>8794.3</text:p>
          </table:table-cell>
          <table:table-cell office:value-type="float" office:value="79.23" calcext:value-type="float">
            <text:p>79.23</text:p>
          </table:table-cell>
          <table:table-cell office:value-type="string" calcext:value-type="string">
            <text:p>2024-09-28</text:p>
          </table:table-cell>
          <table:table-cell table:number-columns-repeated="16377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7.58" calcext:value-type="float">
            <text:p>8</text:p>
          </table:table-cell>
          <table:table-cell table:style-name="ce4" office:value-type="date" office:date-value="2023-01-10" calcext:value-type="date">
            <text:p>2023-01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9261.67" calcext:value-type="float">
            <text:p>9261.67</text:p>
          </table:table-cell>
          <table:table-cell office:value-type="float" office:value="86.51" calcext:value-type="float">
            <text:p>86.51</text:p>
          </table:table-cell>
          <table:table-cell office:value-type="string" calcext:value-type="string">
            <text:p>2023-01-10</text:p>
          </table:table-cell>
          <table:table-cell table:number-columns-repeated="16377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.7" calcext:value-type="float">
            <text:p>10</text:p>
          </table:table-cell>
          <table:table-cell table:style-name="ce4" office:value-type="date" office:date-value="2022-06-20" calcext:value-type="date">
            <text:p>2022-06-2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305.63" calcext:value-type="float">
            <text:p>8305.63</text:p>
          </table:table-cell>
          <table:table-cell office:value-type="float" office:value="36.03" calcext:value-type="float">
            <text:p>36.03</text:p>
          </table:table-cell>
          <table:table-cell office:value-type="string" calcext:value-type="string">
            <text:p>2022-06-20</text:p>
          </table:table-cell>
          <table:table-cell table:number-columns-repeated="16377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5.77" calcext:value-type="float">
            <text:p>6</text:p>
          </table:table-cell>
          <table:table-cell table:style-name="ce4" office:value-type="date" office:date-value="2024-06-21" calcext:value-type="date">
            <text:p>2024-06-2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922.21" calcext:value-type="float">
            <text:p>1922.21</text:p>
          </table:table-cell>
          <table:table-cell office:value-type="float" office:value="99.29" calcext:value-type="float">
            <text:p>99.29</text:p>
          </table:table-cell>
          <table:table-cell office:value-type="string" calcext:value-type="string">
            <text:p>2024-06-21</text:p>
          </table:table-cell>
          <table:table-cell table:number-columns-repeated="16377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.62" calcext:value-type="float">
            <text:p>2</text:p>
          </table:table-cell>
          <table:table-cell table:style-name="ce4" office:value-type="date" office:date-value="2022-10-12" calcext:value-type="date">
            <text:p>2022-10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732.22" calcext:value-type="float">
            <text:p>3732.22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2022-10-12</text:p>
          </table:table-cell>
          <table:table-cell table:number-columns-repeated="16377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.82" calcext:value-type="float">
            <text:p>6</text:p>
          </table:table-cell>
          <table:table-cell table:style-name="ce4" office:value-type="date" office:date-value="2024-06-14" calcext:value-type="date">
            <text:p>2024-06-14 00:00:00</text:p>
          </table:table-cell>
          <table:table-cell office:value-type="string" calcext:value-type="string">
            <text:p>Desgaste</text:p>
          </table:table-cell>
          <table:table-cell office:value-type="float" office:value="7975.81" calcext:value-type="float">
            <text:p>7975.81</text:p>
          </table:table-cell>
          <table:table-cell office:value-type="float" office:value="52.29" calcext:value-type="float">
            <text:p>52.29</text:p>
          </table:table-cell>
          <table:table-cell office:value-type="string" calcext:value-type="string">
            <text:p>2024-06-14</text:p>
          </table:table-cell>
          <table:table-cell table:number-columns-repeated="16377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7.2" calcext:value-type="float">
            <text:p>7</text:p>
          </table:table-cell>
          <table:table-cell table:style-name="ce4" office:value-type="date" office:date-value="2024-01-06" calcext:value-type="date">
            <text:p>2024-01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558.17" calcext:value-type="float">
            <text:p>4558.17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2024-01-06</text:p>
          </table:table-cell>
          <table:table-cell table:number-columns-repeated="16377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4.77" calcext:value-type="float">
            <text:p>5</text:p>
          </table:table-cell>
          <table:table-cell table:style-name="ce4" office:value-type="date" office:date-value="2024-10-14" calcext:value-type="date">
            <text:p>2024-10-14 00:00:00</text:p>
          </table:table-cell>
          <table:table-cell office:value-type="string" calcext:value-type="string">
            <text:p>Desgaste</text:p>
          </table:table-cell>
          <table:table-cell office:value-type="float" office:value="5954.28" calcext:value-type="float">
            <text:p>5954.28</text:p>
          </table:table-cell>
          <table:table-cell office:value-type="float" office:value="70.46" calcext:value-type="float">
            <text:p>70.46</text:p>
          </table:table-cell>
          <table:table-cell office:value-type="string" calcext:value-type="string">
            <text:p>2024-10-14</text:p>
          </table:table-cell>
          <table:table-cell table:number-columns-repeated="16377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.91" calcext:value-type="float">
            <text:p>2</text:p>
          </table:table-cell>
          <table:table-cell table:style-name="ce4" office:value-type="date" office:date-value="2022-12-28" calcext:value-type="date">
            <text:p>2022-12-28 00:00:00</text:p>
          </table:table-cell>
          <table:table-cell office:value-type="string" calcext:value-type="string">
            <text:p>Corrosión</text:p>
          </table:table-cell>
          <table:table-cell office:value-type="float" office:value="1583.15" calcext:value-type="float">
            <text:p>1583.15</text:p>
          </table:table-cell>
          <table:table-cell office:value-type="float" office:value="24.54" calcext:value-type="float">
            <text:p>24.54</text:p>
          </table:table-cell>
          <table:table-cell office:value-type="string" calcext:value-type="string">
            <text:p>2022-12-28</text:p>
          </table:table-cell>
          <table:table-cell table:number-columns-repeated="16377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.17" calcext:value-type="float">
            <text:p>1</text:p>
          </table:table-cell>
          <table:table-cell table:style-name="ce4" office:value-type="date" office:date-value="2023-04-19" calcext:value-type="date">
            <text:p>2023-04-19 00:00:00</text:p>
          </table:table-cell>
          <table:table-cell office:value-type="string" calcext:value-type="string">
            <text:p>Corrosión</text:p>
          </table:table-cell>
          <table:table-cell office:value-type="float" office:value="5327.91" calcext:value-type="float">
            <text:p>5327.91</text:p>
          </table:table-cell>
          <table:table-cell office:value-type="float" office:value="99.61" calcext:value-type="float">
            <text:p>99.61</text:p>
          </table:table-cell>
          <table:table-cell office:value-type="string" calcext:value-type="string">
            <text:p>2023-04-19</text:p>
          </table:table-cell>
          <table:table-cell table:number-columns-repeated="16377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6.01" calcext:value-type="float">
            <text:p>6</text:p>
          </table:table-cell>
          <table:table-cell table:style-name="ce4" office:value-type="date" office:date-value="2023-08-28" calcext:value-type="date">
            <text:p>2023-08-2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339.45" calcext:value-type="float">
            <text:p>6339.45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2023-08-28</text:p>
          </table:table-cell>
          <table:table-cell table:number-columns-repeated="1637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9.85" calcext:value-type="float">
            <text:p>10</text:p>
          </table:table-cell>
          <table:table-cell table:style-name="ce4" office:value-type="date" office:date-value="2024-04-05" calcext:value-type="date">
            <text:p>2024-04-05 00:00:00</text:p>
          </table:table-cell>
          <table:table-cell office:value-type="string" calcext:value-type="string">
            <text:p>Desgaste</text:p>
          </table:table-cell>
          <table:table-cell office:value-type="float" office:value="5140.21" calcext:value-type="float">
            <text:p>5140.21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2024-04-05</text:p>
          </table:table-cell>
          <table:table-cell table:number-columns-repeated="16377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4.14" calcext:value-type="float">
            <text:p>4</text:p>
          </table:table-cell>
          <table:table-cell table:style-name="ce4" office:value-type="date" office:date-value="2024-10-14" calcext:value-type="date">
            <text:p>2024-10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768.58" calcext:value-type="float">
            <text:p>2768.58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2024-10-14</text:p>
          </table:table-cell>
          <table:table-cell table:number-columns-repeated="16377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.95" calcext:value-type="float">
            <text:p>2</text:p>
          </table:table-cell>
          <table:table-cell table:style-name="ce4" office:value-type="date" office:date-value="2023-08-23" calcext:value-type="date">
            <text:p>2023-08-23 00:00:00</text:p>
          </table:table-cell>
          <table:table-cell office:value-type="string" calcext:value-type="string">
            <text:p>Desgaste</text:p>
          </table:table-cell>
          <table:table-cell office:value-type="float" office:value="3908.19" calcext:value-type="float">
            <text:p>3908.19</text:p>
          </table:table-cell>
          <table:table-cell office:value-type="float" office:value="89.24" calcext:value-type="float">
            <text:p>89.24</text:p>
          </table:table-cell>
          <table:table-cell office:value-type="string" calcext:value-type="string">
            <text:p>2023-08-23</text:p>
          </table:table-cell>
          <table:table-cell table:number-columns-repeated="1637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3.21" calcext:value-type="float">
            <text:p>3</text:p>
          </table:table-cell>
          <table:table-cell table:style-name="ce4" office:value-type="date" office:date-value="2022-05-04" calcext:value-type="date">
            <text:p>2022-05-04 00:00:00</text:p>
          </table:table-cell>
          <table:table-cell office:value-type="string" calcext:value-type="string">
            <text:p>Corrosión</text:p>
          </table:table-cell>
          <table:table-cell office:value-type="float" office:value="7162.96" calcext:value-type="float">
            <text:p>7162.96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2022-05-04</text:p>
          </table:table-cell>
          <table:table-cell table:number-columns-repeated="1637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8.42" calcext:value-type="float">
            <text:p>8</text:p>
          </table:table-cell>
          <table:table-cell table:style-name="ce4" office:value-type="date" office:date-value="2023-11-07" calcext:value-type="date">
            <text:p>2023-11-0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704.25" calcext:value-type="float">
            <text:p>4704.25</text:p>
          </table:table-cell>
          <table:table-cell office:value-type="float" office:value="23.31" calcext:value-type="float">
            <text:p>23.31</text:p>
          </table:table-cell>
          <table:table-cell office:value-type="string" calcext:value-type="string">
            <text:p>2023-11-07</text:p>
          </table:table-cell>
          <table:table-cell table:number-columns-repeated="1637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9.75" calcext:value-type="float">
            <text:p>10</text:p>
          </table:table-cell>
          <table:table-cell table:style-name="ce4" office:value-type="date" office:date-value="2022-09-26" calcext:value-type="date">
            <text:p>2022-09-26 00:00:00</text:p>
          </table:table-cell>
          <table:table-cell office:value-type="string" calcext:value-type="string">
            <text:p>Desgaste</text:p>
          </table:table-cell>
          <table:table-cell office:value-type="float" office:value="9451.36" calcext:value-type="float">
            <text:p>9451.36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2022-09-26</text:p>
          </table:table-cell>
          <table:table-cell table:number-columns-repeated="1637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3.35" calcext:value-type="float">
            <text:p>3</text:p>
          </table:table-cell>
          <table:table-cell table:style-name="ce4" office:value-type="date" office:date-value="2023-08-10" calcext:value-type="date">
            <text:p>2023-08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879.2" calcext:value-type="float">
            <text:p>4879.2</text:p>
          </table:table-cell>
          <table:table-cell office:value-type="float" office:value="72.98" calcext:value-type="float">
            <text:p>72.98</text:p>
          </table:table-cell>
          <table:table-cell office:value-type="string" calcext:value-type="string">
            <text:p>2023-08-10</text:p>
          </table:table-cell>
          <table:table-cell table:number-columns-repeated="1637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7.98" calcext:value-type="float">
            <text:p>8</text:p>
          </table:table-cell>
          <table:table-cell table:style-name="ce4" office:value-type="date" office:date-value="2023-07-08" calcext:value-type="date">
            <text:p>2023-07-0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170.96" calcext:value-type="float">
            <text:p>9170.96</text:p>
          </table:table-cell>
          <table:table-cell office:value-type="float" office:value="85.62" calcext:value-type="float">
            <text:p>85.62</text:p>
          </table:table-cell>
          <table:table-cell office:value-type="string" calcext:value-type="string">
            <text:p>2023-07-08</text:p>
          </table:table-cell>
          <table:table-cell table:number-columns-repeated="1637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6.63" calcext:value-type="float">
            <text:p>7</text:p>
          </table:table-cell>
          <table:table-cell table:style-name="ce4" office:value-type="date" office:date-value="2024-05-06" calcext:value-type="date">
            <text:p>2024-05-06 00:00:00</text:p>
          </table:table-cell>
          <table:table-cell office:value-type="string" calcext:value-type="string">
            <text:p>Desgaste</text:p>
          </table:table-cell>
          <table:table-cell office:value-type="float" office:value="8346.03" calcext:value-type="float">
            <text:p>8346.03</text:p>
          </table:table-cell>
          <table:table-cell office:value-type="float" office:value="77.98" calcext:value-type="float">
            <text:p>77.98</text:p>
          </table:table-cell>
          <table:table-cell office:value-type="string" calcext:value-type="string">
            <text:p>2024-05-06</text:p>
          </table:table-cell>
          <table:table-cell table:number-columns-repeated="1637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.86" calcext:value-type="float">
            <text:p>3</text:p>
          </table:table-cell>
          <table:table-cell table:style-name="ce4" office:value-type="date" office:date-value="2024-01-25" calcext:value-type="date">
            <text:p>2024-01-2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286.95" calcext:value-type="float">
            <text:p>3286.95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2024-01-25</text:p>
          </table:table-cell>
          <table:table-cell table:number-columns-repeated="1637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.43" calcext:value-type="float">
            <text:p>1</text:p>
          </table:table-cell>
          <table:table-cell table:style-name="ce4" office:value-type="date" office:date-value="2023-05-24" calcext:value-type="date">
            <text:p>2023-05-2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721.43" calcext:value-type="float">
            <text:p>7721.43</text:p>
          </table:table-cell>
          <table:table-cell office:value-type="float" office:value="57.71" calcext:value-type="float">
            <text:p>57.71</text:p>
          </table:table-cell>
          <table:table-cell office:value-type="string" calcext:value-type="string">
            <text:p>2023-05-24</text:p>
          </table:table-cell>
          <table:table-cell table:number-columns-repeated="1637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8.92" calcext:value-type="float">
            <text:p>9</text:p>
          </table:table-cell>
          <table:table-cell table:style-name="ce4" office:value-type="date" office:date-value="2024-07-06" calcext:value-type="date">
            <text:p>2024-07-06 00:00:00</text:p>
          </table:table-cell>
          <table:table-cell office:value-type="string" calcext:value-type="string">
            <text:p>Corrosión</text:p>
          </table:table-cell>
          <table:table-cell office:value-type="float" office:value="6358.74" calcext:value-type="float">
            <text:p>6358.7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4-07-06</text:p>
          </table:table-cell>
          <table:table-cell table:number-columns-repeated="1637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5.18" calcext:value-type="float">
            <text:p>5</text:p>
          </table:table-cell>
          <table:table-cell table:style-name="ce4" office:value-type="date" office:date-value="2024-11-11" calcext:value-type="date">
            <text:p>2024-11-11 00:00:00</text:p>
          </table:table-cell>
          <table:table-cell office:value-type="string" calcext:value-type="string">
            <text:p>Desgaste</text:p>
          </table:table-cell>
          <table:table-cell office:value-type="float" office:value="4313.08" calcext:value-type="float">
            <text:p>4313.08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2024-11-11</text:p>
          </table:table-cell>
          <table:table-cell table:number-columns-repeated="1637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9.57" calcext:value-type="float">
            <text:p>10</text:p>
          </table:table-cell>
          <table:table-cell table:style-name="ce4" office:value-type="date" office:date-value="2025-03-14" calcext:value-type="date">
            <text:p>2025-03-14 00:00:00</text:p>
          </table:table-cell>
          <table:table-cell office:value-type="string" calcext:value-type="string">
            <text:p>Desgaste</text:p>
          </table:table-cell>
          <table:table-cell office:value-type="float" office:value="7697.14" calcext:value-type="float">
            <text:p>7697.14</text:p>
          </table:table-cell>
          <table:table-cell office:value-type="float" office:value="62.03" calcext:value-type="float">
            <text:p>62.03</text:p>
          </table:table-cell>
          <table:table-cell office:value-type="string" calcext:value-type="string">
            <text:p>2025-03-14</text:p>
          </table:table-cell>
          <table:table-cell table:number-columns-repeated="1637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5.8" calcext:value-type="float">
            <text:p>6</text:p>
          </table:table-cell>
          <table:table-cell table:style-name="ce4" office:value-type="date" office:date-value="2023-05-19" calcext:value-type="date">
            <text:p>2023-05-19 00:00:00</text:p>
          </table:table-cell>
          <table:table-cell office:value-type="string" calcext:value-type="string">
            <text:p>Corrosión</text:p>
          </table:table-cell>
          <table:table-cell office:value-type="float" office:value="6571.17" calcext:value-type="float">
            <text:p>6571.17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2023-05-19</text:p>
          </table:table-cell>
          <table:table-cell table:number-columns-repeated="1637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8.01" calcext:value-type="float">
            <text:p>8</text:p>
          </table:table-cell>
          <table:table-cell table:style-name="ce4" office:value-type="date" office:date-value="2024-07-11" calcext:value-type="date">
            <text:p>2024-07-11 00:00:00</text:p>
          </table:table-cell>
          <table:table-cell office:value-type="string" calcext:value-type="string">
            <text:p>Desgaste</text:p>
          </table:table-cell>
          <table:table-cell office:value-type="float" office:value="6054.06" calcext:value-type="float">
            <text:p>6054.06</text:p>
          </table:table-cell>
          <table:table-cell office:value-type="float" office:value="80.44" calcext:value-type="float">
            <text:p>80.44</text:p>
          </table:table-cell>
          <table:table-cell office:value-type="string" calcext:value-type="string">
            <text:p>2024-07-11</text:p>
          </table:table-cell>
          <table:table-cell table:number-columns-repeated="1637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.47" calcext:value-type="float">
            <text:p>2</text:p>
          </table:table-cell>
          <table:table-cell table:style-name="ce4" office:value-type="date" office:date-value="2023-05-01" calcext:value-type="date">
            <text:p>2023-05-01 00:00:00</text:p>
          </table:table-cell>
          <table:table-cell office:value-type="string" calcext:value-type="string">
            <text:p>Desgaste</text:p>
          </table:table-cell>
          <table:table-cell office:value-type="float" office:value="3828.73" calcext:value-type="float">
            <text:p>3828.73</text:p>
          </table:table-cell>
          <table:table-cell office:value-type="float" office:value="57.49" calcext:value-type="float">
            <text:p>57.49</text:p>
          </table:table-cell>
          <table:table-cell office:value-type="string" calcext:value-type="string">
            <text:p>2023-05-01</text:p>
          </table:table-cell>
          <table:table-cell table:number-columns-repeated="1637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4.56" calcext:value-type="float">
            <text:p>5</text:p>
          </table:table-cell>
          <table:table-cell table:style-name="ce4" office:value-type="date" office:date-value="2023-05-25" calcext:value-type="date">
            <text:p>2023-05-25 00:00:00</text:p>
          </table:table-cell>
          <table:table-cell office:value-type="string" calcext:value-type="string">
            <text:p>Corrosión</text:p>
          </table:table-cell>
          <table:table-cell office:value-type="float" office:value="4514.57" calcext:value-type="float">
            <text:p>4514.57</text:p>
          </table:table-cell>
          <table:table-cell office:value-type="float" office:value="62.99" calcext:value-type="float">
            <text:p>62.99</text:p>
          </table:table-cell>
          <table:table-cell office:value-type="string" calcext:value-type="string">
            <text:p>2023-05-25</text:p>
          </table:table-cell>
          <table:table-cell table:number-columns-repeated="1637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6.97" calcext:value-type="float">
            <text:p>7</text:p>
          </table:table-cell>
          <table:table-cell table:style-name="ce4" office:value-type="date" office:date-value="2022-12-31" calcext:value-type="date">
            <text:p>2022-12-31 00:00:00</text:p>
          </table:table-cell>
          <table:table-cell office:value-type="string" calcext:value-type="string">
            <text:p>Desgaste</text:p>
          </table:table-cell>
          <table:table-cell office:value-type="float" office:value="3214.33" calcext:value-type="float">
            <text:p>3214.33</text:p>
          </table:table-cell>
          <table:table-cell office:value-type="float" office:value="59.76" calcext:value-type="float">
            <text:p>59.76</text:p>
          </table:table-cell>
          <table:table-cell office:value-type="string" calcext:value-type="string">
            <text:p>2022-12-31</text:p>
          </table:table-cell>
          <table:table-cell table:number-columns-repeated="1637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.44" calcext:value-type="float">
            <text:p>1</text:p>
          </table:table-cell>
          <table:table-cell table:style-name="ce4" office:value-type="date" office:date-value="2023-02-15" calcext:value-type="date">
            <text:p>2023-02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970.58" calcext:value-type="float">
            <text:p>4970.58</text:p>
          </table:table-cell>
          <table:table-cell office:value-type="float" office:value="67.77" calcext:value-type="float">
            <text:p>67.77</text:p>
          </table:table-cell>
          <table:table-cell office:value-type="string" calcext:value-type="string">
            <text:p>2023-02-15</text:p>
          </table:table-cell>
          <table:table-cell table:number-columns-repeated="1637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7.29" calcext:value-type="float">
            <text:p>7</text:p>
          </table:table-cell>
          <table:table-cell table:style-name="ce4" office:value-type="date" office:date-value="2022-08-17" calcext:value-type="date">
            <text:p>2022-08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153.62" calcext:value-type="float">
            <text:p>7153.62</text:p>
          </table:table-cell>
          <table:table-cell office:value-type="float" office:value="39.08" calcext:value-type="float">
            <text:p>39.08</text:p>
          </table:table-cell>
          <table:table-cell office:value-type="string" calcext:value-type="string">
            <text:p>2022-08-17</text:p>
          </table:table-cell>
          <table:table-cell table:number-columns-repeated="1637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9.14" calcext:value-type="float">
            <text:p>9</text:p>
          </table:table-cell>
          <table:table-cell table:style-name="ce4" office:value-type="date" office:date-value="2022-06-01" calcext:value-type="date">
            <text:p>2022-06-01 00:00:00</text:p>
          </table:table-cell>
          <table:table-cell office:value-type="string" calcext:value-type="string">
            <text:p>Corrosión</text:p>
          </table:table-cell>
          <table:table-cell office:value-type="float" office:value="4179.98" calcext:value-type="float">
            <text:p>4179.98</text:p>
          </table:table-cell>
          <table:table-cell office:value-type="float" office:value="44.23" calcext:value-type="float">
            <text:p>44.23</text:p>
          </table:table-cell>
          <table:table-cell office:value-type="string" calcext:value-type="string">
            <text:p>2022-06-01</text:p>
          </table:table-cell>
          <table:table-cell table:number-columns-repeated="1637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.02" calcext:value-type="float">
            <text:p>1</text:p>
          </table:table-cell>
          <table:table-cell table:style-name="ce4" office:value-type="date" office:date-value="2023-05-01" calcext:value-type="date">
            <text:p>2023-05-01 00:00:00</text:p>
          </table:table-cell>
          <table:table-cell office:value-type="string" calcext:value-type="string">
            <text:p>Corrosión</text:p>
          </table:table-cell>
          <table:table-cell office:value-type="float" office:value="1413.54" calcext:value-type="float">
            <text:p>1413.54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2023-05-01</text:p>
          </table:table-cell>
          <table:table-cell table:number-columns-repeated="1637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7.91" calcext:value-type="float">
            <text:p>8</text:p>
          </table:table-cell>
          <table:table-cell table:style-name="ce4" office:value-type="date" office:date-value="2023-11-30" calcext:value-type="date">
            <text:p>2023-11-3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988.29" calcext:value-type="float">
            <text:p>2988.29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2023-11-30</text:p>
          </table:table-cell>
          <table:table-cell table:number-columns-repeated="1637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6.52" calcext:value-type="float">
            <text:p>7</text:p>
          </table:table-cell>
          <table:table-cell table:style-name="ce4" office:value-type="date" office:date-value="2022-06-07" calcext:value-type="date">
            <text:p>2022-06-07 00:00:00</text:p>
          </table:table-cell>
          <table:table-cell office:value-type="string" calcext:value-type="string">
            <text:p>Corrosión</text:p>
          </table:table-cell>
          <table:table-cell office:value-type="float" office:value="4326.66" calcext:value-type="float">
            <text:p>4326.66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2022-06-07</text:p>
          </table:table-cell>
          <table:table-cell table:number-columns-repeated="1637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8.79" calcext:value-type="float">
            <text:p>9</text:p>
          </table:table-cell>
          <table:table-cell table:style-name="ce4" office:value-type="date" office:date-value="2024-01-01" calcext:value-type="date">
            <text:p>2024-01-01 00:00:00</text:p>
          </table:table-cell>
          <table:table-cell office:value-type="string" calcext:value-type="string">
            <text:p>Corrosión</text:p>
          </table:table-cell>
          <table:table-cell office:value-type="float" office:value="3854.84" calcext:value-type="float">
            <text:p>3854.84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2024-01-01</text:p>
          </table:table-cell>
          <table:table-cell table:number-columns-repeated="1637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4.48" calcext:value-type="float">
            <text:p>4</text:p>
          </table:table-cell>
          <table:table-cell table:style-name="ce4" office:value-type="date" office:date-value="2023-02-27" calcext:value-type="date">
            <text:p>2023-02-27 00:00:00</text:p>
          </table:table-cell>
          <table:table-cell office:value-type="string" calcext:value-type="string">
            <text:p>Corrosión</text:p>
          </table:table-cell>
          <table:table-cell office:value-type="float" office:value="5126.07" calcext:value-type="float">
            <text:p>5126.07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2023-02-27</text:p>
          </table:table-cell>
          <table:table-cell table:number-columns-repeated="1637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.39" calcext:value-type="float">
            <text:p>1</text:p>
          </table:table-cell>
          <table:table-cell table:style-name="ce4" office:value-type="date" office:date-value="2024-03-03" calcext:value-type="date">
            <text:p>2024-03-0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9251.68" calcext:value-type="float">
            <text:p>9251.68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2024-03-03</text:p>
          </table:table-cell>
          <table:table-cell table:number-columns-repeated="1637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4.85" calcext:value-type="float">
            <text:p>5</text:p>
          </table:table-cell>
          <table:table-cell table:style-name="ce4" office:value-type="date" office:date-value="2024-12-31" calcext:value-type="date">
            <text:p>2024-12-31 00:00:00</text:p>
          </table:table-cell>
          <table:table-cell office:value-type="string" calcext:value-type="string">
            <text:p>Desgaste</text:p>
          </table:table-cell>
          <table:table-cell office:value-type="float" office:value="4477.75" calcext:value-type="float">
            <text:p>4477.75</text:p>
          </table:table-cell>
          <table:table-cell office:value-type="float" office:value="32.31" calcext:value-type="float">
            <text:p>32.31</text:p>
          </table:table-cell>
          <table:table-cell office:value-type="string" calcext:value-type="string">
            <text:p>2024-12-31</text:p>
          </table:table-cell>
          <table:table-cell table:number-columns-repeated="16377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2.62" calcext:value-type="float">
            <text:p>3</text:p>
          </table:table-cell>
          <table:table-cell table:style-name="ce4" office:value-type="date" office:date-value="2024-10-30" calcext:value-type="date">
            <text:p>2024-10-30 00:00:00</text:p>
          </table:table-cell>
          <table:table-cell office:value-type="string" calcext:value-type="string">
            <text:p>Corrosión</text:p>
          </table:table-cell>
          <table:table-cell office:value-type="float" office:value="4092.46" calcext:value-type="float">
            <text:p>4092.46</text:p>
          </table:table-cell>
          <table:table-cell office:value-type="float" office:value="84.84" calcext:value-type="float">
            <text:p>84.84</text:p>
          </table:table-cell>
          <table:table-cell office:value-type="string" calcext:value-type="string">
            <text:p>2024-10-30</text:p>
          </table:table-cell>
          <table:table-cell table:number-columns-repeated="1637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4.02" calcext:value-type="float">
            <text:p>4</text:p>
          </table:table-cell>
          <table:table-cell table:style-name="ce4" office:value-type="date" office:date-value="2023-07-23" calcext:value-type="date">
            <text:p>2023-07-23 00:00:00</text:p>
          </table:table-cell>
          <table:table-cell office:value-type="string" calcext:value-type="string">
            <text:p>Desgaste</text:p>
          </table:table-cell>
          <table:table-cell office:value-type="float" office:value="4625.57" calcext:value-type="float">
            <text:p>4625.57</text:p>
          </table:table-cell>
          <table:table-cell office:value-type="float" office:value="54.88" calcext:value-type="float">
            <text:p>54.88</text:p>
          </table:table-cell>
          <table:table-cell office:value-type="string" calcext:value-type="string">
            <text:p>2023-07-23</text:p>
          </table:table-cell>
          <table:table-cell table:number-columns-repeated="16377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.54" calcext:value-type="float">
            <text:p>3</text:p>
          </table:table-cell>
          <table:table-cell table:style-name="ce4" office:value-type="date" office:date-value="2022-11-07" calcext:value-type="date">
            <text:p>2022-11-07 00:00:00</text:p>
          </table:table-cell>
          <table:table-cell office:value-type="string" calcext:value-type="string">
            <text:p>Corrosión</text:p>
          </table:table-cell>
          <table:table-cell office:value-type="float" office:value="7185.04" calcext:value-type="float">
            <text:p>7185.04</text:p>
          </table:table-cell>
          <table:table-cell office:value-type="float" office:value="61.36" calcext:value-type="float">
            <text:p>61.36</text:p>
          </table:table-cell>
          <table:table-cell office:value-type="string" calcext:value-type="string">
            <text:p>2022-11-07</text:p>
          </table:table-cell>
          <table:table-cell table:number-columns-repeated="1637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8.84" calcext:value-type="float">
            <text:p>9</text:p>
          </table:table-cell>
          <table:table-cell table:style-name="ce4" office:value-type="date" office:date-value="2024-10-23" calcext:value-type="date">
            <text:p>2024-10-2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973.49" calcext:value-type="float">
            <text:p>4973.49</text:p>
          </table:table-cell>
          <table:table-cell office:value-type="float" office:value="62.77" calcext:value-type="float">
            <text:p>62.77</text:p>
          </table:table-cell>
          <table:table-cell office:value-type="string" calcext:value-type="string">
            <text:p>2024-10-23</text:p>
          </table:table-cell>
          <table:table-cell table:number-columns-repeated="16377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7.56" calcext:value-type="float">
            <text:p>8</text:p>
          </table:table-cell>
          <table:table-cell table:style-name="ce4" office:value-type="date" office:date-value="2023-03-09" calcext:value-type="date">
            <text:p>2023-03-0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760.52" calcext:value-type="float">
            <text:p>4760.52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2023-03-09</text:p>
          </table:table-cell>
          <table:table-cell table:number-columns-repeated="1637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8.56" calcext:value-type="float">
            <text:p>9</text:p>
          </table:table-cell>
          <table:table-cell table:style-name="ce4" office:value-type="date" office:date-value="2024-11-10" calcext:value-type="date">
            <text:p>2024-11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021.89" calcext:value-type="float">
            <text:p>8021.89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2024-11-10</text:p>
          </table:table-cell>
          <table:table-cell table:number-columns-repeated="16377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9.39" calcext:value-type="float">
            <text:p>9</text:p>
          </table:table-cell>
          <table:table-cell table:style-name="ce4" office:value-type="date" office:date-value="2024-04-20" calcext:value-type="date">
            <text:p>2024-04-20 00:00:00</text:p>
          </table:table-cell>
          <table:table-cell office:value-type="string" calcext:value-type="string">
            <text:p>Corrosión</text:p>
          </table:table-cell>
          <table:table-cell office:value-type="float" office:value="6549.07" calcext:value-type="float">
            <text:p>6549.07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2024-04-20</text:p>
          </table:table-cell>
          <table:table-cell table:number-columns-repeated="16377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7.56" calcext:value-type="float">
            <text:p>8</text:p>
          </table:table-cell>
          <table:table-cell table:style-name="ce4" office:value-type="date" office:date-value="2022-04-27" calcext:value-type="date">
            <text:p>2022-04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854.52" calcext:value-type="float">
            <text:p>6854.52</text:p>
          </table:table-cell>
          <table:table-cell office:value-type="float" office:value="91.08" calcext:value-type="float">
            <text:p>91.08</text:p>
          </table:table-cell>
          <table:table-cell office:value-type="string" calcext:value-type="string">
            <text:p>2022-04-27</text:p>
          </table:table-cell>
          <table:table-cell table:number-columns-repeated="16377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8.18" calcext:value-type="float">
            <text:p>8</text:p>
          </table:table-cell>
          <table:table-cell table:style-name="ce4" office:value-type="date" office:date-value="2022-08-01" calcext:value-type="date">
            <text:p>2022-08-01 00:00:00</text:p>
          </table:table-cell>
          <table:table-cell office:value-type="string" calcext:value-type="string">
            <text:p>Desgaste</text:p>
          </table:table-cell>
          <table:table-cell office:value-type="float" office:value="8172.02" calcext:value-type="float">
            <text:p>8172.02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2022-08-01</text:p>
          </table:table-cell>
          <table:table-cell table:number-columns-repeated="16377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9.33" calcext:value-type="float">
            <text:p>9</text:p>
          </table:table-cell>
          <table:table-cell table:style-name="ce4" office:value-type="date" office:date-value="2024-04-13" calcext:value-type="date">
            <text:p>2024-04-13 00:00:00</text:p>
          </table:table-cell>
          <table:table-cell office:value-type="string" calcext:value-type="string">
            <text:p>Corrosión</text:p>
          </table:table-cell>
          <table:table-cell office:value-type="float" office:value="9275.51" calcext:value-type="float">
            <text:p>9275.51</text:p>
          </table:table-cell>
          <table:table-cell office:value-type="float" office:value="56.88" calcext:value-type="float">
            <text:p>56.88</text:p>
          </table:table-cell>
          <table:table-cell office:value-type="string" calcext:value-type="string">
            <text:p>2024-04-13</text:p>
          </table:table-cell>
          <table:table-cell table:number-columns-repeated="16377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.73" calcext:value-type="float">
            <text:p>4</text:p>
          </table:table-cell>
          <table:table-cell table:style-name="ce4" office:value-type="date" office:date-value="2022-05-12" calcext:value-type="date">
            <text:p>2022-05-1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614.48" calcext:value-type="float">
            <text:p>1614.48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2022-05-12</text:p>
          </table:table-cell>
          <table:table-cell table:number-columns-repeated="16377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7.35" calcext:value-type="float">
            <text:p>7</text:p>
          </table:table-cell>
          <table:table-cell table:style-name="ce4" office:value-type="date" office:date-value="2022-05-29" calcext:value-type="date">
            <text:p>2022-05-2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508.53" calcext:value-type="float">
            <text:p>3508.53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2022-05-29</text:p>
          </table:table-cell>
          <table:table-cell table:number-columns-repeated="1637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9.01" calcext:value-type="float">
            <text:p>9</text:p>
          </table:table-cell>
          <table:table-cell table:style-name="ce4" office:value-type="date" office:date-value="2024-11-28" calcext:value-type="date">
            <text:p>2024-11-2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042.37" calcext:value-type="float">
            <text:p>3042.37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2024-11-28</text:p>
          </table:table-cell>
          <table:table-cell table:number-columns-repeated="16377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.63" calcext:value-type="float">
            <text:p>3</text:p>
          </table:table-cell>
          <table:table-cell table:style-name="ce4" office:value-type="date" office:date-value="2024-10-15" calcext:value-type="date">
            <text:p>2024-10-15 00:00:00</text:p>
          </table:table-cell>
          <table:table-cell office:value-type="string" calcext:value-type="string">
            <text:p>Desgaste</text:p>
          </table:table-cell>
          <table:table-cell office:value-type="float" office:value="6226.8" calcext:value-type="float">
            <text:p>6226.8</text:p>
          </table:table-cell>
          <table:table-cell office:value-type="float" office:value="87.04" calcext:value-type="float">
            <text:p>87.04</text:p>
          </table:table-cell>
          <table:table-cell office:value-type="string" calcext:value-type="string">
            <text:p>2024-10-15</text:p>
          </table:table-cell>
          <table:table-cell table:number-columns-repeated="16377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7.81" calcext:value-type="float">
            <text:p>8</text:p>
          </table:table-cell>
          <table:table-cell table:style-name="ce4" office:value-type="date" office:date-value="2024-03-17" calcext:value-type="date">
            <text:p>2024-03-1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690.49" calcext:value-type="float">
            <text:p>3690.49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2024-03-17</text:p>
          </table:table-cell>
          <table:table-cell table:number-columns-repeated="16377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.18" calcext:value-type="float">
            <text:p>1</text:p>
          </table:table-cell>
          <table:table-cell table:style-name="ce4" office:value-type="date" office:date-value="2023-05-11" calcext:value-type="date">
            <text:p>2023-05-1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486.68" calcext:value-type="float">
            <text:p>7486.68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2023-05-11</text:p>
          </table:table-cell>
          <table:table-cell table:number-columns-repeated="16377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9.9" calcext:value-type="float">
            <text:p>10</text:p>
          </table:table-cell>
          <table:table-cell table:style-name="ce4" office:value-type="date" office:date-value="2022-11-16" calcext:value-type="date">
            <text:p>2022-11-16 00:00:00</text:p>
          </table:table-cell>
          <table:table-cell office:value-type="string" calcext:value-type="string">
            <text:p>Corrosión</text:p>
          </table:table-cell>
          <table:table-cell office:value-type="float" office:value="5256.87" calcext:value-type="float">
            <text:p>5256.87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2022-11-16</text:p>
          </table:table-cell>
          <table:table-cell table:number-columns-repeated="16377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9.4" calcext:value-type="float">
            <text:p>9</text:p>
          </table:table-cell>
          <table:table-cell table:style-name="ce4" office:value-type="date" office:date-value="2025-02-24" calcext:value-type="date">
            <text:p>2025-02-24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442.04" calcext:value-type="float">
            <text:p>7442.04</text:p>
          </table:table-cell>
          <table:table-cell office:value-type="float" office:value="98.97" calcext:value-type="float">
            <text:p>98.97</text:p>
          </table:table-cell>
          <table:table-cell office:value-type="string" calcext:value-type="string">
            <text:p>2025-02-24</text:p>
          </table:table-cell>
          <table:table-cell table:number-columns-repeated="16377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6.86" calcext:value-type="float">
            <text:p>7</text:p>
          </table:table-cell>
          <table:table-cell table:style-name="ce4" office:value-type="date" office:date-value="2024-08-02" calcext:value-type="date">
            <text:p>2024-08-02 00:00:00</text:p>
          </table:table-cell>
          <table:table-cell office:value-type="string" calcext:value-type="string">
            <text:p>Corrosión</text:p>
          </table:table-cell>
          <table:table-cell office:value-type="float" office:value="6298.07" calcext:value-type="float">
            <text:p>6298.07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2024-08-02</text:p>
          </table:table-cell>
          <table:table-cell table:number-columns-repeated="1637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4.46" calcext:value-type="float">
            <text:p>4</text:p>
          </table:table-cell>
          <table:table-cell table:style-name="ce4" office:value-type="date" office:date-value="2022-09-06" calcext:value-type="date">
            <text:p>2022-09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244.12" calcext:value-type="float">
            <text:p>5244.12</text:p>
          </table:table-cell>
          <table:table-cell office:value-type="float" office:value="27.72" calcext:value-type="float">
            <text:p>27.72</text:p>
          </table:table-cell>
          <table:table-cell office:value-type="string" calcext:value-type="string">
            <text:p>2022-09-06</text:p>
          </table:table-cell>
          <table:table-cell table:number-columns-repeated="16377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.88" calcext:value-type="float">
            <text:p>2</text:p>
          </table:table-cell>
          <table:table-cell table:style-name="ce4" office:value-type="date" office:date-value="2023-11-27" calcext:value-type="date">
            <text:p>2023-11-2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877.32" calcext:value-type="float">
            <text:p>1877.32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2023-11-27</text:p>
          </table:table-cell>
          <table:table-cell table:number-columns-repeated="1637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.45" calcext:value-type="float">
            <text:p>7</text:p>
          </table:table-cell>
          <table:table-cell table:style-name="ce4" office:value-type="date" office:date-value="2024-06-02" calcext:value-type="date">
            <text:p>2024-06-02 00:00:00</text:p>
          </table:table-cell>
          <table:table-cell office:value-type="string" calcext:value-type="string">
            <text:p>Desgaste</text:p>
          </table:table-cell>
          <table:table-cell office:value-type="float" office:value="1207.4" calcext:value-type="float">
            <text:p>1207.4</text:p>
          </table:table-cell>
          <table:table-cell office:value-type="float" office:value="96.64" calcext:value-type="float">
            <text:p>96.64</text:p>
          </table:table-cell>
          <table:table-cell office:value-type="string" calcext:value-type="string">
            <text:p>2024-06-02</text:p>
          </table:table-cell>
          <table:table-cell table:number-columns-repeated="1637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5.84" calcext:value-type="float">
            <text:p>6</text:p>
          </table:table-cell>
          <table:table-cell table:style-name="ce4" office:value-type="date" office:date-value="2023-04-28" calcext:value-type="date">
            <text:p>2023-04-2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092.13" calcext:value-type="float">
            <text:p>7092.13</text:p>
          </table:table-cell>
          <table:table-cell office:value-type="float" office:value="95.32" calcext:value-type="float">
            <text:p>95.32</text:p>
          </table:table-cell>
          <table:table-cell office:value-type="string" calcext:value-type="string">
            <text:p>2023-04-28</text:p>
          </table:table-cell>
          <table:table-cell table:number-columns-repeated="16377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7.71" calcext:value-type="float">
            <text:p>8</text:p>
          </table:table-cell>
          <table:table-cell table:style-name="ce4" office:value-type="date" office:date-value="2024-07-05" calcext:value-type="date">
            <text:p>2024-07-05 00:00:00</text:p>
          </table:table-cell>
          <table:table-cell office:value-type="string" calcext:value-type="string">
            <text:p>Desgaste</text:p>
          </table:table-cell>
          <table:table-cell office:value-type="float" office:value="8210.54" calcext:value-type="float">
            <text:p>8210.54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2024-07-05</text:p>
          </table:table-cell>
          <table:table-cell table:number-columns-repeated="16377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5.88" calcext:value-type="float">
            <text:p>6</text:p>
          </table:table-cell>
          <table:table-cell table:style-name="ce4" office:value-type="date" office:date-value="2023-09-23" calcext:value-type="date">
            <text:p>2023-09-23 00:00:00</text:p>
          </table:table-cell>
          <table:table-cell office:value-type="string" calcext:value-type="string">
            <text:p>Corrosión</text:p>
          </table:table-cell>
          <table:table-cell office:value-type="float" office:value="9642.54" calcext:value-type="float">
            <text:p>9642.54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2023-09-23</text:p>
          </table:table-cell>
          <table:table-cell table:number-columns-repeated="1637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8.31" calcext:value-type="float">
            <text:p>8</text:p>
          </table:table-cell>
          <table:table-cell table:style-name="ce4" office:value-type="date" office:date-value="2022-05-16" calcext:value-type="date">
            <text:p>2022-05-1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578.05" calcext:value-type="float">
            <text:p>6578.05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2022-05-16</text:p>
          </table:table-cell>
          <table:table-cell table:number-columns-repeated="16377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.63" calcext:value-type="float">
            <text:p>3</text:p>
          </table:table-cell>
          <table:table-cell table:style-name="ce4" office:value-type="date" office:date-value="2024-05-13" calcext:value-type="date">
            <text:p>2024-05-13 00:00:00</text:p>
          </table:table-cell>
          <table:table-cell office:value-type="string" calcext:value-type="string">
            <text:p>Corrosión</text:p>
          </table:table-cell>
          <table:table-cell office:value-type="float" office:value="9634.62" calcext:value-type="float">
            <text:p>9634.62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2024-05-13</text:p>
          </table:table-cell>
          <table:table-cell table:number-columns-repeated="16377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.78" calcext:value-type="float">
            <text:p>2</text:p>
          </table:table-cell>
          <table:table-cell table:style-name="ce4" office:value-type="date" office:date-value="2022-09-01" calcext:value-type="date">
            <text:p>2022-09-01 00:00:00</text:p>
          </table:table-cell>
          <table:table-cell office:value-type="string" calcext:value-type="string">
            <text:p>Corrosión</text:p>
          </table:table-cell>
          <table:table-cell office:value-type="float" office:value="7188.1" calcext:value-type="float">
            <text:p>7188.1</text:p>
          </table:table-cell>
          <table:table-cell office:value-type="float" office:value="61.97" calcext:value-type="float">
            <text:p>61.97</text:p>
          </table:table-cell>
          <table:table-cell office:value-type="string" calcext:value-type="string">
            <text:p>2022-09-01</text:p>
          </table:table-cell>
          <table:table-cell table:number-columns-repeated="16377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6.81" calcext:value-type="float">
            <text:p>7</text:p>
          </table:table-cell>
          <table:table-cell table:style-name="ce4" office:value-type="date" office:date-value="2024-10-20" calcext:value-type="date">
            <text:p>2024-10-2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355.29" calcext:value-type="float">
            <text:p>7355.29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2024-10-20</text:p>
          </table:table-cell>
          <table:table-cell table:number-columns-repeated="1637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5.82" calcext:value-type="float">
            <text:p>6</text:p>
          </table:table-cell>
          <table:table-cell table:style-name="ce4" office:value-type="date" office:date-value="2023-03-11" calcext:value-type="date">
            <text:p>2023-03-11 00:00:00</text:p>
          </table:table-cell>
          <table:table-cell office:value-type="string" calcext:value-type="string">
            <text:p>Desgaste</text:p>
          </table:table-cell>
          <table:table-cell office:value-type="float" office:value="1253.53" calcext:value-type="float">
            <text:p>1253.53</text:p>
          </table:table-cell>
          <table:table-cell office:value-type="float" office:value="47.47" calcext:value-type="float">
            <text:p>47.47</text:p>
          </table:table-cell>
          <table:table-cell office:value-type="string" calcext:value-type="string">
            <text:p>2023-03-11</text:p>
          </table:table-cell>
          <table:table-cell table:number-columns-repeated="1637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8.85" calcext:value-type="float">
            <text:p>9</text:p>
          </table:table-cell>
          <table:table-cell table:style-name="ce4" office:value-type="date" office:date-value="2024-06-05" calcext:value-type="date">
            <text:p>2024-06-05 00:00:00</text:p>
          </table:table-cell>
          <table:table-cell office:value-type="string" calcext:value-type="string">
            <text:p>Desgaste</text:p>
          </table:table-cell>
          <table:table-cell office:value-type="float" office:value="3919.83" calcext:value-type="float">
            <text:p>3919.83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2024-06-05</text:p>
          </table:table-cell>
          <table:table-cell table:number-columns-repeated="16377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6.51" calcext:value-type="float">
            <text:p>7</text:p>
          </table:table-cell>
          <table:table-cell table:style-name="ce4" office:value-type="date" office:date-value="2025-03-17" calcext:value-type="date">
            <text:p>2025-03-17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485.62" calcext:value-type="float">
            <text:p>6485.6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5-03-17</text:p>
          </table:table-cell>
          <table:table-cell table:number-columns-repeated="16377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3.85" calcext:value-type="float">
            <text:p>4</text:p>
          </table:table-cell>
          <table:table-cell table:style-name="ce4" office:value-type="date" office:date-value="2023-09-03" calcext:value-type="date">
            <text:p>2023-09-03 00:00:00</text:p>
          </table:table-cell>
          <table:table-cell office:value-type="string" calcext:value-type="string">
            <text:p>Desgaste</text:p>
          </table:table-cell>
          <table:table-cell office:value-type="float" office:value="8093.36" calcext:value-type="float">
            <text:p>8093.36</text:p>
          </table:table-cell>
          <table:table-cell office:value-type="float" office:value="38.57" calcext:value-type="float">
            <text:p>38.57</text:p>
          </table:table-cell>
          <table:table-cell office:value-type="string" calcext:value-type="string">
            <text:p>2023-09-03</text:p>
          </table:table-cell>
          <table:table-cell table:number-columns-repeated="1637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5.49" calcext:value-type="float">
            <text:p>5</text:p>
          </table:table-cell>
          <table:table-cell table:style-name="ce4" office:value-type="date" office:date-value="2024-07-18" calcext:value-type="date">
            <text:p>2024-07-18 00:00:00</text:p>
          </table:table-cell>
          <table:table-cell office:value-type="string" calcext:value-type="string">
            <text:p>Corrosión</text:p>
          </table:table-cell>
          <table:table-cell office:value-type="float" office:value="9287.75" calcext:value-type="float">
            <text:p>9287.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4-07-18</text:p>
          </table:table-cell>
          <table:table-cell table:number-columns-repeated="16377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9.94" calcext:value-type="float">
            <text:p>10</text:p>
          </table:table-cell>
          <table:table-cell table:style-name="ce4" office:value-type="date" office:date-value="2022-12-04" calcext:value-type="date">
            <text:p>2022-12-0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144.8" calcext:value-type="float">
            <text:p>8144.8</text:p>
          </table:table-cell>
          <table:table-cell office:value-type="float" office:value="24.97" calcext:value-type="float">
            <text:p>24.97</text:p>
          </table:table-cell>
          <table:table-cell office:value-type="string" calcext:value-type="string">
            <text:p>2022-12-04</text:p>
          </table:table-cell>
          <table:table-cell table:number-columns-repeated="1637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.06" calcext:value-type="float">
            <text:p>2</text:p>
          </table:table-cell>
          <table:table-cell table:style-name="ce4" office:value-type="date" office:date-value="2024-08-04" calcext:value-type="date">
            <text:p>2024-08-04 00:00:00</text:p>
          </table:table-cell>
          <table:table-cell office:value-type="string" calcext:value-type="string">
            <text:p>Corrosión</text:p>
          </table:table-cell>
          <table:table-cell office:value-type="float" office:value="2808.37" calcext:value-type="float">
            <text:p>2808.37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2024-08-04</text:p>
          </table:table-cell>
          <table:table-cell table:number-columns-repeated="16377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5.39" calcext:value-type="float">
            <text:p>5</text:p>
          </table:table-cell>
          <table:table-cell table:style-name="ce4" office:value-type="date" office:date-value="2024-03-30" calcext:value-type="date">
            <text:p>2024-03-3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864.13" calcext:value-type="float">
            <text:p>4864.13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2024-03-30</text:p>
          </table:table-cell>
          <table:table-cell table:number-columns-repeated="16377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3.97" calcext:value-type="float">
            <text:p>4</text:p>
          </table:table-cell>
          <table:table-cell table:style-name="ce4" office:value-type="date" office:date-value="2025-01-17" calcext:value-type="date">
            <text:p>2025-01-17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700.51" calcext:value-type="float">
            <text:p>5700.51</text:p>
          </table:table-cell>
          <table:table-cell office:value-type="float" office:value="26.52" calcext:value-type="float">
            <text:p>26.52</text:p>
          </table:table-cell>
          <table:table-cell office:value-type="string" calcext:value-type="string">
            <text:p>2025-01-17</text:p>
          </table:table-cell>
          <table:table-cell table:number-columns-repeated="16377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8.24" calcext:value-type="float">
            <text:p>8</text:p>
          </table:table-cell>
          <table:table-cell table:style-name="ce4" office:value-type="date" office:date-value="2025-02-26" calcext:value-type="date">
            <text:p>2025-02-26 00:00:00</text:p>
          </table:table-cell>
          <table:table-cell office:value-type="string" calcext:value-type="string">
            <text:p>Corrosión</text:p>
          </table:table-cell>
          <table:table-cell office:value-type="float" office:value="9089.87" calcext:value-type="float">
            <text:p>9089.87</text:p>
          </table:table-cell>
          <table:table-cell office:value-type="float" office:value="61.87" calcext:value-type="float">
            <text:p>61.87</text:p>
          </table:table-cell>
          <table:table-cell office:value-type="string" calcext:value-type="string">
            <text:p>2025-02-26</text:p>
          </table:table-cell>
          <table:table-cell table:number-columns-repeated="16377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7.96" calcext:value-type="float">
            <text:p>8</text:p>
          </table:table-cell>
          <table:table-cell table:style-name="ce4" office:value-type="date" office:date-value="2023-04-01" calcext:value-type="date">
            <text:p>2023-04-01 00:00:00</text:p>
          </table:table-cell>
          <table:table-cell office:value-type="string" calcext:value-type="string">
            <text:p>Desgaste</text:p>
          </table:table-cell>
          <table:table-cell office:value-type="float" office:value="4188.5" calcext:value-type="float">
            <text:p>4188.5</text:p>
          </table:table-cell>
          <table:table-cell office:value-type="float" office:value="65.79" calcext:value-type="float">
            <text:p>65.79</text:p>
          </table:table-cell>
          <table:table-cell office:value-type="string" calcext:value-type="string">
            <text:p>2023-04-01</text:p>
          </table:table-cell>
          <table:table-cell table:number-columns-repeated="16377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.64" calcext:value-type="float">
            <text:p>3</text:p>
          </table:table-cell>
          <table:table-cell table:style-name="ce4" office:value-type="date" office:date-value="2022-08-25" calcext:value-type="date">
            <text:p>2022-08-2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798.64" calcext:value-type="float">
            <text:p>4798.64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2022-08-25</text:p>
          </table:table-cell>
          <table:table-cell table:number-columns-repeated="16377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.89" calcext:value-type="float">
            <text:p>3</text:p>
          </table:table-cell>
          <table:table-cell table:style-name="ce4" office:value-type="date" office:date-value="2024-12-07" calcext:value-type="date">
            <text:p>2024-12-07 00:00:00</text:p>
          </table:table-cell>
          <table:table-cell office:value-type="string" calcext:value-type="string">
            <text:p>Desgaste</text:p>
          </table:table-cell>
          <table:table-cell office:value-type="float" office:value="1868.58" calcext:value-type="float">
            <text:p>1868.58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2024-12-07</text:p>
          </table:table-cell>
          <table:table-cell table:number-columns-repeated="16377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.26" calcext:value-type="float">
            <text:p>1</text:p>
          </table:table-cell>
          <table:table-cell table:style-name="ce4" office:value-type="date" office:date-value="2024-06-26" calcext:value-type="date">
            <text:p>2024-06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964.81" calcext:value-type="float">
            <text:p>7964.81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2024-06-26</text:p>
          </table:table-cell>
          <table:table-cell table:number-columns-repeated="16377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5.22" calcext:value-type="float">
            <text:p>5</text:p>
          </table:table-cell>
          <table:table-cell table:style-name="ce4" office:value-type="date" office:date-value="2023-09-09" calcext:value-type="date">
            <text:p>2023-09-09 00:00:00</text:p>
          </table:table-cell>
          <table:table-cell office:value-type="string" calcext:value-type="string">
            <text:p>Corrosión</text:p>
          </table:table-cell>
          <table:table-cell office:value-type="float" office:value="4275.5" calcext:value-type="float">
            <text:p>4275.5</text:p>
          </table:table-cell>
          <table:table-cell office:value-type="float" office:value="77.68" calcext:value-type="float">
            <text:p>77.68</text:p>
          </table:table-cell>
          <table:table-cell office:value-type="string" calcext:value-type="string">
            <text:p>2023-09-09</text:p>
          </table:table-cell>
          <table:table-cell table:number-columns-repeated="16377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6.72" calcext:value-type="float">
            <text:p>7</text:p>
          </table:table-cell>
          <table:table-cell table:style-name="ce4" office:value-type="date" office:date-value="2022-04-25" calcext:value-type="date">
            <text:p>2022-04-25 00:00:00</text:p>
          </table:table-cell>
          <table:table-cell office:value-type="string" calcext:value-type="string">
            <text:p>Desgaste</text:p>
          </table:table-cell>
          <table:table-cell office:value-type="float" office:value="3619.13" calcext:value-type="float">
            <text:p>3619.13</text:p>
          </table:table-cell>
          <table:table-cell office:value-type="float" office:value="28.91" calcext:value-type="float">
            <text:p>28.91</text:p>
          </table:table-cell>
          <table:table-cell office:value-type="string" calcext:value-type="string">
            <text:p>2022-04-25</text:p>
          </table:table-cell>
          <table:table-cell table:number-columns-repeated="16377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6.23" calcext:value-type="float">
            <text:p>6</text:p>
          </table:table-cell>
          <table:table-cell table:style-name="ce4" office:value-type="date" office:date-value="2022-03-31" calcext:value-type="date">
            <text:p>2022-03-31 00:00:00</text:p>
          </table:table-cell>
          <table:table-cell office:value-type="string" calcext:value-type="string">
            <text:p>Corrosión</text:p>
          </table:table-cell>
          <table:table-cell office:value-type="float" office:value="8504.11" calcext:value-type="float">
            <text:p>8504.11</text:p>
          </table:table-cell>
          <table:table-cell office:value-type="float" office:value="51.92" calcext:value-type="float">
            <text:p>51.92</text:p>
          </table:table-cell>
          <table:table-cell office:value-type="string" calcext:value-type="string">
            <text:p>2022-03-31</text:p>
          </table:table-cell>
          <table:table-cell table:number-columns-repeated="1637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3.36" calcext:value-type="float">
            <text:p>3</text:p>
          </table:table-cell>
          <table:table-cell table:style-name="ce4" office:value-type="date" office:date-value="2024-02-09" calcext:value-type="date">
            <text:p>2024-02-09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122.47" calcext:value-type="float">
            <text:p>4122.47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2024-02-09</text:p>
          </table:table-cell>
          <table:table-cell table:number-columns-repeated="1637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6.15" calcext:value-type="float">
            <text:p>6</text:p>
          </table:table-cell>
          <table:table-cell table:style-name="ce4" office:value-type="date" office:date-value="2024-02-28" calcext:value-type="date">
            <text:p>2024-02-2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546.88" calcext:value-type="float">
            <text:p>5546.88</text:p>
          </table:table-cell>
          <table:table-cell office:value-type="float" office:value="83.41" calcext:value-type="float">
            <text:p>83.41</text:p>
          </table:table-cell>
          <table:table-cell office:value-type="string" calcext:value-type="string">
            <text:p>2024-02-28</text:p>
          </table:table-cell>
          <table:table-cell table:number-columns-repeated="16377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5.79" calcext:value-type="float">
            <text:p>6</text:p>
          </table:table-cell>
          <table:table-cell table:style-name="ce4" office:value-type="date" office:date-value="2023-07-05" calcext:value-type="date">
            <text:p>2023-07-0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784.32" calcext:value-type="float">
            <text:p>4784.32</text:p>
          </table:table-cell>
          <table:table-cell office:value-type="float" office:value="23.16" calcext:value-type="float">
            <text:p>23.16</text:p>
          </table:table-cell>
          <table:table-cell office:value-type="string" calcext:value-type="string">
            <text:p>2023-07-05</text:p>
          </table:table-cell>
          <table:table-cell table:number-columns-repeated="1637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8.73" calcext:value-type="float">
            <text:p>9</text:p>
          </table:table-cell>
          <table:table-cell table:style-name="ce4" office:value-type="date" office:date-value="2025-03-14" calcext:value-type="date">
            <text:p>2025-03-1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828.99" calcext:value-type="float">
            <text:p>4828.99</text:p>
          </table:table-cell>
          <table:table-cell office:value-type="float" office:value="48.89" calcext:value-type="float">
            <text:p>48.89</text:p>
          </table:table-cell>
          <table:table-cell office:value-type="string" calcext:value-type="string">
            <text:p>2025-03-14</text:p>
          </table:table-cell>
          <table:table-cell table:number-columns-repeated="16377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8.54" calcext:value-type="float">
            <text:p>9</text:p>
          </table:table-cell>
          <table:table-cell table:style-name="ce4" office:value-type="date" office:date-value="2023-04-14" calcext:value-type="date">
            <text:p>2023-04-14 00:00:00</text:p>
          </table:table-cell>
          <table:table-cell office:value-type="string" calcext:value-type="string">
            <text:p>Desgaste</text:p>
          </table:table-cell>
          <table:table-cell office:value-type="float" office:value="9356.4" calcext:value-type="float">
            <text:p>9356.4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2023-04-14</text:p>
          </table:table-cell>
          <table:table-cell table:number-columns-repeated="16377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.72" calcext:value-type="float">
            <text:p>3</text:p>
          </table:table-cell>
          <table:table-cell table:style-name="ce4" office:value-type="date" office:date-value="2023-04-04" calcext:value-type="date">
            <text:p>2023-04-04 00:00:00</text:p>
          </table:table-cell>
          <table:table-cell office:value-type="string" calcext:value-type="string">
            <text:p>Desgaste</text:p>
          </table:table-cell>
          <table:table-cell office:value-type="float" office:value="9372.85" calcext:value-type="float">
            <text:p>9372.85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2023-04-04</text:p>
          </table:table-cell>
          <table:table-cell table:number-columns-repeated="16377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6.4" calcext:value-type="float">
            <text:p>6</text:p>
          </table:table-cell>
          <table:table-cell table:style-name="ce4" office:value-type="date" office:date-value="2024-10-11" calcext:value-type="date">
            <text:p>2024-10-11 00:00:00</text:p>
          </table:table-cell>
          <table:table-cell office:value-type="string" calcext:value-type="string">
            <text:p>Corrosión</text:p>
          </table:table-cell>
          <table:table-cell office:value-type="float" office:value="6623.28" calcext:value-type="float">
            <text:p>6623.28</text:p>
          </table:table-cell>
          <table:table-cell office:value-type="float" office:value="31.21" calcext:value-type="float">
            <text:p>31.21</text:p>
          </table:table-cell>
          <table:table-cell office:value-type="string" calcext:value-type="string">
            <text:p>2024-10-11</text:p>
          </table:table-cell>
          <table:table-cell table:number-columns-repeated="16377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4.2" calcext:value-type="float">
            <text:p>4</text:p>
          </table:table-cell>
          <table:table-cell table:style-name="ce4" office:value-type="date" office:date-value="2023-11-29" calcext:value-type="date">
            <text:p>2023-11-29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5677.23" calcext:value-type="float">
            <text:p>5677.23</text:p>
          </table:table-cell>
          <table:table-cell office:value-type="float" office:value="51.97" calcext:value-type="float">
            <text:p>51.97</text:p>
          </table:table-cell>
          <table:table-cell office:value-type="string" calcext:value-type="string">
            <text:p>2023-11-29</text:p>
          </table:table-cell>
          <table:table-cell table:number-columns-repeated="16377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6.45" calcext:value-type="float">
            <text:p>6</text:p>
          </table:table-cell>
          <table:table-cell table:style-name="ce4" office:value-type="date" office:date-value="2022-09-12" calcext:value-type="date">
            <text:p>2022-09-12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231.79" calcext:value-type="float">
            <text:p>6231.79</text:p>
          </table:table-cell>
          <table:table-cell office:value-type="float" office:value="36.58" calcext:value-type="float">
            <text:p>36.58</text:p>
          </table:table-cell>
          <table:table-cell office:value-type="string" calcext:value-type="string">
            <text:p>2022-09-12</text:p>
          </table:table-cell>
          <table:table-cell table:number-columns-repeated="16377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4.31" calcext:value-type="float">
            <text:p>4</text:p>
          </table:table-cell>
          <table:table-cell table:style-name="ce4" office:value-type="date" office:date-value="2024-03-08" calcext:value-type="date">
            <text:p>2024-03-0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3327.79" calcext:value-type="float">
            <text:p>3327.79</text:p>
          </table:table-cell>
          <table:table-cell office:value-type="float" office:value="45.89" calcext:value-type="float">
            <text:p>45.89</text:p>
          </table:table-cell>
          <table:table-cell office:value-type="string" calcext:value-type="string">
            <text:p>2024-03-08</text:p>
          </table:table-cell>
          <table:table-cell table:number-columns-repeated="16377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8.89" calcext:value-type="float">
            <text:p>9</text:p>
          </table:table-cell>
          <table:table-cell table:style-name="ce4" office:value-type="date" office:date-value="2022-11-10" calcext:value-type="date">
            <text:p>2022-11-10 00:00:00</text:p>
          </table:table-cell>
          <table:table-cell office:value-type="string" calcext:value-type="string">
            <text:p>Desgaste</text:p>
          </table:table-cell>
          <table:table-cell office:value-type="float" office:value="2236.65" calcext:value-type="float">
            <text:p>2236.6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2022-11-10</text:p>
          </table:table-cell>
          <table:table-cell table:number-columns-repeated="16377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7.39" calcext:value-type="float">
            <text:p>7</text:p>
          </table:table-cell>
          <table:table-cell table:style-name="ce4" office:value-type="date" office:date-value="2023-02-02" calcext:value-type="date">
            <text:p>2023-02-02 00:00:00</text:p>
          </table:table-cell>
          <table:table-cell office:value-type="string" calcext:value-type="string">
            <text:p>Desgaste</text:p>
          </table:table-cell>
          <table:table-cell office:value-type="float" office:value="7013.72" calcext:value-type="float">
            <text:p>7013.72</text:p>
          </table:table-cell>
          <table:table-cell office:value-type="float" office:value="56.17" calcext:value-type="float">
            <text:p>56.17</text:p>
          </table:table-cell>
          <table:table-cell office:value-type="string" calcext:value-type="string">
            <text:p>2023-02-02</text:p>
          </table:table-cell>
          <table:table-cell table:number-columns-repeated="16377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8.93" calcext:value-type="float">
            <text:p>9</text:p>
          </table:table-cell>
          <table:table-cell table:style-name="ce4" office:value-type="date" office:date-value="2022-12-19" calcext:value-type="date">
            <text:p>2022-12-19 00:00:00</text:p>
          </table:table-cell>
          <table:table-cell office:value-type="string" calcext:value-type="string">
            <text:p>Desgaste</text:p>
          </table:table-cell>
          <table:table-cell office:value-type="float" office:value="4832.64" calcext:value-type="float">
            <text:p>4832.64</text:p>
          </table:table-cell>
          <table:table-cell office:value-type="float" office:value="47.52" calcext:value-type="float">
            <text:p>47.52</text:p>
          </table:table-cell>
          <table:table-cell office:value-type="string" calcext:value-type="string">
            <text:p>2022-12-19</text:p>
          </table:table-cell>
          <table:table-cell table:number-columns-repeated="16377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.98" calcext:value-type="float">
            <text:p>3</text:p>
          </table:table-cell>
          <table:table-cell table:style-name="ce4" office:value-type="date" office:date-value="2023-07-10" calcext:value-type="date">
            <text:p>2023-07-10 00:00:00</text:p>
          </table:table-cell>
          <table:table-cell office:value-type="string" calcext:value-type="string">
            <text:p>Corrosión</text:p>
          </table:table-cell>
          <table:table-cell office:value-type="float" office:value="3453.04" calcext:value-type="float">
            <text:p>3453.04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2023-07-10</text:p>
          </table:table-cell>
          <table:table-cell table:number-columns-repeated="16377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.61" calcext:value-type="float">
            <text:p>3</text:p>
          </table:table-cell>
          <table:table-cell table:style-name="ce4" office:value-type="date" office:date-value="2023-04-01" calcext:value-type="date">
            <text:p>2023-04-01 00:00:00</text:p>
          </table:table-cell>
          <table:table-cell office:value-type="string" calcext:value-type="string">
            <text:p>Corrosión</text:p>
          </table:table-cell>
          <table:table-cell office:value-type="float" office:value="2108.53" calcext:value-type="float">
            <text:p>2108.53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2023-04-01</text:p>
          </table:table-cell>
          <table:table-cell table:number-columns-repeated="16377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5.66" calcext:value-type="float">
            <text:p>6</text:p>
          </table:table-cell>
          <table:table-cell table:style-name="ce4" office:value-type="date" office:date-value="2023-04-20" calcext:value-type="date">
            <text:p>2023-04-20 00:00:00</text:p>
          </table:table-cell>
          <table:table-cell office:value-type="string" calcext:value-type="string">
            <text:p>Desgaste</text:p>
          </table:table-cell>
          <table:table-cell office:value-type="float" office:value="1449.7" calcext:value-type="float">
            <text:p>1449.7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2023-04-20</text:p>
          </table:table-cell>
          <table:table-cell table:number-columns-repeated="16377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9.74" calcext:value-type="float">
            <text:p>10</text:p>
          </table:table-cell>
          <table:table-cell table:style-name="ce4" office:value-type="date" office:date-value="2022-05-15" calcext:value-type="date">
            <text:p>2022-05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628.96" calcext:value-type="float">
            <text:p>4628.96</text:p>
          </table:table-cell>
          <table:table-cell office:value-type="float" office:value="56.42" calcext:value-type="float">
            <text:p>56.42</text:p>
          </table:table-cell>
          <table:table-cell office:value-type="string" calcext:value-type="string">
            <text:p>2022-05-15</text:p>
          </table:table-cell>
          <table:table-cell table:number-columns-repeated="16377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.87" calcext:value-type="float">
            <text:p>2</text:p>
          </table:table-cell>
          <table:table-cell table:style-name="ce4" office:value-type="date" office:date-value="2023-03-18" calcext:value-type="date">
            <text:p>2023-03-1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775.17" calcext:value-type="float">
            <text:p>1775.17</text:p>
          </table:table-cell>
          <table:table-cell office:value-type="float" office:value="57.19" calcext:value-type="float">
            <text:p>57.19</text:p>
          </table:table-cell>
          <table:table-cell office:value-type="string" calcext:value-type="string">
            <text:p>2023-03-18</text:p>
          </table:table-cell>
          <table:table-cell table:number-columns-repeated="1637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5.38" calcext:value-type="float">
            <text:p>5</text:p>
          </table:table-cell>
          <table:table-cell table:style-name="ce4" office:value-type="date" office:date-value="2025-01-28" calcext:value-type="date">
            <text:p>2025-01-28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873.34" calcext:value-type="float">
            <text:p>6873.34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2025-01-28</text:p>
          </table:table-cell>
          <table:table-cell table:number-columns-repeated="16377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6.73" calcext:value-type="float">
            <text:p>7</text:p>
          </table:table-cell>
          <table:table-cell table:style-name="ce4" office:value-type="date" office:date-value="2024-01-11" calcext:value-type="date">
            <text:p>2024-01-1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7538.02" calcext:value-type="float">
            <text:p>7538.02</text:p>
          </table:table-cell>
          <table:table-cell office:value-type="float" office:value="37.81" calcext:value-type="float">
            <text:p>37.81</text:p>
          </table:table-cell>
          <table:table-cell office:value-type="string" calcext:value-type="string">
            <text:p>2024-01-11</text:p>
          </table:table-cell>
          <table:table-cell table:number-columns-repeated="16377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4.69" calcext:value-type="float">
            <text:p>5</text:p>
          </table:table-cell>
          <table:table-cell table:style-name="ce4" office:value-type="date" office:date-value="2022-12-11" calcext:value-type="date">
            <text:p>2022-12-11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12.09" calcext:value-type="float">
            <text:p>2812.09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2022-12-11</text:p>
          </table:table-cell>
          <table:table-cell table:number-columns-repeated="16377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8.45" calcext:value-type="float">
            <text:p>8</text:p>
          </table:table-cell>
          <table:table-cell table:style-name="ce4" office:value-type="date" office:date-value="2022-05-24" calcext:value-type="date">
            <text:p>2022-05-24 00:00:00</text:p>
          </table:table-cell>
          <table:table-cell office:value-type="string" calcext:value-type="string">
            <text:p>Corrosión</text:p>
          </table:table-cell>
          <table:table-cell office:value-type="float" office:value="1587.81" calcext:value-type="float">
            <text:p>1587.81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2022-05-24</text:p>
          </table:table-cell>
          <table:table-cell table:number-columns-repeated="16377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.34" calcext:value-type="float">
            <text:p>2</text:p>
          </table:table-cell>
          <table:table-cell table:style-name="ce4" office:value-type="date" office:date-value="2024-12-14" calcext:value-type="date">
            <text:p>2024-12-14 00:00:00</text:p>
          </table:table-cell>
          <table:table-cell office:value-type="string" calcext:value-type="string">
            <text:p>Corrosión</text:p>
          </table:table-cell>
          <table:table-cell office:value-type="float" office:value="1706.23" calcext:value-type="float">
            <text:p>1706.23</text:p>
          </table:table-cell>
          <table:table-cell office:value-type="float" office:value="36.77" calcext:value-type="float">
            <text:p>36.77</text:p>
          </table:table-cell>
          <table:table-cell office:value-type="string" calcext:value-type="string">
            <text:p>2024-12-14</text:p>
          </table:table-cell>
          <table:table-cell table:number-columns-repeated="16377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8.61" calcext:value-type="float">
            <text:p>9</text:p>
          </table:table-cell>
          <table:table-cell table:style-name="ce4" office:value-type="date" office:date-value="2024-05-21" calcext:value-type="date">
            <text:p>2024-05-21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186.57" calcext:value-type="float">
            <text:p>2186.57</text:p>
          </table:table-cell>
          <table:table-cell office:value-type="float" office:value="33.83" calcext:value-type="float">
            <text:p>33.83</text:p>
          </table:table-cell>
          <table:table-cell office:value-type="string" calcext:value-type="string">
            <text:p>2024-05-21</text:p>
          </table:table-cell>
          <table:table-cell table:number-columns-repeated="16377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.63" calcext:value-type="float">
            <text:p>2</text:p>
          </table:table-cell>
          <table:table-cell table:style-name="ce4" office:value-type="date" office:date-value="2024-04-08" calcext:value-type="date">
            <text:p>2024-04-08 00:00:00</text:p>
          </table:table-cell>
          <table:table-cell office:value-type="string" calcext:value-type="string">
            <text:p>Desgaste</text:p>
          </table:table-cell>
          <table:table-cell office:value-type="float" office:value="3654.51" calcext:value-type="float">
            <text:p>3654.51</text:p>
          </table:table-cell>
          <table:table-cell office:value-type="float" office:value="63.91" calcext:value-type="float">
            <text:p>63.91</text:p>
          </table:table-cell>
          <table:table-cell office:value-type="string" calcext:value-type="string">
            <text:p>2024-04-08</text:p>
          </table:table-cell>
          <table:table-cell table:number-columns-repeated="1637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9.79" calcext:value-type="float">
            <text:p>10</text:p>
          </table:table-cell>
          <table:table-cell table:style-name="ce4" office:value-type="date" office:date-value="2022-11-30" calcext:value-type="date">
            <text:p>2022-11-30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095.36" calcext:value-type="float">
            <text:p>2095.36</text:p>
          </table:table-cell>
          <table:table-cell office:value-type="float" office:value="78.67" calcext:value-type="float">
            <text:p>78.67</text:p>
          </table:table-cell>
          <table:table-cell office:value-type="string" calcext:value-type="string">
            <text:p>2022-11-30</text:p>
          </table:table-cell>
          <table:table-cell table:number-columns-repeated="16377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6.82" calcext:value-type="float">
            <text:p>7</text:p>
          </table:table-cell>
          <table:table-cell table:style-name="ce4" office:value-type="date" office:date-value="2022-09-15" calcext:value-type="date">
            <text:p>2022-09-1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5785.94" calcext:value-type="float">
            <text:p>5785.94</text:p>
          </table:table-cell>
          <table:table-cell office:value-type="float" office:value="42.73" calcext:value-type="float">
            <text:p>42.73</text:p>
          </table:table-cell>
          <table:table-cell office:value-type="string" calcext:value-type="string">
            <text:p>2022-09-15</text:p>
          </table:table-cell>
          <table:table-cell table:number-columns-repeated="16377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.08" calcext:value-type="float">
            <text:p>2</text:p>
          </table:table-cell>
          <table:table-cell table:style-name="ce4" office:value-type="date" office:date-value="2023-08-25" calcext:value-type="date">
            <text:p>2023-08-25 00:00:00</text:p>
          </table:table-cell>
          <table:table-cell office:value-type="string" calcext:value-type="string">
            <text:p>Corrosión</text:p>
          </table:table-cell>
          <table:table-cell office:value-type="float" office:value="4386.56" calcext:value-type="float">
            <text:p>4386.56</text:p>
          </table:table-cell>
          <table:table-cell office:value-type="float" office:value="96.09" calcext:value-type="float">
            <text:p>96.09</text:p>
          </table:table-cell>
          <table:table-cell office:value-type="string" calcext:value-type="string">
            <text:p>2023-08-25</text:p>
          </table:table-cell>
          <table:table-cell table:number-columns-repeated="1637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9.89" calcext:value-type="float">
            <text:p>10</text:p>
          </table:table-cell>
          <table:table-cell table:style-name="ce4" office:value-type="date" office:date-value="2022-05-02" calcext:value-type="date">
            <text:p>2022-05-02 00:00:00</text:p>
          </table:table-cell>
          <table:table-cell office:value-type="string" calcext:value-type="string">
            <text:p>Desgaste</text:p>
          </table:table-cell>
          <table:table-cell office:value-type="float" office:value="7859.23" calcext:value-type="float">
            <text:p>7859.23</text:p>
          </table:table-cell>
          <table:table-cell office:value-type="float" office:value="24.68" calcext:value-type="float">
            <text:p>24.68</text:p>
          </table:table-cell>
          <table:table-cell office:value-type="string" calcext:value-type="string">
            <text:p>2022-05-02</text:p>
          </table:table-cell>
          <table:table-cell table:number-columns-repeated="16377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4.91" calcext:value-type="float">
            <text:p>5</text:p>
          </table:table-cell>
          <table:table-cell table:style-name="ce4" office:value-type="date" office:date-value="2024-02-02" calcext:value-type="date">
            <text:p>2024-02-02 00:00:00</text:p>
          </table:table-cell>
          <table:table-cell office:value-type="string" calcext:value-type="string">
            <text:p>Desgaste</text:p>
          </table:table-cell>
          <table:table-cell office:value-type="float" office:value="5329.81" calcext:value-type="float">
            <text:p>5329.81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2024-02-02</text:p>
          </table:table-cell>
          <table:table-cell table:number-columns-repeated="16377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3.91" calcext:value-type="float">
            <text:p>4</text:p>
          </table:table-cell>
          <table:table-cell table:style-name="ce4" office:value-type="date" office:date-value="2024-09-29" calcext:value-type="date">
            <text:p>2024-09-29 00:00:00</text:p>
          </table:table-cell>
          <table:table-cell office:value-type="string" calcext:value-type="string">
            <text:p>Corrosión</text:p>
          </table:table-cell>
          <table:table-cell office:value-type="float" office:value="9153.98" calcext:value-type="float">
            <text:p>9153.98</text:p>
          </table:table-cell>
          <table:table-cell office:value-type="float" office:value="51.89" calcext:value-type="float">
            <text:p>51.89</text:p>
          </table:table-cell>
          <table:table-cell office:value-type="string" calcext:value-type="string">
            <text:p>2024-09-29</text:p>
          </table:table-cell>
          <table:table-cell table:number-columns-repeated="16377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.15" calcext:value-type="float">
            <text:p>1</text:p>
          </table:table-cell>
          <table:table-cell table:style-name="ce4" office:value-type="date" office:date-value="2022-05-05" calcext:value-type="date">
            <text:p>2022-05-0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1696.83" calcext:value-type="float">
            <text:p>1696.83</text:p>
          </table:table-cell>
          <table:table-cell office:value-type="float" office:value="41.19" calcext:value-type="float">
            <text:p>41.19</text:p>
          </table:table-cell>
          <table:table-cell office:value-type="string" calcext:value-type="string">
            <text:p>2022-05-05</text:p>
          </table:table-cell>
          <table:table-cell table:number-columns-repeated="16377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4.83" calcext:value-type="float">
            <text:p>5</text:p>
          </table:table-cell>
          <table:table-cell table:style-name="ce4" office:value-type="date" office:date-value="2022-06-26" calcext:value-type="date">
            <text:p>2022-06-26 00:00:00</text:p>
          </table:table-cell>
          <table:table-cell office:value-type="string" calcext:value-type="string">
            <text:p>Corrosión</text:p>
          </table:table-cell>
          <table:table-cell office:value-type="float" office:value="4132.61" calcext:value-type="float">
            <text:p>4132.61</text:p>
          </table:table-cell>
          <table:table-cell office:value-type="float" office:value="60.92" calcext:value-type="float">
            <text:p>60.92</text:p>
          </table:table-cell>
          <table:table-cell office:value-type="string" calcext:value-type="string">
            <text:p>2022-06-26</text:p>
          </table:table-cell>
          <table:table-cell table:number-columns-repeated="16377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8.47" calcext:value-type="float">
            <text:p>8</text:p>
          </table:table-cell>
          <table:table-cell table:style-name="ce4" office:value-type="date" office:date-value="2022-11-10" calcext:value-type="date">
            <text:p>2022-11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106.82" calcext:value-type="float">
            <text:p>7106.82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2022-11-10</text:p>
          </table:table-cell>
          <table:table-cell table:number-columns-repeated="16377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6.63" calcext:value-type="float">
            <text:p>7</text:p>
          </table:table-cell>
          <table:table-cell table:style-name="ce4" office:value-type="date" office:date-value="2023-08-24" calcext:value-type="date">
            <text:p>2023-08-24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187.49" calcext:value-type="float">
            <text:p>4187.49</text:p>
          </table:table-cell>
          <table:table-cell office:value-type="float" office:value="58.77" calcext:value-type="float">
            <text:p>58.77</text:p>
          </table:table-cell>
          <table:table-cell office:value-type="string" calcext:value-type="string">
            <text:p>2023-08-24</text:p>
          </table:table-cell>
          <table:table-cell table:number-columns-repeated="16377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2.22" calcext:value-type="float">
            <text:p>2</text:p>
          </table:table-cell>
          <table:table-cell table:style-name="ce4" office:value-type="date" office:date-value="2023-03-18" calcext:value-type="date">
            <text:p>2023-03-18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851.14" calcext:value-type="float">
            <text:p>1851.14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2023-03-18</text:p>
          </table:table-cell>
          <table:table-cell table:number-columns-repeated="16377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9.82" calcext:value-type="float">
            <text:p>10</text:p>
          </table:table-cell>
          <table:table-cell table:style-name="ce4" office:value-type="date" office:date-value="2023-08-23" calcext:value-type="date">
            <text:p>2023-08-23 00:00:00</text:p>
          </table:table-cell>
          <table:table-cell office:value-type="string" calcext:value-type="string">
            <text:p>Corrosión</text:p>
          </table:table-cell>
          <table:table-cell office:value-type="float" office:value="9382.01" calcext:value-type="float">
            <text:p>9382.01</text:p>
          </table:table-cell>
          <table:table-cell office:value-type="float" office:value="55.37" calcext:value-type="float">
            <text:p>55.37</text:p>
          </table:table-cell>
          <table:table-cell office:value-type="string" calcext:value-type="string">
            <text:p>2023-08-23</text:p>
          </table:table-cell>
          <table:table-cell table:number-columns-repeated="16377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3.55" calcext:value-type="float">
            <text:p>4</text:p>
          </table:table-cell>
          <table:table-cell table:style-name="ce4" office:value-type="date" office:date-value="2024-03-25" calcext:value-type="date">
            <text:p>2024-03-25 00:00:00</text:p>
          </table:table-cell>
          <table:table-cell office:value-type="string" calcext:value-type="string">
            <text:p>Desgaste</text:p>
          </table:table-cell>
          <table:table-cell office:value-type="float" office:value="3994.54" calcext:value-type="float">
            <text:p>3994.54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2024-03-25</text:p>
          </table:table-cell>
          <table:table-cell table:number-columns-repeated="16377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.84" calcext:value-type="float">
            <text:p>3</text:p>
          </table:table-cell>
          <table:table-cell table:style-name="ce4" office:value-type="date" office:date-value="2022-05-26" calcext:value-type="date">
            <text:p>2022-05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8130.45" calcext:value-type="float">
            <text:p>8130.45</text:p>
          </table:table-cell>
          <table:table-cell office:value-type="float" office:value="76.34" calcext:value-type="float">
            <text:p>76.34</text:p>
          </table:table-cell>
          <table:table-cell office:value-type="string" calcext:value-type="string">
            <text:p>2022-05-26</text:p>
          </table:table-cell>
          <table:table-cell table:number-columns-repeated="16377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5.48" calcext:value-type="float">
            <text:p>5</text:p>
          </table:table-cell>
          <table:table-cell table:style-name="ce4" office:value-type="date" office:date-value="2024-03-07" calcext:value-type="date">
            <text:p>2024-03-07 00:00:00</text:p>
          </table:table-cell>
          <table:table-cell office:value-type="string" calcext:value-type="string">
            <text:p>Desgaste</text:p>
          </table:table-cell>
          <table:table-cell office:value-type="float" office:value="2116.59" calcext:value-type="float">
            <text:p>2116.59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2024-03-07</text:p>
          </table:table-cell>
          <table:table-cell table:number-columns-repeated="16377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5.19" calcext:value-type="float">
            <text:p>5</text:p>
          </table:table-cell>
          <table:table-cell table:style-name="ce4" office:value-type="date" office:date-value="2023-07-01" calcext:value-type="date">
            <text:p>2023-07-01 00:00:00</text:p>
          </table:table-cell>
          <table:table-cell office:value-type="string" calcext:value-type="string">
            <text:p>Corrosión</text:p>
          </table:table-cell>
          <table:table-cell office:value-type="float" office:value="8217.02" calcext:value-type="float">
            <text:p>8217.02</text:p>
          </table:table-cell>
          <table:table-cell office:value-type="float" office:value="52.77" calcext:value-type="float">
            <text:p>52.77</text:p>
          </table:table-cell>
          <table:table-cell office:value-type="string" calcext:value-type="string">
            <text:p>2023-07-01</text:p>
          </table:table-cell>
          <table:table-cell table:number-columns-repeated="16377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6.51" calcext:value-type="float">
            <text:p>7</text:p>
          </table:table-cell>
          <table:table-cell table:style-name="ce4" office:value-type="date" office:date-value="2025-02-08" calcext:value-type="date">
            <text:p>2025-02-08 00:00:00</text:p>
          </table:table-cell>
          <table:table-cell office:value-type="string" calcext:value-type="string">
            <text:p>Desgaste</text:p>
          </table:table-cell>
          <table:table-cell office:value-type="float" office:value="6448.36" calcext:value-type="float">
            <text:p>6448.36</text:p>
          </table:table-cell>
          <table:table-cell office:value-type="float" office:value="51.92" calcext:value-type="float">
            <text:p>51.92</text:p>
          </table:table-cell>
          <table:table-cell office:value-type="string" calcext:value-type="string">
            <text:p>2025-02-08</text:p>
          </table:table-cell>
          <table:table-cell table:number-columns-repeated="16377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table:style-name="ce4" office:value-type="date" office:date-value="2023-08-01" calcext:value-type="date">
            <text:p>2023-08-01 00:00:00</text:p>
          </table:table-cell>
          <table:table-cell office:value-type="string" calcext:value-type="string">
            <text:p>Desgaste</text:p>
          </table:table-cell>
          <table:table-cell office:value-type="float" office:value="5466.13" calcext:value-type="float">
            <text:p>5466.13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2023-08-01</text:p>
          </table:table-cell>
          <table:table-cell table:number-columns-repeated="16377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9.24" calcext:value-type="float">
            <text:p>9</text:p>
          </table:table-cell>
          <table:table-cell table:style-name="ce4" office:value-type="date" office:date-value="2023-06-25" calcext:value-type="date">
            <text:p>2023-06-25 00:00:00</text:p>
          </table:table-cell>
          <table:table-cell office:value-type="string" calcext:value-type="string">
            <text:p>Corrosión</text:p>
          </table:table-cell>
          <table:table-cell office:value-type="float" office:value="4940.26" calcext:value-type="float">
            <text:p>4940.26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2023-06-25</text:p>
          </table:table-cell>
          <table:table-cell table:number-columns-repeated="16377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9.3" calcext:value-type="float">
            <text:p>9</text:p>
          </table:table-cell>
          <table:table-cell table:style-name="ce4" office:value-type="date" office:date-value="2024-11-06" calcext:value-type="date">
            <text:p>2024-11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366.11" calcext:value-type="float">
            <text:p>1366.11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2024-11-06</text:p>
          </table:table-cell>
          <table:table-cell table:number-columns-repeated="16377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.38" calcext:value-type="float">
            <text:p>4</text:p>
          </table:table-cell>
          <table:table-cell table:style-name="ce4" office:value-type="date" office:date-value="2023-12-28" calcext:value-type="date">
            <text:p>2023-12-28 00:00:00</text:p>
          </table:table-cell>
          <table:table-cell office:value-type="string" calcext:value-type="string">
            <text:p>Corrosión</text:p>
          </table:table-cell>
          <table:table-cell office:value-type="float" office:value="5044.45" calcext:value-type="float">
            <text:p>5044.45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2023-12-28</text:p>
          </table:table-cell>
          <table:table-cell table:number-columns-repeated="16377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6.45" calcext:value-type="float">
            <text:p>6</text:p>
          </table:table-cell>
          <table:table-cell table:style-name="ce4" office:value-type="date" office:date-value="2023-07-20" calcext:value-type="date">
            <text:p>2023-07-20 00:00:00</text:p>
          </table:table-cell>
          <table:table-cell office:value-type="string" calcext:value-type="string">
            <text:p>Desgaste</text:p>
          </table:table-cell>
          <table:table-cell office:value-type="float" office:value="6992.34" calcext:value-type="float">
            <text:p>6992.34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2023-07-20</text:p>
          </table:table-cell>
          <table:table-cell table:number-columns-repeated="16377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5.55" calcext:value-type="float">
            <text:p>6</text:p>
          </table:table-cell>
          <table:table-cell table:style-name="ce4" office:value-type="date" office:date-value="2024-05-21" calcext:value-type="date">
            <text:p>2024-05-21 00:00:00</text:p>
          </table:table-cell>
          <table:table-cell office:value-type="string" calcext:value-type="string">
            <text:p>Corrosión</text:p>
          </table:table-cell>
          <table:table-cell office:value-type="float" office:value="2316.61" calcext:value-type="float">
            <text:p>2316.61</text:p>
          </table:table-cell>
          <table:table-cell office:value-type="float" office:value="60.08" calcext:value-type="float">
            <text:p>60.08</text:p>
          </table:table-cell>
          <table:table-cell office:value-type="string" calcext:value-type="string">
            <text:p>2024-05-21</text:p>
          </table:table-cell>
          <table:table-cell table:number-columns-repeated="16377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.78" calcext:value-type="float">
            <text:p>2</text:p>
          </table:table-cell>
          <table:table-cell table:style-name="ce4" office:value-type="date" office:date-value="2022-05-08" calcext:value-type="date">
            <text:p>2022-05-08 00:00:00</text:p>
          </table:table-cell>
          <table:table-cell office:value-type="string" calcext:value-type="string">
            <text:p>Desgaste</text:p>
          </table:table-cell>
          <table:table-cell office:value-type="float" office:value="8528.22" calcext:value-type="float">
            <text:p>8528.22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2022-05-08</text:p>
          </table:table-cell>
          <table:table-cell table:number-columns-repeated="16377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7.61" calcext:value-type="float">
            <text:p>8</text:p>
          </table:table-cell>
          <table:table-cell table:style-name="ce4" office:value-type="date" office:date-value="2023-11-13" calcext:value-type="date">
            <text:p>2023-11-13 00:00:00</text:p>
          </table:table-cell>
          <table:table-cell office:value-type="string" calcext:value-type="string">
            <text:p>Desgaste</text:p>
          </table:table-cell>
          <table:table-cell office:value-type="float" office:value="3701.04" calcext:value-type="float">
            <text:p>3701.04</text:p>
          </table:table-cell>
          <table:table-cell office:value-type="float" office:value="41.76" calcext:value-type="float">
            <text:p>41.76</text:p>
          </table:table-cell>
          <table:table-cell office:value-type="string" calcext:value-type="string">
            <text:p>2023-11-13</text:p>
          </table:table-cell>
          <table:table-cell table:number-columns-repeated="16377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5.07" calcext:value-type="float">
            <text:p>5</text:p>
          </table:table-cell>
          <table:table-cell table:style-name="ce4" office:value-type="date" office:date-value="2023-09-23" calcext:value-type="date">
            <text:p>2023-09-23 00:00:00</text:p>
          </table:table-cell>
          <table:table-cell office:value-type="string" calcext:value-type="string">
            <text:p>Corrosión</text:p>
          </table:table-cell>
          <table:table-cell office:value-type="float" office:value="8102.28" calcext:value-type="float">
            <text:p>8102.28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2023-09-23</text:p>
          </table:table-cell>
          <table:table-cell table:number-columns-repeated="16377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9.27" calcext:value-type="float">
            <text:p>9</text:p>
          </table:table-cell>
          <table:table-cell table:style-name="ce4" office:value-type="date" office:date-value="2023-10-26" calcext:value-type="date">
            <text:p>2023-10-26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2888.52" calcext:value-type="float">
            <text:p>2888.52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2023-10-26</text:p>
          </table:table-cell>
          <table:table-cell table:number-columns-repeated="16377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5.55" calcext:value-type="float">
            <text:p>6</text:p>
          </table:table-cell>
          <table:table-cell table:style-name="ce4" office:value-type="date" office:date-value="2023-03-16" calcext:value-type="date">
            <text:p>2023-03-16 00:00:00</text:p>
          </table:table-cell>
          <table:table-cell office:value-type="string" calcext:value-type="string">
            <text:p>Desgaste</text:p>
          </table:table-cell>
          <table:table-cell office:value-type="float" office:value="3596.33" calcext:value-type="float">
            <text:p>3596.33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2023-03-16</text:p>
          </table:table-cell>
          <table:table-cell table:number-columns-repeated="16377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.87" calcext:value-type="float">
            <text:p>2</text:p>
          </table:table-cell>
          <table:table-cell table:style-name="ce4" office:value-type="date" office:date-value="2023-07-02" calcext:value-type="date">
            <text:p>2023-07-0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1527.33" calcext:value-type="float">
            <text:p>1527.33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2023-07-02</text:p>
          </table:table-cell>
          <table:table-cell table:number-columns-repeated="16377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8.68" calcext:value-type="float">
            <text:p>9</text:p>
          </table:table-cell>
          <table:table-cell table:style-name="ce4" office:value-type="date" office:date-value="2024-04-10" calcext:value-type="date">
            <text:p>2024-04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2524.55" calcext:value-type="float">
            <text:p>2524.55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2024-04-10</text:p>
          </table:table-cell>
          <table:table-cell table:number-columns-repeated="16377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.55" calcext:value-type="float">
            <text:p>10</text:p>
          </table:table-cell>
          <table:table-cell table:style-name="ce4" office:value-type="date" office:date-value="2022-05-19" calcext:value-type="date">
            <text:p>2022-05-19 00:00:00</text:p>
          </table:table-cell>
          <table:table-cell office:value-type="string" calcext:value-type="string">
            <text:p>Desgaste</text:p>
          </table:table-cell>
          <table:table-cell office:value-type="float" office:value="3673.84" calcext:value-type="float">
            <text:p>3673.84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2022-05-19</text:p>
          </table:table-cell>
          <table:table-cell table:number-columns-repeated="16377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.26" calcext:value-type="float">
            <text:p>1</text:p>
          </table:table-cell>
          <table:table-cell table:style-name="ce4" office:value-type="date" office:date-value="2023-06-26" calcext:value-type="date">
            <text:p>2023-06-2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232.07" calcext:value-type="float">
            <text:p>4232.07</text:p>
          </table:table-cell>
          <table:table-cell office:value-type="float" office:value="59.43" calcext:value-type="float">
            <text:p>59.43</text:p>
          </table:table-cell>
          <table:table-cell office:value-type="string" calcext:value-type="string">
            <text:p>2023-06-26</text:p>
          </table:table-cell>
          <table:table-cell table:number-columns-repeated="1637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.96" calcext:value-type="float">
            <text:p>2</text:p>
          </table:table-cell>
          <table:table-cell table:style-name="ce4" office:value-type="date" office:date-value="2024-10-01" calcext:value-type="date">
            <text:p>2024-10-01 00:00:00</text:p>
          </table:table-cell>
          <table:table-cell office:value-type="string" calcext:value-type="string">
            <text:p>Corrosión</text:p>
          </table:table-cell>
          <table:table-cell office:value-type="float" office:value="2649.99" calcext:value-type="float">
            <text:p>2649.99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2024-10-01</text:p>
          </table:table-cell>
          <table:table-cell table:number-columns-repeated="16377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2.01" calcext:value-type="float">
            <text:p>2</text:p>
          </table:table-cell>
          <table:table-cell table:style-name="ce4" office:value-type="date" office:date-value="2024-09-06" calcext:value-type="date">
            <text:p>2024-09-06 00:00:00</text:p>
          </table:table-cell>
          <table:table-cell office:value-type="string" calcext:value-type="string">
            <text:p>Corrosión</text:p>
          </table:table-cell>
          <table:table-cell office:value-type="float" office:value="9183.73" calcext:value-type="float">
            <text:p>9183.73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2024-09-06</text:p>
          </table:table-cell>
          <table:table-cell table:number-columns-repeated="16377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.92" calcext:value-type="float">
            <text:p>2</text:p>
          </table:table-cell>
          <table:table-cell table:style-name="ce4" office:value-type="date" office:date-value="2023-06-18" calcext:value-type="date">
            <text:p>2023-06-18 00:00:00</text:p>
          </table:table-cell>
          <table:table-cell office:value-type="string" calcext:value-type="string">
            <text:p>Desgaste</text:p>
          </table:table-cell>
          <table:table-cell office:value-type="float" office:value="6746.66" calcext:value-type="float">
            <text:p>6746.66</text:p>
          </table:table-cell>
          <table:table-cell office:value-type="float" office:value="72.16" calcext:value-type="float">
            <text:p>72.16</text:p>
          </table:table-cell>
          <table:table-cell office:value-type="string" calcext:value-type="string">
            <text:p>2023-06-18</text:p>
          </table:table-cell>
          <table:table-cell table:number-columns-repeated="16377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8.33" calcext:value-type="float">
            <text:p>8</text:p>
          </table:table-cell>
          <table:table-cell table:style-name="ce4" office:value-type="date" office:date-value="2024-11-29" calcext:value-type="date">
            <text:p>2024-11-29 00:00:00</text:p>
          </table:table-cell>
          <table:table-cell office:value-type="string" calcext:value-type="string">
            <text:p>Desgaste</text:p>
          </table:table-cell>
          <table:table-cell office:value-type="float" office:value="8217.56" calcext:value-type="float">
            <text:p>8217.56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2024-11-29</text:p>
          </table:table-cell>
          <table:table-cell table:number-columns-repeated="16377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22-07-04" calcext:value-type="date">
            <text:p>2022-07-04 00:00:00</text:p>
          </table:table-cell>
          <table:table-cell office:value-type="string" calcext:value-type="string">
            <text:p>Desgaste</text:p>
          </table:table-cell>
          <table:table-cell office:value-type="float" office:value="4556.17" calcext:value-type="float">
            <text:p>4556.17</text:p>
          </table:table-cell>
          <table:table-cell office:value-type="float" office:value="50.05" calcext:value-type="float">
            <text:p>50.05</text:p>
          </table:table-cell>
          <table:table-cell office:value-type="string" calcext:value-type="string">
            <text:p>2022-07-04</text:p>
          </table:table-cell>
          <table:table-cell table:number-columns-repeated="16377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5.02" calcext:value-type="float">
            <text:p>5</text:p>
          </table:table-cell>
          <table:table-cell table:style-name="ce4" office:value-type="date" office:date-value="2022-08-22" calcext:value-type="date">
            <text:p>2022-08-22 00:00:00</text:p>
          </table:table-cell>
          <table:table-cell office:value-type="string" calcext:value-type="string">
            <text:p>Corrosión</text:p>
          </table:table-cell>
          <table:table-cell office:value-type="float" office:value="1459.62" calcext:value-type="float">
            <text:p>1459.62</text:p>
          </table:table-cell>
          <table:table-cell office:value-type="float" office:value="96.79" calcext:value-type="float">
            <text:p>96.79</text:p>
          </table:table-cell>
          <table:table-cell office:value-type="string" calcext:value-type="string">
            <text:p>2022-08-22</text:p>
          </table:table-cell>
          <table:table-cell table:number-columns-repeated="16377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4.03" calcext:value-type="float">
            <text:p>4</text:p>
          </table:table-cell>
          <table:table-cell table:style-name="ce4" office:value-type="date" office:date-value="2023-02-10" calcext:value-type="date">
            <text:p>2023-02-10 00:00:00</text:p>
          </table:table-cell>
          <table:table-cell office:value-type="string" calcext:value-type="string">
            <text:p>Sobrecalentamiento</text:p>
          </table:table-cell>
          <table:table-cell office:value-type="float" office:value="4970.96" calcext:value-type="float">
            <text:p>4970.96</text:p>
          </table:table-cell>
          <table:table-cell office:value-type="float" office:value="27.65" calcext:value-type="float">
            <text:p>27.65</text:p>
          </table:table-cell>
          <table:table-cell office:value-type="string" calcext:value-type="string">
            <text:p>2023-02-10</text:p>
          </table:table-cell>
          <table:table-cell table:number-columns-repeated="16377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2.7" calcext:value-type="float">
            <text:p>3</text:p>
          </table:table-cell>
          <table:table-cell table:style-name="ce4" office:value-type="date" office:date-value="2024-02-22" calcext:value-type="date">
            <text:p>2024-02-22 00:00:00</text:p>
          </table:table-cell>
          <table:table-cell office:value-type="string" calcext:value-type="string">
            <text:p>Corrosión</text:p>
          </table:table-cell>
          <table:table-cell office:value-type="float" office:value="6559.41" calcext:value-type="float">
            <text:p>6559.41</text:p>
          </table:table-cell>
          <table:table-cell office:value-type="float" office:value="40.04" calcext:value-type="float">
            <text:p>40.04</text:p>
          </table:table-cell>
          <table:table-cell office:value-type="string" calcext:value-type="string">
            <text:p>2024-02-22</text:p>
          </table:table-cell>
          <table:table-cell table:number-columns-repeated="16377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5.74" calcext:value-type="float">
            <text:p>6</text:p>
          </table:table-cell>
          <table:table-cell table:style-name="ce4" office:value-type="date" office:date-value="2024-08-25" calcext:value-type="date">
            <text:p>2024-08-25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6264.02" calcext:value-type="float">
            <text:p>6264.02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2024-08-25</text:p>
          </table:table-cell>
          <table:table-cell table:number-columns-repeated="16377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5.78" calcext:value-type="float">
            <text:p>6</text:p>
          </table:table-cell>
          <table:table-cell table:style-name="ce4" office:value-type="date" office:date-value="2023-09-06" calcext:value-type="date">
            <text:p>2023-09-0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8014.07" calcext:value-type="float">
            <text:p>8014.07</text:p>
          </table:table-cell>
          <table:table-cell office:value-type="float" office:value="61.09" calcext:value-type="float">
            <text:p>61.09</text:p>
          </table:table-cell>
          <table:table-cell office:value-type="string" calcext:value-type="string">
            <text:p>2023-09-06</text:p>
          </table:table-cell>
          <table:table-cell table:number-columns-repeated="16377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8.61" calcext:value-type="float">
            <text:p>9</text:p>
          </table:table-cell>
          <table:table-cell table:style-name="ce4" office:value-type="date" office:date-value="2025-02-25" calcext:value-type="date">
            <text:p>2025-02-25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611.06" calcext:value-type="float">
            <text:p>7611.06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2025-02-25</text:p>
          </table:table-cell>
          <table:table-cell table:number-columns-repeated="16377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.34" calcext:value-type="float">
            <text:p>1</text:p>
          </table:table-cell>
          <table:table-cell table:style-name="ce4" office:value-type="date" office:date-value="2023-06-05" calcext:value-type="date">
            <text:p>2023-06-05 00:00:00</text:p>
          </table:table-cell>
          <table:table-cell office:value-type="string" calcext:value-type="string">
            <text:p>Corrosión</text:p>
          </table:table-cell>
          <table:table-cell office:value-type="float" office:value="2005.29" calcext:value-type="float">
            <text:p>2005.29</text:p>
          </table:table-cell>
          <table:table-cell office:value-type="float" office:value="75.57" calcext:value-type="float">
            <text:p>75.57</text:p>
          </table:table-cell>
          <table:table-cell office:value-type="string" calcext:value-type="string">
            <text:p>2023-06-05</text:p>
          </table:table-cell>
          <table:table-cell table:number-columns-repeated="16377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7.63" calcext:value-type="float">
            <text:p>8</text:p>
          </table:table-cell>
          <table:table-cell table:style-name="ce4" office:value-type="date" office:date-value="2022-11-05" calcext:value-type="date">
            <text:p>2022-11-05 00:00:00</text:p>
          </table:table-cell>
          <table:table-cell office:value-type="string" calcext:value-type="string">
            <text:p>Desgaste</text:p>
          </table:table-cell>
          <table:table-cell office:value-type="float" office:value="6816.65" calcext:value-type="float">
            <text:p>6816.65</text:p>
          </table:table-cell>
          <table:table-cell office:value-type="float" office:value="55.32" calcext:value-type="float">
            <text:p>55.32</text:p>
          </table:table-cell>
          <table:table-cell office:value-type="string" calcext:value-type="string">
            <text:p>2022-11-05</text:p>
          </table:table-cell>
          <table:table-cell table:number-columns-repeated="16377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8.66" calcext:value-type="float">
            <text:p>9</text:p>
          </table:table-cell>
          <table:table-cell table:style-name="ce4" office:value-type="date" office:date-value="2024-04-13" calcext:value-type="date">
            <text:p>2024-04-13 00:00:00</text:p>
          </table:table-cell>
          <table:table-cell office:value-type="string" calcext:value-type="string">
            <text:p>Vibración excesiva</text:p>
          </table:table-cell>
          <table:table-cell office:value-type="float" office:value="4759.75" calcext:value-type="float">
            <text:p>4759.75</text:p>
          </table:table-cell>
          <table:table-cell office:value-type="float" office:value="64.14" calcext:value-type="float">
            <text:p>64.14</text:p>
          </table:table-cell>
          <table:table-cell office:value-type="string" calcext:value-type="string">
            <text:p>2024-04-13</text:p>
          </table:table-cell>
          <table:table-cell table:number-columns-repeated="16377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.62" calcext:value-type="float">
            <text:p>2</text:p>
          </table:table-cell>
          <table:table-cell table:style-name="ce4" office:value-type="date" office:date-value="2024-12-09" calcext:value-type="date">
            <text:p>2024-12-09 00:00:00</text:p>
          </table:table-cell>
          <table:table-cell office:value-type="string" calcext:value-type="string">
            <text:p>Corrosión</text:p>
          </table:table-cell>
          <table:table-cell office:value-type="float" office:value="5990.46" calcext:value-type="float">
            <text:p>5990.46</text:p>
          </table:table-cell>
          <table:table-cell office:value-type="float" office:value="46.07" calcext:value-type="float">
            <text:p>46.07</text:p>
          </table:table-cell>
          <table:table-cell office:value-type="string" calcext:value-type="string">
            <text:p>2024-12-09</text:p>
          </table:table-cell>
          <table:table-cell table:number-columns-repeated="16377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3.59" calcext:value-type="float">
            <text:p>4</text:p>
          </table:table-cell>
          <table:table-cell table:style-name="ce4" office:value-type="date" office:date-value="2022-05-16" calcext:value-type="date">
            <text:p>2022-05-16 00:00:00</text:p>
          </table:table-cell>
          <table:table-cell office:value-type="string" calcext:value-type="string">
            <text:p>Sobrecalentamiento</text:p>
          </table:table-cell>
          <table:table-cell office:value-type="float" office:value="6446.72" calcext:value-type="float">
            <text:p>6446.72</text:p>
          </table:table-cell>
          <table:table-cell office:value-type="float" office:value="83.38" calcext:value-type="float">
            <text:p>83.38</text:p>
          </table:table-cell>
          <table:table-cell office:value-type="string" calcext:value-type="string">
            <text:p>2022-05-16</text:p>
          </table:table-cell>
          <table:table-cell table:number-columns-repeated="1637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4.39" calcext:value-type="float">
            <text:p>4</text:p>
          </table:table-cell>
          <table:table-cell table:style-name="ce4" office:value-type="date" office:date-value="2023-06-15" calcext:value-type="date">
            <text:p>2023-06-15 00:00:00</text:p>
          </table:table-cell>
          <table:table-cell office:value-type="string" calcext:value-type="string">
            <text:p>Corrosión</text:p>
          </table:table-cell>
          <table:table-cell office:value-type="float" office:value="1575.5" calcext:value-type="float">
            <text:p>1575.5</text:p>
          </table:table-cell>
          <table:table-cell office:value-type="float" office:value="73.19" calcext:value-type="float">
            <text:p>73.19</text:p>
          </table:table-cell>
          <table:table-cell office:value-type="string" calcext:value-type="string">
            <text:p>2023-06-15</text:p>
          </table:table-cell>
          <table:table-cell table:number-columns-repeated="1637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5.13" calcext:value-type="float">
            <text:p>5</text:p>
          </table:table-cell>
          <table:table-cell table:style-name="ce4" office:value-type="date" office:date-value="2024-02-12" calcext:value-type="date">
            <text:p>2024-02-12 00:00:00</text:p>
          </table:table-cell>
          <table:table-cell office:value-type="string" calcext:value-type="string">
            <text:p>Sobrecalentamiento</text:p>
          </table:table-cell>
          <table:table-cell office:value-type="float" office:value="7027.35" calcext:value-type="float">
            <text:p>7027.35</text:p>
          </table:table-cell>
          <table:table-cell office:value-type="float" office:value="78.52" calcext:value-type="float">
            <text:p>78.52</text:p>
          </table:table-cell>
          <table:table-cell office:value-type="string" calcext:value-type="string">
            <text:p>2024-02-12</text:p>
          </table:table-cell>
          <table:table-cell table:number-columns-repeated="1637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.95" calcext:value-type="float">
            <text:p>3</text:p>
          </table:table-cell>
          <table:table-cell table:style-name="ce4" office:value-type="date" office:date-value="2023-12-23" calcext:value-type="date">
            <text:p>2023-12-23 00:00:00</text:p>
          </table:table-cell>
          <table:table-cell office:value-type="string" calcext:value-type="string">
            <text:p>Desgaste</text:p>
          </table:table-cell>
          <table:table-cell office:value-type="float" office:value="7328.66" calcext:value-type="float">
            <text:p>7328.66</text:p>
          </table:table-cell>
          <table:table-cell office:value-type="float" office:value="27.76" calcext:value-type="float">
            <text:p>27.76</text:p>
          </table:table-cell>
          <table:table-cell office:value-type="string" calcext:value-type="string">
            <text:p>2023-12-23</text:p>
          </table:table-cell>
          <table:table-cell table:number-columns-repeated="16377"/>
        </table:table-row>
        <table:table-row table:style-name="ro2" table:number-rows-repeated="10480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-00-00</text:date>, <text:time style:data-style-name="N2" text:time-value="00:00:50.205325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1:59.605048293</meta:creation-date>
    <dc:date>2025-04-22T00:02:01.183830745</dc:date>
    <meta:editing-duration>PT1M41S</meta:editing-duration>
    <meta:editing-cycles>2</meta:editing-cycles>
    <meta:generator>LibreOffice/24.2.7.2$Linux_X86_64 LibreOffice_project/420$Build-2</meta:generator>
    <meta:document-statistic meta:table-count="1" meta:cell-count="3507" meta:object-count="0"/>
  </office:meta>
</office:document-meta>
</file>